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mberland AMT" svg:font-family="'Cumberland AMT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8543in"/>
    </style:style>
    <style:style style:name="co6" style:family="table-column">
      <style:table-column-properties fo:break-before="auto" style:column-width="0.7709in"/>
    </style:style>
    <style:style style:name="co7" style:family="table-column">
      <style:table-column-properties fo:break-before="auto" style:column-width="0.5937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9307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font-name="Cumberland AMT" fo:font-size="10pt" fo:font-style="normal" style:text-underline-style="none" fo:font-weight="normal"/>
    </style:style>
    <style:style style:name="ce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 style:data-style-name="N121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6" style:family="table-cell" style:parent-style-name="Default" style:data-style-name="N121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font-name="Times New Roman" fo:font-size="10pt" fo:font-style="normal" style:text-underline-style="none" fo:font-weight="normal"/>
    </style:style>
    <style:style style:name="ce10" style:family="table-cell" style:parent-style-name="Default" style:data-style-name="N121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21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2" style:family="table-cell" style:parent-style-name="Default" style:data-style-name="N121">
      <style:table-cell-properties style:glyph-orientation-vertical="auto" fo:background-color="#ffffcc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style:use-window-font-color="true" style:text-line-through-style="none" style:font-name="Sans" fo:font-size="10pt" fo:font-style="normal" style:text-underline-style="none" fo:font-weight="normal"/>
    </style:style>
    <style:style style:name="ce14" style:family="table-cell" style:parent-style-name="Default" style:data-style-name="N121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style:use-window-font-color="true" style:text-line-through-styl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fo:background-color="#ffcc99"/>
      <style:text-properties style:use-window-font-color="true"/>
    </style:style>
    <style:style style:name="ce17" style:family="table-cell" style:parent-style-name="Default">
      <style:table-cell-properties fo:background-color="#ffcc99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LaB6" table:style-name="ta1">
        <table:table-column table:style-name="co1" table:default-cell-style-name="Gnumeric-default"/>
        <table:table-column table:style-name="co2" table:default-cell-style-name="Gnumeric-default"/>
        <table:table-column table:style-name="co1" table:number-columns-repeated="254" table:default-cell-style-name="Gnumeric-default"/>
        <table:table-row table:style-name="ro1">
          <table:table-cell office:value-type="string">
            <text:p>LaB6</text:p>
          </table:table-cell>
          <table:table-cell office:value-type="float" office:value="4.15695">
            <text:p>4.15695</text:p>
          </table:table-cell>
          <table:table-cell office:value-type="string">
            <text:p>E (keV)</text:p>
          </table:table-cell>
          <table:table-cell/>
          <table:table-cell office:value-type="string">
            <text:p><text:s/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1.5418">
            <text:p>1.541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1926411">
            <text:p>0.1926411</text:p>
          </table:table-cell>
          <table:table-cell table:number-columns-repeated="249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office:value-type="string">
            <text:p>2theta(Cu)</text:p>
          </table:table-cell>
          <table:table-cell office:value-type="string">
            <text:p>2theta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table:formula="of:=2*DEGREES(ASIN([.$D$2]/2/[.$B$1]*SQRT([.A4])))" office:value-type="float" office:value="21.3745600967669">
            <text:p>21.3746</text:p>
          </table:table-cell>
          <table:table-cell table:style-name="ce3" table:formula="of:=2*DEGREES(ASIN([.$E$2]/2/[.$B$1]*SQRT([.A4])))" office:value-type="float" office:value="13.6777528049432">
            <text:p>13.6778</text:p>
          </table:table-cell>
          <table:table-cell table:style-name="ce5" table:formula="of:=2*DEGREES(ASIN([.$F$2]/2/[.$B$1]*SQRT([.A4])))" office:value-type="float" office:value="13.8165819236185">
            <text:p>13.8166</text:p>
          </table:table-cell>
          <table:table-cell table:style-name="ce5" table:formula="of:=2*DEGREES(ASIN([.G$2]/2/[.$B$1]*SQRT([.$A4])))" office:value-type="float" office:value="2.65543484817497">
            <text:p>2.6554</text:p>
          </table:table-cell>
          <table:table-cell table:number-columns-repeated="249"/>
        </table:table-row>
        <table:table-row table:style-name="ro1">
          <table:table-cell table:formula="of:=[.A4]+1" office:value-type="float" office:value="2">
            <text:p>2</text:p>
          </table:table-cell>
          <table:table-cell table:number-columns-repeated="2"/>
          <table:table-cell table:style-name="ce3" table:formula="of:=2*DEGREES(ASIN([.$D$2]/2/[.$B$1]*SQRT([.A5])))" office:value-type="float" office:value="30.4088533978263">
            <text:p>30.4089</text:p>
          </table:table-cell>
          <table:table-cell table:style-name="ce3" table:formula="of:=2*DEGREES(ASIN([.$E$2]/2/[.$B$1]*SQRT([.A5])))" office:value-type="float" office:value="19.389758537195">
            <text:p>19.3898</text:p>
          </table:table-cell>
          <table:table-cell table:style-name="ce5" table:formula="of:=2*DEGREES(ASIN([.$F$2]/2/[.$B$1]*SQRT([.A5])))" office:value-type="float" office:value="19.5875347970173">
            <text:p>19.5875</text:p>
          </table:table-cell>
          <table:table-cell table:style-name="ce5" table:formula="of:=2*DEGREES(ASIN([.G$2]/2/[.$B$1]*SQRT([.$A5])))" office:value-type="float" office:value="3.75568822740332">
            <text:p>3.7557</text:p>
          </table:table-cell>
          <table:table-cell table:number-columns-repeated="249"/>
        </table:table-row>
        <table:table-row table:style-name="ro1">
          <table:table-cell table:formula="of:=[.A5]+1" office:value-type="float" office:value="3">
            <text:p>3</text:p>
          </table:table-cell>
          <table:table-cell table:number-columns-repeated="2"/>
          <table:table-cell table:style-name="ce3" table:formula="of:=2*DEGREES(ASIN([.$D$2]/2/[.$B$1]*SQRT([.A6])))" office:value-type="float" office:value="37.4717686361309">
            <text:p>37.4718</text:p>
          </table:table-cell>
          <table:table-cell table:style-name="ce3" table:formula="of:=2*DEGREES(ASIN([.$E$2]/2/[.$B$1]*SQRT([.A6])))" office:value-type="float" office:value="23.8052022460171">
            <text:p>23.8052</text:p>
          </table:table-cell>
          <table:table-cell table:style-name="ce5" table:formula="of:=2*DEGREES(ASIN([.$F$2]/2/[.$B$1]*SQRT([.A6])))" office:value-type="float" office:value="24.0492335873809">
            <text:p>24.0492</text:p>
          </table:table-cell>
          <table:table-cell table:style-name="ce5" table:formula="of:=2*DEGREES(ASIN([.G$2]/2/[.$B$1]*SQRT([.$A6])))" office:value-type="float" office:value="4.6001719161197">
            <text:p>4.6002</text:p>
          </table:table-cell>
          <table:table-cell table:number-columns-repeated="249"/>
        </table:table-row>
        <table:table-row table:style-name="ro1">
          <table:table-cell table:formula="of:=[.A6]+1" office:value-type="float" office:value="4">
            <text:p>4</text:p>
          </table:table-cell>
          <table:table-cell table:number-columns-repeated="2"/>
          <table:table-cell table:style-name="ce3" table:formula="of:=2*DEGREES(ASIN([.$D$2]/2/[.$B$1]*SQRT([.A7])))" office:value-type="float" office:value="43.5418880274059">
            <text:p>43.5419</text:p>
          </table:table-cell>
          <table:table-cell table:style-name="ce3" table:formula="of:=2*DEGREES(ASIN([.$E$2]/2/[.$B$1]*SQRT([.A7])))" office:value-type="float" office:value="27.5553896718114">
            <text:p>27.5554</text:p>
          </table:table-cell>
          <table:table-cell table:style-name="ce5" table:formula="of:=2*DEGREES(ASIN([.$F$2]/2/[.$B$1]*SQRT([.A7])))" office:value-type="float" office:value="27.8393053925538">
            <text:p>27.8393</text:p>
          </table:table-cell>
          <table:table-cell table:style-name="ce5" table:formula="of:=2*DEGREES(ASIN([.G$2]/2/[.$B$1]*SQRT([.$A7])))" office:value-type="float" office:value="5.31229697939624">
            <text:p>5.3123</text:p>
          </table:table-cell>
          <table:table-cell table:number-columns-repeated="249"/>
        </table:table-row>
        <table:table-row table:style-name="ro1">
          <table:table-cell table:formula="of:=[.A7]+1" office:value-type="float" office:value="5">
            <text:p>5</text:p>
          </table:table-cell>
          <table:table-cell table:number-columns-repeated="2"/>
          <table:table-cell table:style-name="ce3" table:formula="of:=2*DEGREES(ASIN([.$D$2]/2/[.$B$1]*SQRT([.A8])))" office:value-type="float" office:value="48.9977500469936">
            <text:p>48.9978</text:p>
          </table:table-cell>
          <table:table-cell table:style-name="ce3" table:formula="of:=2*DEGREES(ASIN([.$E$2]/2/[.$B$1]*SQRT([.A8])))" office:value-type="float" office:value="30.8843617226824">
            <text:p>30.8844</text:p>
          </table:table-cell>
          <table:table-cell table:style-name="ce5" table:formula="of:=2*DEGREES(ASIN([.$F$2]/2/[.$B$1]*SQRT([.A8])))" office:value-type="float" office:value="31.2042284370239">
            <text:p>31.2042</text:p>
          </table:table-cell>
          <table:table-cell table:style-name="ce5" table:formula="of:=2*DEGREES(ASIN([.G$2]/2/[.$B$1]*SQRT([.$A8])))" office:value-type="float" office:value="5.93986101335737">
            <text:p>5.9399</text:p>
          </table:table-cell>
          <table:table-cell table:number-columns-repeated="249"/>
        </table:table-row>
        <table:table-row table:style-name="ro1">
          <table:table-cell table:formula="of:=[.A8]+1" office:value-type="float" office:value="6">
            <text:p>6</text:p>
          </table:table-cell>
          <table:table-cell table:number-columns-repeated="2"/>
          <table:table-cell table:style-name="ce3" table:formula="of:=2*DEGREES(ASIN([.$D$2]/2/[.$B$1]*SQRT([.A9])))" office:value-type="float" office:value="54.0339058615014">
            <text:p>54.0339</text:p>
          </table:table-cell>
          <table:table-cell table:style-name="ce3" table:formula="of:=2*DEGREES(ASIN([.$E$2]/2/[.$B$1]*SQRT([.A9])))" office:value-type="float" office:value="33.917073413379">
            <text:p>33.9171</text:p>
          </table:table-cell>
          <table:table-cell table:style-name="ce5" table:formula="of:=2*DEGREES(ASIN([.$F$2]/2/[.$B$1]*SQRT([.A9])))" office:value-type="float" office:value="34.2702045163899">
            <text:p>34.2702</text:p>
          </table:table-cell>
          <table:table-cell table:style-name="ce5" table:formula="of:=2*DEGREES(ASIN([.G$2]/2/[.$B$1]*SQRT([.$A9])))" office:value-type="float" office:value="6.50737526358993">
            <text:p>6.5074</text:p>
          </table:table-cell>
          <table:table-cell table:number-columns-repeated="249"/>
        </table:table-row>
        <table:table-row table:style-name="ro1">
          <table:table-cell table:style-name="ce1" table:formula="of:=[.A9]+1" office:value-type="float" office:value="7">
            <text:p>7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10])))" office:value-type="float" office:value="58.7666948832639">
            <text:p>58.7667</text:p>
          </table:table-cell>
          <table:table-cell table:style-name="ce4" table:formula="of:=2*DEGREES(ASIN([.$E$2]/2/[.$B$1]*SQRT([.A10])))" office:value-type="float" office:value="36.7276587812417">
            <text:p>36.7277</text:p>
          </table:table-cell>
          <table:table-cell table:style-name="ce6" table:formula="of:=2*DEGREES(ASIN([.$F$2]/2/[.$B$1]*SQRT([.A10])))" office:value-type="float" office:value="37.1121080100279">
            <text:p>37.1121</text:p>
          </table:table-cell>
          <table:table-cell table:style-name="ce6" table:formula="of:=2*DEGREES(ASIN([.G$2]/2/[.$B$1]*SQRT([.$A10])))" office:value-type="float" office:value="7.02939921124745">
            <text:p>7.0294</text:p>
          </table:table-cell>
          <table:table-cell table:style-name="ce1" table:number-columns-repeated="249"/>
        </table:table-row>
        <table:table-row table:style-name="ro1">
          <table:table-cell table:formula="of:=[.A10]+1" office:value-type="float" office:value="8">
            <text:p>8</text:p>
          </table:table-cell>
          <table:table-cell table:number-columns-repeated="2"/>
          <table:table-cell table:style-name="ce3" table:formula="of:=2*DEGREES(ASIN([.$D$2]/2/[.$B$1]*SQRT([.A11])))" office:value-type="float" office:value="63.2728765552389">
            <text:p>63.2729</text:p>
          </table:table-cell>
          <table:table-cell table:style-name="ce3" table:formula="of:=2*DEGREES(ASIN([.$E$2]/2/[.$B$1]*SQRT([.A11])))" office:value-type="float" office:value="39.3643767775497">
            <text:p>39.3644</text:p>
          </table:table-cell>
          <table:table-cell table:style-name="ce5" table:formula="of:=2*DEGREES(ASIN([.$F$2]/2/[.$B$1]*SQRT([.A11])))" office:value-type="float" office:value="39.77868126505">
            <text:p>39.7787</text:p>
          </table:table-cell>
          <table:table-cell table:style-name="ce5" table:formula="of:=2*DEGREES(ASIN([.G$2]/2/[.$B$1]*SQRT([.$A11])))" office:value-type="float" office:value="7.5154183113775">
            <text:p>7.5154</text:p>
          </table:table-cell>
          <table:table-cell table:number-columns-repeated="249"/>
        </table:table-row>
        <table:table-row table:style-name="ro1">
          <table:table-cell table:formula="of:=[.A11]+1" office:value-type="float" office:value="9">
            <text:p>9</text:p>
          </table:table-cell>
          <table:table-cell table:number-columns-repeated="2"/>
          <table:table-cell table:style-name="ce3" table:formula="of:=2*DEGREES(ASIN([.$D$2]/2/[.$B$1]*SQRT([.A12])))" office:value-type="float" office:value="67.6068649990117">
            <text:p>67.6069</text:p>
          </table:table-cell>
          <table:table-cell table:style-name="ce3" table:formula="of:=2*DEGREES(ASIN([.$E$2]/2/[.$B$1]*SQRT([.A12])))" office:value-type="float" office:value="41.8607322932126">
            <text:p>41.8607</text:p>
          </table:table-cell>
          <table:table-cell table:style-name="ce5" table:formula="of:=2*DEGREES(ASIN([.$F$2]/2/[.$B$1]*SQRT([.A12])))" office:value-type="float" office:value="42.3037666490453">
            <text:p>42.3038</text:p>
          </table:table-cell>
          <table:table-cell table:style-name="ce5" table:formula="of:=2*DEGREES(ASIN([.G$2]/2/[.$B$1]*SQRT([.$A12])))" office:value-type="float" office:value="7.97202059600917">
            <text:p>7.9720</text:p>
          </table:table-cell>
          <table:table-cell table:number-columns-repeated="249"/>
        </table:table-row>
        <table:table-row table:style-name="ro1">
          <table:table-cell table:formula="of:=[.A12]+1" office:value-type="float" office:value="10">
            <text:p>10</text:p>
          </table:table-cell>
          <table:table-cell table:number-columns-repeated="2"/>
          <table:table-cell table:style-name="ce3" table:formula="of:=2*DEGREES(ASIN([.$D$2]/2/[.$B$1]*SQRT([.A13])))" office:value-type="float" office:value="71.8095043667673">
            <text:p>71.8095</text:p>
          </table:table-cell>
          <table:table-cell table:style-name="ce3" table:formula="of:=2*DEGREES(ASIN([.$E$2]/2/[.$B$1]*SQRT([.A13])))" office:value-type="float" office:value="44.2411202634753">
            <text:p>44.2411</text:p>
          </table:table-cell>
          <table:table-cell table:style-name="ce5" table:formula="of:=2*DEGREES(ASIN([.$F$2]/2/[.$B$1]*SQRT([.A13])))" office:value-type="float" office:value="44.7120069158086">
            <text:p>44.7120</text:p>
          </table:table-cell>
          <table:table-cell table:style-name="ce5" table:formula="of:=2*DEGREES(ASIN([.G$2]/2/[.$B$1]*SQRT([.$A13])))" office:value-type="float" office:value="8.40400234584984">
            <text:p>8.4040</text:p>
          </table:table-cell>
          <table:table-cell table:number-columns-repeated="249"/>
        </table:table-row>
        <table:table-row table:style-name="ro1">
          <table:table-cell table:formula="of:=[.A13]+1" office:value-type="float" office:value="11">
            <text:p>11</text:p>
          </table:table-cell>
          <table:table-cell table:number-columns-repeated="2"/>
          <table:table-cell table:style-name="ce3" table:formula="of:=2*DEGREES(ASIN([.$D$2]/2/[.$B$1]*SQRT([.A14])))" office:value-type="float" office:value="75.9129932070415">
            <text:p>75.9130</text:p>
          </table:table-cell>
          <table:table-cell table:style-name="ce3" table:formula="of:=2*DEGREES(ASIN([.$E$2]/2/[.$B$1]*SQRT([.A14])))" office:value-type="float" office:value="46.5239671928484">
            <text:p>46.5240</text:p>
          </table:table-cell>
          <table:table-cell table:style-name="ce5" table:formula="of:=2*DEGREES(ASIN([.$F$2]/2/[.$B$1]*SQRT([.A14])))" office:value-type="float" office:value="47.022018007366">
            <text:p>47.0220</text:p>
          </table:table-cell>
          <table:table-cell table:style-name="ce5" table:formula="of:=2*DEGREES(ASIN([.G$2]/2/[.$B$1]*SQRT([.$A14])))" office:value-type="float" office:value="8.81498404587005">
            <text:p>8.8150</text:p>
          </table:table-cell>
          <table:table-cell table:number-columns-repeated="249"/>
        </table:table-row>
        <table:table-row table:style-name="ro1">
          <table:table-cell table:formula="of:=[.A14]+1" office:value-type="float" office:value="12">
            <text:p>12</text:p>
          </table:table-cell>
          <table:table-cell table:number-columns-repeated="2"/>
          <table:table-cell table:style-name="ce3" table:formula="of:=2*DEGREES(ASIN([.$D$2]/2/[.$B$1]*SQRT([.A15])))" office:value-type="float" office:value="79.9438739441071">
            <text:p>79.9439</text:p>
          </table:table-cell>
          <table:table-cell table:style-name="ce3" table:formula="of:=2*DEGREES(ASIN([.$E$2]/2/[.$B$1]*SQRT([.A15])))" office:value-type="float" office:value="48.723605596704">
            <text:p>48.7236</text:p>
          </table:table-cell>
          <table:table-cell table:style-name="ce5" table:formula="of:=2*DEGREES(ASIN([.$F$2]/2/[.$B$1]*SQRT([.A15])))" office:value-type="float" office:value="49.2482821440292">
            <text:p>49.2483</text:p>
          </table:table-cell>
          <table:table-cell table:style-name="ce5" table:formula="of:=2*DEGREES(ASIN([.G$2]/2/[.$B$1]*SQRT([.$A15])))" office:value-type="float" office:value="9.20777820553452">
            <text:p>9.2078</text:p>
          </table:table-cell>
          <table:table-cell table:number-columns-repeated="249"/>
        </table:table-row>
        <table:table-row table:style-name="ro1">
          <table:table-cell table:formula="of:=[.A15]+1" office:value-type="float" office:value="13">
            <text:p>13</text:p>
          </table:table-cell>
          <table:table-cell table:number-columns-repeated="2"/>
          <table:table-cell table:style-name="ce3" table:formula="of:=2*DEGREES(ASIN([.$D$2]/2/[.$B$1]*SQRT([.A16])))" office:value-type="float" office:value="83.9249809758905">
            <text:p>83.9250</text:p>
          </table:table-cell>
          <table:table-cell table:style-name="ce3" table:formula="of:=2*DEGREES(ASIN([.$E$2]/2/[.$B$1]*SQRT([.A16])))" office:value-type="float" office:value="50.8514549560042">
            <text:p>50.8515</text:p>
          </table:table-cell>
          <table:table-cell table:style-name="ce5" table:formula="of:=2*DEGREES(ASIN([.$F$2]/2/[.$B$1]*SQRT([.A16])))" office:value-type="float" office:value="51.4023405281022">
            <text:p>51.4023</text:p>
          </table:table-cell>
          <table:table-cell table:style-name="ce5" table:formula="of:=2*DEGREES(ASIN([.G$2]/2/[.$B$1]*SQRT([.$A16])))" office:value-type="float" office:value="9.58462127012148">
            <text:p>9.5846</text:p>
          </table:table-cell>
          <table:table-cell table:number-columns-repeated="249"/>
        </table:table-row>
        <table:table-row table:style-name="ro1">
          <table:table-cell table:formula="of:=[.A16]+1" office:value-type="float" office:value="14">
            <text:p>14</text:p>
          </table:table-cell>
          <table:table-cell table:number-columns-repeated="2"/>
          <table:table-cell table:style-name="ce3" table:formula="of:=2*DEGREES(ASIN([.$D$2]/2/[.$B$1]*SQRT([.A17])))" office:value-type="float" office:value="87.8768050143724">
            <text:p>87.8768</text:p>
          </table:table-cell>
          <table:table-cell table:style-name="ce3" table:formula="of:=2*DEGREES(ASIN([.$E$2]/2/[.$B$1]*SQRT([.A17])))" office:value-type="float" office:value="52.9167991115266">
            <text:p>52.9168</text:p>
          </table:table-cell>
          <table:table-cell table:style-name="ce5" table:formula="of:=2*DEGREES(ASIN([.$F$2]/2/[.$B$1]*SQRT([.A17])))" office:value-type="float" office:value="53.4935784801393">
            <text:p>53.4936</text:p>
          </table:table-cell>
          <table:table-cell table:style-name="ce5" table:formula="of:=2*DEGREES(ASIN([.G$2]/2/[.$B$1]*SQRT([.$A17])))" office:value-type="float" office:value="9.94732638262906">
            <text:p>9.9473</text:p>
          </table:table-cell>
          <table:table-cell table:number-columns-repeated="249"/>
        </table:table-row>
        <table:table-row table:style-name="ro1">
          <table:table-cell table:style-name="ce1" table:formula="of:=[.A17]+1" office:value-type="float" office:value="15">
            <text:p>15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18])))" office:value-type="float" office:value="91.8185298233359">
            <text:p>91.8185</text:p>
          </table:table-cell>
          <table:table-cell table:style-name="ce4" table:formula="of:=2*DEGREES(ASIN([.$E$2]/2/[.$B$1]*SQRT([.A18])))" office:value-type="float" office:value="54.9273168538688">
            <text:p>54.9273</text:p>
          </table:table-cell>
          <table:table-cell table:style-name="ce6" table:formula="of:=2*DEGREES(ASIN([.$F$2]/2/[.$B$1]*SQRT([.A18])))" office:value-type="float" office:value="55.5297613263603">
            <text:p>55.5298</text:p>
          </table:table-cell>
          <table:table-cell table:style-name="ce6" table:formula="of:=2*DEGREES(ASIN([.G$2]/2/[.$B$1]*SQRT([.$A18])))" office:value-type="float" office:value="10.2973877028882">
            <text:p>10.2974</text:p>
          </table:table-cell>
          <table:table-cell table:style-name="ce1" table:number-columns-repeated="249"/>
        </table:table-row>
        <table:table-row table:style-name="ro1">
          <table:table-cell table:formula="of:=[.A18]+1" office:value-type="float" office:value="16">
            <text:p>16</text:p>
          </table:table-cell>
          <table:table-cell table:number-columns-repeated="2"/>
          <table:table-cell table:style-name="ce3" table:formula="of:=2*DEGREES(ASIN([.$D$2]/2/[.$B$1]*SQRT([.A19])))" office:value-type="float" office:value="95.768900435594">
            <text:p>95.7689</text:p>
          </table:table-cell>
          <table:table-cell table:style-name="ce3" table:formula="of:=2*DEGREES(ASIN([.$E$2]/2/[.$B$1]*SQRT([.A19])))" office:value-type="float" office:value="56.8894552426446">
            <text:p>56.8895</text:p>
          </table:table-cell>
          <table:table-cell table:style-name="ce5" table:formula="of:=2*DEGREES(ASIN([.$F$2]/2/[.$B$1]*SQRT([.A19])))" office:value-type="float" office:value="57.5174114622411">
            <text:p>57.5174</text:p>
          </table:table-cell>
          <table:table-cell table:style-name="ce5" table:formula="of:=2*DEGREES(ASIN([.G$2]/2/[.$B$1]*SQRT([.$A19])))" office:value-type="float" office:value="10.6360538324371">
            <text:p>10.6361</text:p>
          </table:table-cell>
          <table:table-cell table:number-columns-repeated="249"/>
        </table:table-row>
        <table:table-row table:style-name="ro1">
          <table:table-cell table:formula="of:=[.A19]+1" office:value-type="float" office:value="17">
            <text:p>17</text:p>
          </table:table-cell>
          <table:table-cell table:number-columns-repeated="2"/>
          <table:table-cell table:style-name="ce3" table:formula="of:=2*DEGREES(ASIN([.$D$2]/2/[.$B$1]*SQRT([.A20])))" office:value-type="float" office:value="99.7470370991981">
            <text:p>99.7470</text:p>
          </table:table-cell>
          <table:table-cell table:style-name="ce3" table:formula="of:=2*DEGREES(ASIN([.$E$2]/2/[.$B$1]*SQRT([.A20])))" office:value-type="float" office:value="58.8086991800737">
            <text:p>58.8087</text:p>
          </table:table-cell>
          <table:table-cell table:style-name="ce5" table:formula="of:=2*DEGREES(ASIN([.$F$2]/2/[.$B$1]*SQRT([.A20])))" office:value-type="float" office:value="59.4620806502279">
            <text:p>59.4621</text:p>
          </table:table-cell>
          <table:table-cell table:style-name="ce5" table:formula="of:=2*DEGREES(ASIN([.G$2]/2/[.$B$1]*SQRT([.$A20])))" office:value-type="float" office:value="10.9643808418921">
            <text:p>10.9644</text:p>
          </table:table-cell>
          <table:table-cell table:number-columns-repeated="249"/>
        </table:table-row>
        <table:table-row table:style-name="ro1">
          <table:table-cell table:formula="of:=[.A20]+1" office:value-type="float" office:value="18">
            <text:p>18</text:p>
          </table:table-cell>
          <table:table-cell table:number-columns-repeated="2"/>
          <table:table-cell table:style-name="ce3" table:formula="of:=2*DEGREES(ASIN([.$D$2]/2/[.$B$1]*SQRT([.A21])))" office:value-type="float" office:value="103.773295565916">
            <text:p>103.7733</text:p>
          </table:table-cell>
          <table:table-cell table:style-name="ce3" table:formula="of:=2*DEGREES(ASIN([.$E$2]/2/[.$B$1]*SQRT([.A21])))" office:value-type="float" office:value="60.6897704967">
            <text:p>60.6898</text:p>
          </table:table-cell>
          <table:table-cell table:style-name="ce5" table:formula="of:=2*DEGREES(ASIN([.$F$2]/2/[.$B$1]*SQRT([.A21])))" office:value-type="float" office:value="61.3685511403335">
            <text:p>61.3686</text:p>
          </table:table-cell>
          <table:table-cell table:style-name="ce5" table:formula="of:=2*DEGREES(ASIN([.G$2]/2/[.$B$1]*SQRT([.$A21])))" office:value-type="float" office:value="11.2832714263245">
            <text:p>11.2833</text:p>
          </table:table-cell>
          <table:table-cell table:number-columns-repeated="249"/>
        </table:table-row>
        <table:table-row table:style-name="ro1">
          <table:table-cell table:formula="of:=[.A21]+1" office:value-type="float" office:value="19">
            <text:p>19</text:p>
          </table:table-cell>
          <table:table-cell table:number-columns-repeated="2"/>
          <table:table-cell table:style-name="ce3" table:formula="of:=2*DEGREES(ASIN([.$D$2]/2/[.$B$1]*SQRT([.A22])))" office:value-type="float" office:value="107.870285954182">
            <text:p>107.8703</text:p>
          </table:table-cell>
          <table:table-cell table:style-name="ce3" table:formula="of:=2*DEGREES(ASIN([.$E$2]/2/[.$B$1]*SQRT([.A22])))" office:value-type="float" office:value="62.5367779096054">
            <text:p>62.5368</text:p>
          </table:table-cell>
          <table:table-cell table:style-name="ce5" table:formula="of:=2*DEGREES(ASIN([.$F$2]/2/[.$B$1]*SQRT([.A22])))" office:value-type="float" office:value="63.2409871867752">
            <text:p>63.2410</text:p>
          </table:table-cell>
          <table:table-cell table:style-name="ce5" table:formula="of:=2*DEGREES(ASIN([.G$2]/2/[.$B$1]*SQRT([.$A22])))" office:value-type="float" office:value="11.5935043817494">
            <text:p>11.5935</text:p>
          </table:table-cell>
          <table:table-cell table:number-columns-repeated="249"/>
        </table:table-row>
        <table:table-row table:style-name="ro1">
          <table:table-cell table:formula="of:=[.A22]+1" office:value-type="float" office:value="20">
            <text:p>20</text:p>
          </table:table-cell>
          <table:table-cell table:number-columns-repeated="2"/>
          <table:table-cell table:style-name="ce3" table:formula="of:=2*DEGREES(ASIN([.$D$2]/2/[.$B$1]*SQRT([.A23])))" office:value-type="float" office:value="112.064204340661">
            <text:p>112.0642</text:p>
          </table:table-cell>
          <table:table-cell table:style-name="ce3" table:formula="of:=2*DEGREES(ASIN([.$E$2]/2/[.$B$1]*SQRT([.A23])))" office:value-type="float" office:value="64.3533319724831">
            <text:p>64.3533</text:p>
          </table:table-cell>
          <table:table-cell table:style-name="ce5" table:formula="of:=2*DEGREES(ASIN([.$F$2]/2/[.$B$1]*SQRT([.A23])))" office:value-type="float" office:value="65.0830512209901">
            <text:p>65.0831</text:p>
          </table:table-cell>
          <table:table-cell table:style-name="ce5" table:formula="of:=2*DEGREES(ASIN([.G$2]/2/[.$B$1]*SQRT([.$A23])))" office:value-type="float" office:value="11.89575717551">
            <text:p>11.8958</text:p>
          </table:table-cell>
          <table:table-cell table:number-columns-repeated="249"/>
        </table:table-row>
        <table:table-row table:style-name="ro1">
          <table:table-cell table:formula="of:=[.A23]+1" office:value-type="float" office:value="21">
            <text:p>21</text:p>
          </table:table-cell>
          <table:table-cell table:number-columns-repeated="2"/>
          <table:table-cell table:style-name="ce3" table:formula="of:=2*DEGREES(ASIN([.$D$2]/2/[.$B$1]*SQRT([.A24])))" office:value-type="float" office:value="116.386722978406">
            <text:p>116.3867</text:p>
          </table:table-cell>
          <table:table-cell table:style-name="ce3" table:formula="of:=2*DEGREES(ASIN([.$E$2]/2/[.$B$1]*SQRT([.A24])))" office:value-type="float" office:value="66.1426345892149">
            <text:p>66.1426</text:p>
          </table:table-cell>
          <table:table-cell table:style-name="ce5" table:formula="of:=2*DEGREES(ASIN([.$F$2]/2/[.$B$1]*SQRT([.A24])))" office:value-type="float" office:value="66.8979943486646">
            <text:p>66.8980</text:p>
          </table:table-cell>
          <table:table-cell table:style-name="ce5" table:formula="of:=2*DEGREES(ASIN([.G$2]/2/[.$B$1]*SQRT([.$A24])))" office:value-type="float" office:value="12.1906234907999">
            <text:p>12.1906</text:p>
          </table:table-cell>
          <table:table-cell table:number-columns-repeated="249"/>
        </table:table-row>
        <table:table-row table:style-name="ro1">
          <table:table-cell table:formula="of:=[.A24]+1" office:value-type="float" office:value="22">
            <text:p>22</text:p>
          </table:table-cell>
          <table:table-cell table:number-columns-repeated="2"/>
          <table:table-cell table:style-name="ce3" table:formula="of:=2*DEGREES(ASIN([.$D$2]/2/[.$B$1]*SQRT([.A25])))" office:value-type="float" office:value="120.877875296265">
            <text:p>120.8779</text:p>
          </table:table-cell>
          <table:table-cell table:style-name="ce3" table:formula="of:=2*DEGREES(ASIN([.$E$2]/2/[.$B$1]*SQRT([.A25])))" office:value-type="float" office:value="67.9075497265241">
            <text:p>67.9075</text:p>
          </table:table-cell>
          <table:table-cell table:style-name="ce5" table:formula="of:=2*DEGREES(ASIN([.$F$2]/2/[.$B$1]*SQRT([.A25])))" office:value-type="float" office:value="68.6887278734232">
            <text:p>68.6887</text:p>
          </table:table-cell>
          <table:table-cell table:style-name="ce5" table:formula="of:=2*DEGREES(ASIN([.G$2]/2/[.$B$1]*SQRT([.$A25])))" office:value-type="float" office:value="12.4786270489642">
            <text:p>12.4786</text:p>
          </table:table-cell>
          <table:table-cell table:number-columns-repeated="249"/>
        </table:table-row>
        <table:table-row table:style-name="ro1">
          <table:table-cell table:style-name="ce1" table:formula="of:=[.A25]+1" office:value-type="float" office:value="23">
            <text:p>23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26])))" office:value-type="float" office:value="125.590781473952">
            <text:p>125.5908</text:p>
          </table:table-cell>
          <table:table-cell table:style-name="ce4" table:formula="of:=2*DEGREES(ASIN([.$E$2]/2/[.$B$1]*SQRT([.A26])))" office:value-type="float" office:value="69.6506600189257">
            <text:p>69.6507</text:p>
          </table:table-cell>
          <table:table-cell table:style-name="ce6" table:formula="of:=2*DEGREES(ASIN([.$F$2]/2/[.$B$1]*SQRT([.A26])))" office:value-type="float" office:value="70.4578805884596">
            <text:p>70.4579</text:p>
          </table:table-cell>
          <table:table-cell table:style-name="ce6" table:formula="of:=2*DEGREES(ASIN([.G$2]/2/[.$B$1]*SQRT([.$A26])))" office:value-type="float" office:value="12.7602326315073">
            <text:p>12.7602</text:p>
          </table:table-cell>
          <table:table-cell table:style-name="ce1" table:number-columns-repeated="249"/>
        </table:table-row>
        <table:table-row table:style-name="ro1">
          <table:table-cell table:formula="of:=[.A26]+1" office:value-type="float" office:value="24">
            <text:p>24</text:p>
          </table:table-cell>
          <table:table-cell table:number-columns-repeated="2"/>
          <table:table-cell table:style-name="ce3" table:formula="of:=2*DEGREES(ASIN([.$D$2]/2/[.$B$1]*SQRT([.A27])))" office:value-type="float" office:value="130.600014305596">
            <text:p>130.6000</text:p>
          </table:table-cell>
          <table:table-cell table:style-name="ce3" table:formula="of:=2*DEGREES(ASIN([.$E$2]/2/[.$B$1]*SQRT([.A27])))" office:value-type="float" office:value="71.3743126460552">
            <text:p>71.3743</text:p>
          </table:table-cell>
          <table:table-cell table:style-name="ce5" table:formula="of:=2*DEGREES(ASIN([.$F$2]/2/[.$B$1]*SQRT([.A27])))" office:value-type="float" office:value="72.2078452515412">
            <text:p>72.2078</text:p>
          </table:table-cell>
          <table:table-cell table:style-name="ce5" table:formula="of:=2*DEGREES(ASIN([.G$2]/2/[.$B$1]*SQRT([.$A27])))" office:value-type="float" office:value="13.0358549654434">
            <text:p>13.0359</text:p>
          </table:table-cell>
          <table:table-cell table:number-columns-repeated="249"/>
        </table:table-row>
        <table:table-row table:style-name="ro1">
          <table:table-cell table:formula="of:=[.A27]+1" office:value-type="float" office:value="25">
            <text:p>25</text:p>
          </table:table-cell>
          <table:table-cell table:number-columns-repeated="2"/>
          <table:table-cell table:style-name="ce3" table:formula="of:=2*DEGREES(ASIN([.$D$2]/2/[.$B$1]*SQRT([.A28])))" office:value-type="float" office:value="136.017890726684">
            <text:p>136.0179</text:p>
          </table:table-cell>
          <table:table-cell table:style-name="ce3" table:formula="of:=2*DEGREES(ASIN([.$E$2]/2/[.$B$1]*SQRT([.A28])))" office:value-type="float" office:value="73.080656957347">
            <text:p>73.0807</text:p>
          </table:table-cell>
          <table:table-cell table:style-name="ce5" table:formula="of:=2*DEGREES(ASIN([.$F$2]/2/[.$B$1]*SQRT([.A28])))" office:value-type="float" office:value="73.9408167450863">
            <text:p>73.9408</text:p>
          </table:table-cell>
          <table:table-cell table:style-name="ce5" table:formula="of:=2*DEGREES(ASIN([.G$2]/2/[.$B$1]*SQRT([.$A28])))" office:value-type="float" office:value="13.305865957406">
            <text:p>13.3059</text:p>
          </table:table-cell>
          <table:table-cell table:number-columns-repeated="249"/>
        </table:table-row>
        <table:table-row table:style-name="ro1">
          <table:table-cell table:formula="of:=[.A28]+1" office:value-type="float" office:value="26">
            <text:p>26</text:p>
          </table:table-cell>
          <table:table-cell table:number-columns-repeated="2"/>
          <table:table-cell table:style-name="ce3" table:formula="of:=2*DEGREES(ASIN([.$D$2]/2/[.$B$1]*SQRT([.A29])))" office:value-type="float" office:value="142.030552761035">
            <text:p>142.0306</text:p>
          </table:table-cell>
          <table:table-cell table:style-name="ce3" table:formula="of:=2*DEGREES(ASIN([.$E$2]/2/[.$B$1]*SQRT([.A29])))" office:value-type="float" office:value="74.7716756842536">
            <text:p>74.7717</text:p>
          </table:table-cell>
          <table:table-cell table:style-name="ce5" table:formula="of:=2*DEGREES(ASIN([.$F$2]/2/[.$B$1]*SQRT([.A29])))" office:value-type="float" office:value="75.6588237823704">
            <text:p>75.6588</text:p>
          </table:table-cell>
          <table:table-cell table:style-name="ce5" table:formula="of:=2*DEGREES(ASIN([.G$2]/2/[.$B$1]*SQRT([.$A29])))" office:value-type="float" office:value="13.5706006367475">
            <text:p>13.5706</text:p>
          </table:table-cell>
          <table:table-cell table:number-columns-repeated="249"/>
        </table:table-row>
        <table:table-row table:style-name="ro1">
          <table:table-cell table:formula="of:=[.A29]+1" office:value-type="float" office:value="27">
            <text:p>27</text:p>
          </table:table-cell>
          <table:table-cell table:number-columns-repeated="2"/>
          <table:table-cell table:style-name="ce3" table:formula="of:=2*DEGREES(ASIN([.$D$2]/2/[.$B$1]*SQRT([.A30])))" office:value-type="float" office:value="148.994872732277">
            <text:p>148.9949</text:p>
          </table:table-cell>
          <table:table-cell table:style-name="ce3" table:formula="of:=2*DEGREES(ASIN([.$E$2]/2/[.$B$1]*SQRT([.A30])))" office:value-type="float" office:value="76.4492111280769">
            <text:p>76.4492</text:p>
          </table:table-cell>
          <table:table-cell table:style-name="ce5" table:formula="of:=2*DEGREES(ASIN([.$F$2]/2/[.$B$1]*SQRT([.A30])))" office:value-type="float" office:value="77.3637555648103">
            <text:p>77.3638</text:p>
          </table:table-cell>
          <table:table-cell table:style-name="ce5" table:formula="of:=2*DEGREES(ASIN([.G$2]/2/[.$B$1]*SQRT([.$A30])))" office:value-type="float" office:value="13.8303620785174">
            <text:p>13.8304</text:p>
          </table:table-cell>
          <table:table-cell table:number-columns-repeated="249"/>
        </table:table-row>
        <table:table-row table:style-name="ro1">
          <table:table-cell table:style-name="ce1" table:formula="of:=[.A30]+1" office:value-type="float" office:value="28">
            <text:p>28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31])))" office:value-type="float" office:value="157.804987947181">
            <text:p>157.8050</text:p>
          </table:table-cell>
          <table:table-cell table:style-name="ce4" table:formula="of:=2*DEGREES(ASIN([.$E$2]/2/[.$B$1]*SQRT([.A31])))" office:value-type="float" office:value="78.1149873850155">
            <text:p>78.1150</text:p>
          </table:table-cell>
          <table:table-cell table:style-name="ce6" table:formula="of:=2*DEGREES(ASIN([.$F$2]/2/[.$B$1]*SQRT([.A31])))" office:value-type="float" office:value="79.0573844661687">
            <text:p>79.0574</text:p>
          </table:table-cell>
          <table:table-cell table:style-name="ce6" table:formula="of:=2*DEGREES(ASIN([.G$2]/2/[.$B$1]*SQRT([.$A31])))" office:value-type="float" office:value="14.0854255124904">
            <text:p>14.0854</text:p>
          </table:table-cell>
          <table:table-cell table:style-name="ce1" table:number-columns-repeated="249"/>
        </table:table-row>
        <table:table-row table:style-name="ro1">
          <table:table-cell table:formula="of:=[.A31]+1" office:value-type="float" office:value="29">
            <text:p>29</text:p>
          </table:table-cell>
          <table:table-cell table:number-columns-repeated="2"/>
          <table:table-cell table:style-name="ce3" table:formula="of:=2*DEGREES(ASIN([.$D$2]/2/[.$B$1]*SQRT([.A32])))" office:value-type="float" office:value="174.090489873257">
            <text:p>174.0905</text:p>
          </table:table-cell>
          <table:table-cell table:style-name="ce3" table:formula="of:=2*DEGREES(ASIN([.$E$2]/2/[.$B$1]*SQRT([.A32])))" office:value-type="float" office:value="79.7706294314707">
            <text:p>79.7706</text:p>
          </table:table-cell>
          <table:table-cell table:style-name="ce5" table:formula="of:=2*DEGREES(ASIN([.$F$2]/2/[.$B$1]*SQRT([.A32])))" office:value-type="float" office:value="80.7413855793122">
            <text:p>80.7414</text:p>
          </table:table-cell>
          <table:table-cell table:style-name="ce5" table:formula="of:=2*DEGREES(ASIN([.G$2]/2/[.$B$1]*SQRT([.$A32])))" office:value-type="float" office:value="14.336041776912">
            <text:p>14.3360</text:p>
          </table:table-cell>
          <table:table-cell table:number-columns-repeated="249"/>
        </table:table-row>
        <table:table-row table:style-name="ro1">
          <table:table-cell table:formula="of:=[.A32]+1" office:value-type="float" office:value="30">
            <text:p>30</text:p>
          </table:table-cell>
          <table:table-cell table:number-columns-repeated="2"/>
          <table:table-cell table:formula="of:=2*DEGREES(ASIN([.$D$2]/2/[.$B$1]*SQRT([.A33])))" office:value-type="float" office:value="0">
            <text:p>#VALUE!</text:p>
          </table:table-cell>
          <table:table-cell table:style-name="ce3" table:formula="of:=2*DEGREES(ASIN([.$E$2]/2/[.$B$1]*SQRT([.A33])))" office:value-type="float" office:value="81.4176797165838">
            <text:p>81.4177</text:p>
          </table:table-cell>
          <table:table-cell table:style-name="ce5" table:formula="of:=2*DEGREES(ASIN([.$F$2]/2/[.$B$1]*SQRT([.A33])))" office:value-type="float" office:value="82.4173537841964">
            <text:p>82.4174</text:p>
          </table:table-cell>
          <table:table-cell table:style-name="ce5" table:formula="of:=2*DEGREES(ASIN([.G$2]/2/[.$B$1]*SQRT([.$A33])))" office:value-type="float" office:value="14.5824402403237">
            <text:p>14.5824</text:p>
          </table:table-cell>
          <table:table-cell table:number-columns-repeated="249"/>
        </table:table-row>
        <table:table-row table:style-name="ro1">
          <table:table-cell table:style-name="ce1" table:formula="of:=[.A33]+1" office:value-type="float" office:value="31">
            <text:p>31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34])))" office:value-type="float" office:value="0">
            <text:p>#VALUE!</text:p>
          </table:table-cell>
          <table:table-cell table:style-name="ce4" table:formula="of:=2*DEGREES(ASIN([.$E$2]/2/[.$B$1]*SQRT([.A34])))" office:value-type="float" office:value="83.0576127780196">
            <text:p>83.0576</text:p>
          </table:table-cell>
          <table:table-cell table:style-name="ce6" table:formula="of:=2*DEGREES(ASIN([.$F$2]/2/[.$B$1]*SQRT([.A34])))" office:value-type="float" office:value="84.0868188645436">
            <text:p>84.0868</text:p>
          </table:table-cell>
          <table:table-cell table:style-name="ce6" table:formula="of:=2*DEGREES(ASIN([.G$2]/2/[.$B$1]*SQRT([.$A34])))" office:value-type="float" office:value="14.8248312882874">
            <text:p>14.8248</text:p>
          </table:table-cell>
          <table:table-cell table:style-name="ce1" table:number-columns-repeated="249"/>
        </table:table-row>
        <table:table-row table:style-name="ro1">
          <table:table-cell table:formula="of:=[.A34]+1" office:value-type="float" office:value="32">
            <text:p>32</text:p>
          </table:table-cell>
          <table:table-cell table:number-columns-repeated="2"/>
          <table:table-cell table:formula="of:=2*DEGREES(ASIN([.$D$2]/2/[.$B$1]*SQRT([.A35])))" office:value-type="float" office:value="0">
            <text:p>#VALUE!</text:p>
          </table:table-cell>
          <table:table-cell table:style-name="ce3" table:formula="of:=2*DEGREES(ASIN([.$E$2]/2/[.$B$1]*SQRT([.A35])))" office:value-type="float" office:value="84.6918482991548">
            <text:p>84.6918</text:p>
          </table:table-cell>
          <table:table-cell table:style-name="ce5" table:formula="of:=2*DEGREES(ASIN([.$F$2]/2/[.$B$1]*SQRT([.A35])))" office:value-type="float" office:value="85.7512591031233">
            <text:p>85.7513</text:p>
          </table:table-cell>
          <table:table-cell table:style-name="ce5" table:formula="of:=2*DEGREES(ASIN([.G$2]/2/[.$B$1]*SQRT([.$A35])))" office:value-type="float" office:value="15.063408451668">
            <text:p>15.0634</text:p>
          </table:table-cell>
          <table:table-cell table:number-columns-repeated="249"/>
        </table:table-row>
        <table:table-row table:style-name="ro1">
          <table:table-cell table:formula="of:=[.A35]+1" office:value-type="float" office:value="33">
            <text:p>33</text:p>
          </table:table-cell>
          <table:table-cell table:number-columns-repeated="2"/>
          <table:table-cell table:formula="of:=2*DEGREES(ASIN([.$D$2]/2/[.$B$1]*SQRT([.A36])))" office:value-type="float" office:value="0">
            <text:p>#VALUE!</text:p>
          </table:table-cell>
          <table:table-cell table:style-name="ce3" table:formula="of:=2*DEGREES(ASIN([.$E$2]/2/[.$B$1]*SQRT([.A36])))" office:value-type="float" office:value="86.3217629526586">
            <text:p>86.3218</text:p>
          </table:table-cell>
          <table:table-cell table:style-name="ce5" table:formula="of:=2*DEGREES(ASIN([.$F$2]/2/[.$B$1]*SQRT([.A36])))" office:value-type="float" office:value="87.4121137132157">
            <text:p>87.4121</text:p>
          </table:table-cell>
          <table:table-cell table:style-name="ce5" table:formula="of:=2*DEGREES(ASIN([.G$2]/2/[.$B$1]*SQRT([.$A36])))" office:value-type="float" office:value="15.2983502376658">
            <text:p>15.2984</text:p>
          </table:table-cell>
          <table:table-cell table:number-columns-repeated="249"/>
        </table:table-row>
        <table:table-row table:style-name="ro1">
          <table:table-cell table:formula="of:=[.A36]+1" office:value-type="float" office:value="34">
            <text:p>34</text:p>
          </table:table-cell>
          <table:table-cell table:number-columns-repeated="2"/>
          <table:table-cell table:formula="of:=2*DEGREES(ASIN([.$D$2]/2/[.$B$1]*SQRT([.A37])))" office:value-type="float" office:value="0">
            <text:p>#VALUE!</text:p>
          </table:table-cell>
          <table:table-cell table:style-name="ce3" table:formula="of:=2*DEGREES(ASIN([.$E$2]/2/[.$B$1]*SQRT([.A37])))" office:value-type="float" office:value="87.9487013210681">
            <text:p>87.9487</text:p>
          </table:table-cell>
          <table:table-cell table:style-name="ce5" table:formula="of:=2*DEGREES(ASIN([.$F$2]/2/[.$B$1]*SQRT([.A37])))" office:value-type="float" office:value="89.0707944108419">
            <text:p>89.0708</text:p>
          </table:table-cell>
          <table:table-cell table:style-name="ce5" table:formula="of:=2*DEGREES(ASIN([.G$2]/2/[.$B$1]*SQRT([.$A37])))" office:value-type="float" office:value="15.529821712813">
            <text:p>15.5298</text:p>
          </table:table-cell>
          <table:table-cell table:number-columns-repeated="249"/>
        </table:table-row>
        <table:table-row table:style-name="ro1">
          <table:table-cell table:formula="of:=[.A37]+1" office:value-type="float" office:value="35">
            <text:p>35</text:p>
          </table:table-cell>
          <table:table-cell table:number-columns-repeated="2"/>
          <table:table-cell table:formula="of:=2*DEGREES(ASIN([.$D$2]/2/[.$B$1]*SQRT([.A38])))" office:value-type="float" office:value="0">
            <text:p>#VALUE!</text:p>
          </table:table-cell>
          <table:table-cell table:style-name="ce3" table:formula="of:=2*DEGREES(ASIN([.$E$2]/2/[.$B$1]*SQRT([.A38])))" office:value-type="float" office:value="89.5739861451824">
            <text:p>89.5740</text:p>
          </table:table-cell>
          <table:table-cell table:style-name="ce5" table:formula="of:=2*DEGREES(ASIN([.$F$2]/2/[.$B$1]*SQRT([.A38])))" office:value-type="float" office:value="90.7286963945738">
            <text:p>90.7287</text:p>
          </table:table-cell>
          <table:table-cell table:style-name="ce5" table:formula="of:=2*DEGREES(ASIN([.G$2]/2/[.$B$1]*SQRT([.$A38])))" office:value-type="float" office:value="15.7579758778037">
            <text:p>15.7580</text:p>
          </table:table-cell>
          <table:table-cell table:number-columns-repeated="249"/>
        </table:table-row>
        <table:table-row table:style-name="ro1">
          <table:table-cell table:formula="of:=[.A38]+1" office:value-type="float" office:value="36">
            <text:p>36</text:p>
          </table:table-cell>
          <table:table-cell table:number-columns-repeated="2"/>
          <table:table-cell table:formula="of:=2*DEGREES(ASIN([.$D$2]/2/[.$B$1]*SQRT([.A39])))" office:value-type="float" office:value="0">
            <text:p>#VALUE!</text:p>
          </table:table-cell>
          <table:table-cell table:style-name="ce3" table:formula="of:=2*DEGREES(ASIN([.$E$2]/2/[.$B$1]*SQRT([.A39])))" office:value-type="float" office:value="91.1989281230407">
            <text:p>91.1989</text:p>
          </table:table-cell>
          <table:table-cell table:style-name="ce5" table:formula="of:=2*DEGREES(ASIN([.$F$2]/2/[.$B$1]*SQRT([.A39])))" office:value-type="float" office:value="92.3872089743914">
            <text:p>92.3872</text:p>
          </table:table-cell>
          <table:table-cell table:style-name="ce5" table:formula="of:=2*DEGREES(ASIN([.G$2]/2/[.$B$1]*SQRT([.$A39])))" office:value-type="float" office:value="15.982954866663">
            <text:p>15.9830</text:p>
          </table:table-cell>
          <table:table-cell table:number-columns-repeated="249"/>
        </table:table-row>
        <table:table-row table:style-name="ro1">
          <table:table-cell table:formula="of:=[.A39]+1" office:value-type="float" office:value="37">
            <text:p>37</text:p>
          </table:table-cell>
          <table:table-cell table:number-columns-repeated="2"/>
          <table:table-cell table:formula="of:=2*DEGREES(ASIN([.$D$2]/2/[.$B$1]*SQRT([.A40])))" office:value-type="float" office:value="0">
            <text:p>#VALUE!</text:p>
          </table:table-cell>
          <table:table-cell table:style-name="ce3" table:formula="of:=2*DEGREES(ASIN([.$E$2]/2/[.$B$1]*SQRT([.A40])))" office:value-type="float" office:value="92.8248354639231">
            <text:p>92.8248</text:p>
          </table:table-cell>
          <table:table-cell table:style-name="ce5" table:formula="of:=2*DEGREES(ASIN([.$F$2]/2/[.$B$1]*SQRT([.A40])))" office:value-type="float" office:value="94.0477260763163">
            <text:p>94.0477</text:p>
          </table:table-cell>
          <table:table-cell table:style-name="ce5" table:formula="of:=2*DEGREES(ASIN([.G$2]/2/[.$B$1]*SQRT([.$A40])))" office:value-type="float" office:value="16.2048909969317">
            <text:p>16.2049</text:p>
          </table:table-cell>
          <table:table-cell table:number-columns-repeated="249"/>
        </table:table-row>
        <table:table-row table:style-name="ro1">
          <table:table-cell table:formula="of:=[.A40]+1" office:value-type="float" office:value="38">
            <text:p>38</text:p>
          </table:table-cell>
          <table:table-cell table:number-columns-repeated="2"/>
          <table:table-cell table:formula="of:=2*DEGREES(ASIN([.$D$2]/2/[.$B$1]*SQRT([.A41])))" office:value-type="float" office:value="0">
            <text:p>#VALUE!</text:p>
          </table:table-cell>
          <table:table-cell table:style-name="ce3" table:formula="of:=2*DEGREES(ASIN([.$E$2]/2/[.$B$1]*SQRT([.A41])))" office:value-type="float" office:value="94.4530233919727">
            <text:p>94.4530</text:p>
          </table:table-cell>
          <table:table-cell table:style-name="ce5" table:formula="of:=2*DEGREES(ASIN([.$F$2]/2/[.$B$1]*SQRT([.A41])))" office:value-type="float" office:value="95.7116568443846">
            <text:p>95.7117</text:p>
          </table:table-cell>
          <table:table-cell table:style-name="ce5" table:formula="of:=2*DEGREES(ASIN([.G$2]/2/[.$B$1]*SQRT([.$A41])))" office:value-type="float" office:value="16.4239076928802">
            <text:p>16.4239</text:p>
          </table:table-cell>
          <table:table-cell table:number-columns-repeated="249"/>
        </table:table-row>
        <table:table-row table:style-name="ro1">
          <table:table-cell table:style-name="ce1" table:formula="of:=[.A41]+1" office:value-type="float" office:value="39">
            <text:p>39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42])))" office:value-type="float" office:value="0">
            <text:p>#VALUE!</text:p>
          </table:table-cell>
          <table:table-cell table:style-name="ce4" table:formula="of:=2*DEGREES(ASIN([.$E$2]/2/[.$B$1]*SQRT([.A42])))" office:value-type="float" office:value="96.0848237920329">
            <text:p>96.0848</text:p>
          </table:table-cell>
          <table:table-cell table:style-name="ce6" table:formula="of:=2*DEGREES(ASIN([.$F$2]/2/[.$B$1]*SQRT([.A42])))" office:value-type="float" office:value="97.3804365655655">
            <text:p>97.3804</text:p>
          </table:table-cell>
          <table:table-cell table:style-name="ce6" table:formula="of:=2*DEGREES(ASIN([.G$2]/2/[.$B$1]*SQRT([.$A42])))" office:value-type="float" office:value="16.6401203000246">
            <text:p>16.6401</text:p>
          </table:table-cell>
          <table:table-cell table:style-name="ce1" table:number-columns-repeated="249"/>
        </table:table-row>
        <table:table-row table:style-name="ro1">
          <table:table-cell table:formula="of:=[.A42]+1" office:value-type="float" office:value="40">
            <text:p>40</text:p>
          </table:table-cell>
          <table:table-cell table:number-columns-repeated="2"/>
          <table:table-cell table:formula="of:=2*DEGREES(ASIN([.$D$2]/2/[.$B$1]*SQRT([.A43])))" office:value-type="float" office:value="0">
            <text:p>#VALUE!</text:p>
          </table:table-cell>
          <table:table-cell table:style-name="ce3" table:formula="of:=2*DEGREES(ASIN([.$E$2]/2/[.$B$1]*SQRT([.A43])))" office:value-type="float" office:value="97.7215951959738">
            <text:p>97.7216</text:p>
          </table:table-cell>
          <table:table-cell table:style-name="ce5" table:formula="of:=2*DEGREES(ASIN([.$F$2]/2/[.$B$1]*SQRT([.A43])))" office:value-type="float" office:value="99.0555381567765">
            <text:p>99.0555</text:p>
          </table:table-cell>
          <table:table-cell table:style-name="ce5" table:formula="of:=2*DEGREES(ASIN([.G$2]/2/[.$B$1]*SQRT([.$A43])))" office:value-type="float" office:value="16.8536368061867">
            <text:p>16.8536</text:p>
          </table:table-cell>
          <table:table-cell table:number-columns-repeated="249"/>
        </table:table-row>
        <table:table-row table:style-name="ro1">
          <table:table-cell table:formula="of:=[.A43]+1" office:value-type="float" office:value="41">
            <text:p>41</text:p>
          </table:table-cell>
          <table:table-cell table:number-columns-repeated="2"/>
          <table:table-cell table:formula="of:=2*DEGREES(ASIN([.$D$2]/2/[.$B$1]*SQRT([.A44])))" office:value-type="float" office:value="0">
            <text:p>#VALUE!</text:p>
          </table:table-cell>
          <table:table-cell table:style-name="ce3" table:formula="of:=2*DEGREES(ASIN([.$E$2]/2/[.$B$1]*SQRT([.A44])))" office:value-type="float" office:value="99.3647333215428">
            <text:p>99.3647</text:p>
          </table:table-cell>
          <table:table-cell table:style-name="ce5" table:formula="of:=2*DEGREES(ASIN([.$F$2]/2/[.$B$1]*SQRT([.A44])))" office:value-type="float" office:value="100.738484477126">
            <text:p>100.7385</text:p>
          </table:table-cell>
          <table:table-cell table:style-name="ce5" table:formula="of:=2*DEGREES(ASIN([.G$2]/2/[.$B$1]*SQRT([.$A44])))" office:value-type="float" office:value="17.0645584818782">
            <text:p>17.0646</text:p>
          </table:table-cell>
          <table:table-cell table:number-columns-repeated="249"/>
        </table:table-row>
        <table:table-row table:style-name="ro1">
          <table:table-cell table:formula="of:=[.A44]+1" office:value-type="float" office:value="42">
            <text:p>42</text:p>
          </table:table-cell>
          <table:table-cell table:number-columns-repeated="2"/>
          <table:table-cell table:formula="of:=2*DEGREES(ASIN([.$D$2]/2/[.$B$1]*SQRT([.A45])))" office:value-type="float" office:value="0">
            <text:p>#VALUE!</text:p>
          </table:table-cell>
          <table:table-cell table:style-name="ce3" table:formula="of:=2*DEGREES(ASIN([.$E$2]/2/[.$B$1]*SQRT([.A45])))" office:value-type="float" office:value="101.015682398534">
            <text:p>101.0157</text:p>
          </table:table-cell>
          <table:table-cell table:style-name="ce5" table:formula="of:=2*DEGREES(ASIN([.$F$2]/2/[.$B$1]*SQRT([.A45])))" office:value-type="float" office:value="102.430861764659">
            <text:p>102.4309</text:p>
          </table:table-cell>
          <table:table-cell table:style-name="ce5" table:formula="of:=2*DEGREES(ASIN([.G$2]/2/[.$B$1]*SQRT([.$A45])))" office:value-type="float" office:value="17.2729804507737">
            <text:p>17.2730</text:p>
          </table:table-cell>
          <table:table-cell table:number-columns-repeated="249"/>
        </table:table-row>
        <table:table-row table:style-name="ro1">
          <table:table-cell table:formula="of:=[.A45]+1" office:value-type="float" office:value="43">
            <text:p>43</text:p>
          </table:table-cell>
          <table:table-cell table:number-columns-repeated="2"/>
          <table:table-cell table:formula="of:=2*DEGREES(ASIN([.$D$2]/2/[.$B$1]*SQRT([.A46])))" office:value-type="float" office:value="0">
            <text:p>#VALUE!</text:p>
          </table:table-cell>
          <table:table-cell table:style-name="ce3" table:formula="of:=2*DEGREES(ASIN([.$E$2]/2/[.$B$1]*SQRT([.A46])))" office:value-type="float" office:value="102.675947550409">
            <text:p>102.6759</text:p>
          </table:table-cell>
          <table:table-cell table:style-name="ce5" table:formula="of:=2*DEGREES(ASIN([.$F$2]/2/[.$B$1]*SQRT([.A46])))" office:value-type="float" office:value="104.134334547834">
            <text:p>104.1343</text:p>
          </table:table-cell>
          <table:table-cell table:style-name="ce5" table:formula="of:=2*DEGREES(ASIN([.G$2]/2/[.$B$1]*SQRT([.$A46])))" office:value-type="float" office:value="17.4789921993789">
            <text:p>17.4790</text:p>
          </table:table-cell>
          <table:table-cell table:number-columns-repeated="249"/>
        </table:table-row>
        <table:table-row table:style-name="ro1">
          <table:table-cell table:formula="of:=[.A46]+1" office:value-type="float" office:value="44">
            <text:p>44</text:p>
          </table:table-cell>
          <table:table-cell table:number-columns-repeated="2"/>
          <table:table-cell table:formula="of:=2*DEGREES(ASIN([.$D$2]/2/[.$B$1]*SQRT([.A47])))" office:value-type="float" office:value="0">
            <text:p>#VALUE!</text:p>
          </table:table-cell>
          <table:table-cell table:style-name="ce3" table:formula="of:=2*DEGREES(ASIN([.$E$2]/2/[.$B$1]*SQRT([.A47])))" office:value-type="float" office:value="104.347108545789">
            <text:p>104.3471</text:p>
          </table:table-cell>
          <table:table-cell table:style-name="ce5" table:formula="of:=2*DEGREES(ASIN([.$F$2]/2/[.$B$1]*SQRT([.A47])))" office:value-type="float" office:value="105.850662451715">
            <text:p>105.8507</text:p>
          </table:table-cell>
          <table:table-cell table:style-name="ce5" table:formula="of:=2*DEGREES(ASIN([.G$2]/2/[.$B$1]*SQRT([.$A47])))" office:value-type="float" office:value="17.6826780336318">
            <text:p>17.6827</text:p>
          </table:table-cell>
          <table:table-cell table:number-columns-repeated="249"/>
        </table:table-row>
        <table:table-row table:style-name="ro1">
          <table:table-cell table:formula="of:=[.A47]+1" office:value-type="float" office:value="45">
            <text:p>45</text:p>
          </table:table-cell>
          <table:table-cell table:number-columns-repeated="2"/>
          <table:table-cell table:formula="of:=2*DEGREES(ASIN([.$D$2]/2/[.$B$1]*SQRT([.A48])))" office:value-type="float" office:value="0">
            <text:p>#VALUE!</text:p>
          </table:table-cell>
          <table:table-cell table:style-name="ce3" table:formula="of:=2*DEGREES(ASIN([.$E$2]/2/[.$B$1]*SQRT([.A48])))" office:value-type="float" office:value="106.030835296956">
            <text:p>106.0308</text:p>
          </table:table-cell>
          <table:table-cell table:style-name="ce5" table:formula="of:=2*DEGREES(ASIN([.$F$2]/2/[.$B$1]*SQRT([.A48])))" office:value-type="float" office:value="107.581719412918">
            <text:p>107.5817</text:p>
          </table:table-cell>
          <table:table-cell table:style-name="ce5" table:formula="of:=2*DEGREES(ASIN([.G$2]/2/[.$B$1]*SQRT([.$A48])))" office:value-type="float" office:value="17.8841174890377">
            <text:p>17.8841</text:p>
          </table:table-cell>
          <table:table-cell table:number-columns-repeated="249"/>
        </table:table-row>
        <table:table-row table:style-name="ro1">
          <table:table-cell table:formula="of:=[.A48]+1" office:value-type="float" office:value="46">
            <text:p>46</text:p>
          </table:table-cell>
          <table:table-cell table:number-columns-repeated="2"/>
          <table:table-cell table:formula="of:=2*DEGREES(ASIN([.$D$2]/2/[.$B$1]*SQRT([.A49])))" office:value-type="float" office:value="0">
            <text:p>#VALUE!</text:p>
          </table:table-cell>
          <table:table-cell table:style-name="ce3" table:formula="of:=2*DEGREES(ASIN([.$E$2]/2/[.$B$1]*SQRT([.A49])))" office:value-type="float" office:value="107.728905566545">
            <text:p>107.7289</text:p>
          </table:table-cell>
          <table:table-cell table:style-name="ce5" table:formula="of:=2*DEGREES(ASIN([.$F$2]/2/[.$B$1]*SQRT([.A49])))" office:value-type="float" office:value="109.32951594401">
            <text:p>109.3295</text:p>
          </table:table-cell>
          <table:table-cell table:style-name="ce5" table:formula="of:=2*DEGREES(ASIN([.G$2]/2/[.$B$1]*SQRT([.$A49])))" office:value-type="float" office:value="18.0833856999886">
            <text:p>18.0834</text:p>
          </table:table-cell>
          <table:table-cell table:number-columns-repeated="249"/>
        </table:table-row>
        <table:table-row table:style-name="ro1">
          <table:table-cell table:style-name="ce1" table:formula="of:=[.A49]+1" office:value-type="float" office:value="47">
            <text:p>47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50])))" office:value-type="float" office:value="0">
            <text:p>#VALUE!</text:p>
          </table:table-cell>
          <table:table-cell table:style-name="ce4" table:formula="of:=2*DEGREES(ASIN([.$E$2]/2/[.$B$1]*SQRT([.A50])))" office:value-type="float" office:value="109.443225455954">
            <text:p>109.4432</text:p>
          </table:table-cell>
          <table:table-cell table:style-name="ce6" table:formula="of:=2*DEGREES(ASIN([.$F$2]/2/[.$B$1]*SQRT([.A50])))" office:value-type="float" office:value="111.096225258601">
            <text:p>111.0962</text:p>
          </table:table-cell>
          <table:table-cell table:style-name="ce6" table:formula="of:=2*DEGREES(ASIN([.G$2]/2/[.$B$1]*SQRT([.$A50])))" office:value-type="float" office:value="18.2805537331239">
            <text:p>18.2806</text:p>
          </table:table-cell>
          <table:table-cell table:style-name="ce1" table:number-columns-repeated="249"/>
        </table:table-row>
        <table:table-row table:style-name="ro1">
          <table:table-cell table:formula="of:=[.A50]+1" office:value-type="float" office:value="48">
            <text:p>48</text:p>
          </table:table-cell>
          <table:table-cell table:number-columns-repeated="2"/>
          <table:table-cell table:formula="of:=2*DEGREES(ASIN([.$D$2]/2/[.$B$1]*SQRT([.A51])))" office:value-type="float" office:value="0">
            <text:p>#VALUE!</text:p>
          </table:table-cell>
          <table:table-cell table:style-name="ce3" table:formula="of:=2*DEGREES(ASIN([.$E$2]/2/[.$B$1]*SQRT([.A51])))" office:value-type="float" office:value="111.175853399655">
            <text:p>111.1759</text:p>
          </table:table-cell>
          <table:table-cell table:style-name="ce5" table:formula="of:=2*DEGREES(ASIN([.$F$2]/2/[.$B$1]*SQRT([.A51])))" office:value-type="float" office:value="112.884214299836">
            <text:p>112.8842</text:p>
          </table:table-cell>
          <table:table-cell table:style-name="ce5" table:formula="of:=2*DEGREES(ASIN([.G$2]/2/[.$B$1]*SQRT([.$A51])))" office:value-type="float" office:value="18.4756888889215">
            <text:p>18.4757</text:p>
          </table:table-cell>
          <table:table-cell table:number-columns-repeated="249"/>
        </table:table-row>
        <table:table-row table:style-name="ro1">
          <table:table-cell table:formula="of:=[.A51]+1" office:value-type="float" office:value="49">
            <text:p>49</text:p>
          </table:table-cell>
          <table:table-cell table:number-columns-repeated="2"/>
          <table:table-cell table:formula="of:=2*DEGREES(ASIN([.$D$2]/2/[.$B$1]*SQRT([.A52])))" office:value-type="float" office:value="0">
            <text:p>#VALUE!</text:p>
          </table:table-cell>
          <table:table-cell table:style-name="ce3" table:formula="of:=2*DEGREES(ASIN([.$E$2]/2/[.$B$1]*SQRT([.A52])))" office:value-type="float" office:value="112.929028592792">
            <text:p>112.9290</text:p>
          </table:table-cell>
          <table:table-cell table:style-name="ce5" table:formula="of:=2*DEGREES(ASIN([.$F$2]/2/[.$B$1]*SQRT([.A52])))" office:value-type="float" office:value="114.696081031563">
            <text:p>114.6961</text:p>
          </table:table-cell>
          <table:table-cell table:style-name="ce5" table:formula="of:=2*DEGREES(ASIN([.G$2]/2/[.$B$1]*SQRT([.$A52])))" office:value-type="float" office:value="18.6688549751417">
            <text:p>18.6689</text:p>
          </table:table-cell>
          <table:table-cell table:number-columns-repeated="249"/>
        </table:table-row>
        <table:table-row table:style-name="ro1">
          <table:table-cell table:formula="of:=[.A52]+1" office:value-type="float" office:value="50">
            <text:p>50</text:p>
          </table:table-cell>
          <table:table-cell table:number-columns-repeated="2"/>
          <table:table-cell table:formula="of:=2*DEGREES(ASIN([.$D$2]/2/[.$B$1]*SQRT([.A53])))" office:value-type="float" office:value="0">
            <text:p>#VALUE!</text:p>
          </table:table-cell>
          <table:table-cell table:style-name="ce3" table:formula="of:=2*DEGREES(ASIN([.$E$2]/2/[.$B$1]*SQRT([.A53])))" office:value-type="float" office:value="114.705205056027">
            <text:p>114.7052</text:p>
          </table:table-cell>
          <table:table-cell table:style-name="ce5" table:formula="of:=2*DEGREES(ASIN([.$F$2]/2/[.$B$1]*SQRT([.A53])))" office:value-type="float" office:value="116.534699789663">
            <text:p>116.5347</text:p>
          </table:table-cell>
          <table:table-cell table:style-name="ce5" table:formula="of:=2*DEGREES(ASIN([.G$2]/2/[.$B$1]*SQRT([.$A53])))" office:value-type="float" office:value="18.8601125552695">
            <text:p>18.8601</text:p>
          </table:table-cell>
          <table:table-cell table:number-columns-repeated="249"/>
        </table:table-row>
        <table:table-row table:style-name="ro1">
          <table:table-cell table:formula="of:=[.A53]+1" office:value-type="float" office:value="51">
            <text:p>51</text:p>
          </table:table-cell>
          <table:table-cell table:number-columns-repeated="2"/>
          <table:table-cell table:formula="of:=2*DEGREES(ASIN([.$D$2]/2/[.$B$1]*SQRT([.A54])))" office:value-type="float" office:value="0">
            <text:p>#VALUE!</text:p>
          </table:table-cell>
          <table:table-cell table:style-name="ce3" table:formula="of:=2*DEGREES(ASIN([.$E$2]/2/[.$B$1]*SQRT([.A54])))" office:value-type="float" office:value="116.507092922121">
            <text:p>116.5071</text:p>
          </table:table-cell>
          <table:table-cell table:style-name="ce5" table:formula="of:=2*DEGREES(ASIN([.$F$2]/2/[.$B$1]*SQRT([.A54])))" office:value-type="float" office:value="118.403277105358">
            <text:p>118.4033</text:p>
          </table:table-cell>
          <table:table-cell table:style-name="ce5" table:formula="of:=2*DEGREES(ASIN([.G$2]/2/[.$B$1]*SQRT([.$A54])))" office:value-type="float" office:value="19.0495191746938">
            <text:p>19.0495</text:p>
          </table:table-cell>
          <table:table-cell table:number-columns-repeated="249"/>
        </table:table-row>
        <table:table-row table:style-name="ro1">
          <table:table-cell table:formula="of:=[.A54]+1" office:value-type="float" office:value="52">
            <text:p>52</text:p>
          </table:table-cell>
          <table:table-cell table:number-columns-repeated="2"/>
          <table:table-cell table:formula="of:=2*DEGREES(ASIN([.$D$2]/2/[.$B$1]*SQRT([.A55])))" office:value-type="float" office:value="0">
            <text:p>#VALUE!</text:p>
          </table:table-cell>
          <table:table-cell table:style-name="ce3" table:formula="of:=2*DEGREES(ASIN([.$E$2]/2/[.$B$1]*SQRT([.A55])))" office:value-type="float" office:value="118.337709059119">
            <text:p>118.3377</text:p>
          </table:table-cell>
          <table:table-cell table:style-name="ce5" table:formula="of:=2*DEGREES(ASIN([.$F$2]/2/[.$B$1]*SQRT([.A55])))" office:value-type="float" office:value="120.305421286928">
            <text:p>120.3054</text:p>
          </table:table-cell>
          <table:table-cell table:style-name="ce5" table:formula="of:=2*DEGREES(ASIN([.G$2]/2/[.$B$1]*SQRT([.$A55])))" office:value-type="float" office:value="19.2371295670139">
            <text:p>19.2371</text:p>
          </table:table-cell>
          <table:table-cell table:number-columns-repeated="249"/>
        </table:table-row>
        <table:table-row table:style-name="ro1">
          <table:table-cell table:formula="of:=[.A55]+1" office:value-type="float" office:value="53">
            <text:p>53</text:p>
          </table:table-cell>
          <table:table-cell table:number-columns-repeated="2"/>
          <table:table-cell table:formula="of:=2*DEGREES(ASIN([.$D$2]/2/[.$B$1]*SQRT([.A56])))" office:value-type="float" office:value="0">
            <text:p>#VALUE!</text:p>
          </table:table-cell>
          <table:table-cell table:style-name="ce3" table:formula="of:=2*DEGREES(ASIN([.$E$2]/2/[.$B$1]*SQRT([.A56])))" office:value-type="float" office:value="120.200439894902">
            <text:p>120.2004</text:p>
          </table:table-cell>
          <table:table-cell table:style-name="ce5" table:formula="of:=2*DEGREES(ASIN([.$F$2]/2/[.$B$1]*SQRT([.A56])))" office:value-type="float" office:value="122.245230312455">
            <text:p>122.2452</text:p>
          </table:table-cell>
          <table:table-cell table:style-name="ce5" table:formula="of:=2*DEGREES(ASIN([.G$2]/2/[.$B$1]*SQRT([.$A56])))" office:value-type="float" office:value="19.4229958425656">
            <text:p>19.4230</text:p>
          </table:table-cell>
          <table:table-cell table:number-columns-repeated="249"/>
        </table:table-row>
        <table:table-row table:style-name="ro1">
          <table:table-cell table:formula="of:=[.A56]+1" office:value-type="float" office:value="54">
            <text:p>54</text:p>
          </table:table-cell>
          <table:table-cell table:number-columns-repeated="2"/>
          <table:table-cell table:formula="of:=2*DEGREES(ASIN([.$D$2]/2/[.$B$1]*SQRT([.A57])))" office:value-type="float" office:value="0">
            <text:p>#VALUE!</text:p>
          </table:table-cell>
          <table:table-cell table:style-name="ce3" table:formula="of:=2*DEGREES(ASIN([.$E$2]/2/[.$B$1]*SQRT([.A57])))" office:value-type="float" office:value="122.099120385794">
            <text:p>122.0991</text:p>
          </table:table-cell>
          <table:table-cell table:style-name="ce5" table:formula="of:=2*DEGREES(ASIN([.$F$2]/2/[.$B$1]*SQRT([.A57])))" office:value-type="float" office:value="124.227404454835">
            <text:p>124.2274</text:p>
          </table:table-cell>
          <table:table-cell table:style-name="ce5" table:formula="of:=2*DEGREES(ASIN([.G$2]/2/[.$B$1]*SQRT([.$A57])))" office:value-type="float" office:value="19.6071676610057">
            <text:p>19.6072</text:p>
          </table:table-cell>
          <table:table-cell table:number-columns-repeated="249"/>
        </table:table-row>
        <table:table-row table:style-name="ro1">
          <table:table-cell table:style-name="ce1" table:formula="of:=[.A57]+1" office:value-type="float" office:value="55">
            <text:p>55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58])))" office:value-type="float" office:value="0">
            <text:p>#VALUE!</text:p>
          </table:table-cell>
          <table:table-cell table:style-name="ce4" table:formula="of:=2*DEGREES(ASIN([.$E$2]/2/[.$B$1]*SQRT([.A58])))" office:value-type="float" office:value="124.038134649756">
            <text:p>124.0381</text:p>
          </table:table-cell>
          <table:table-cell table:style-name="ce6" table:formula="of:=2*DEGREES(ASIN([.$F$2]/2/[.$B$1]*SQRT([.A58])))" office:value-type="float" office:value="126.257392877258">
            <text:p>126.2574</text:p>
          </table:table-cell>
          <table:table-cell table:style-name="ce6" table:formula="of:=2*DEGREES(ASIN([.G$2]/2/[.$B$1]*SQRT([.$A58])))" office:value-type="float" office:value="19.7896923895709">
            <text:p>19.7897</text:p>
          </table:table-cell>
          <table:table-cell table:style-name="ce1" table:number-columns-repeated="249"/>
        </table:table-row>
        <table:table-row table:style-name="ro1">
          <table:table-cell table:formula="of:=[.A58]+1" office:value-type="float" office:value="56">
            <text:p>56</text:p>
          </table:table-cell>
          <table:table-cell table:number-columns-repeated="2"/>
          <table:table-cell table:formula="of:=2*DEGREES(ASIN([.$D$2]/2/[.$B$1]*SQRT([.A59])))" office:value-type="float" office:value="0">
            <text:p>#VALUE!</text:p>
          </table:table-cell>
          <table:table-cell table:style-name="ce3" table:formula="of:=2*DEGREES(ASIN([.$E$2]/2/[.$B$1]*SQRT([.A59])))" office:value-type="float" office:value="126.022546142113">
            <text:p>126.0225</text:p>
          </table:table-cell>
          <table:table-cell table:style-name="ce5" table:formula="of:=2*DEGREES(ASIN([.$F$2]/2/[.$B$1]*SQRT([.A59])))" office:value-type="float" office:value="128.341587787265">
            <text:p>128.3416</text:p>
          </table:table-cell>
          <table:table-cell table:style-name="ce5" table:formula="of:=2*DEGREES(ASIN([.G$2]/2/[.$B$1]*SQRT([.$A59])))" office:value-type="float" office:value="19.9706152484381">
            <text:p>19.9706</text:p>
          </table:table-cell>
          <table:table-cell table:number-columns-repeated="249"/>
        </table:table-row>
        <table:table-row table:style-name="ro1">
          <table:table-cell table:formula="of:=[.A59]+1" office:value-type="float" office:value="57">
            <text:p>57</text:p>
          </table:table-cell>
          <table:table-cell table:number-columns-repeated="2"/>
          <table:table-cell table:formula="of:=2*DEGREES(ASIN([.$D$2]/2/[.$B$1]*SQRT([.A60])))" office:value-type="float" office:value="0">
            <text:p>#VALUE!</text:p>
          </table:table-cell>
          <table:table-cell table:style-name="ce3" table:formula="of:=2*DEGREES(ASIN([.$E$2]/2/[.$B$1]*SQRT([.A60])))" office:value-type="float" office:value="128.058268855444">
            <text:p>128.0583</text:p>
          </table:table-cell>
          <table:table-cell table:style-name="ce5" table:formula="of:=2*DEGREES(ASIN([.$F$2]/2/[.$B$1]*SQRT([.A60])))" office:value-type="float" office:value="130.487586639317">
            <text:p>130.4876</text:p>
          </table:table-cell>
          <table:table-cell table:style-name="ce5" table:formula="of:=2*DEGREES(ASIN([.G$2]/2/[.$B$1]*SQRT([.$A60])))" office:value-type="float" office:value="20.1499794444492">
            <text:p>20.1500</text:p>
          </table:table-cell>
          <table:table-cell table:number-columns-repeated="249"/>
        </table:table-row>
        <table:table-row table:style-name="ro1">
          <table:table-cell table:formula="of:=[.A60]+1" office:value-type="float" office:value="58">
            <text:p>58</text:p>
          </table:table-cell>
          <table:table-cell table:number-columns-repeated="2"/>
          <table:table-cell table:formula="of:=2*DEGREES(ASIN([.$D$2]/2/[.$B$1]*SQRT([.A61])))" office:value-type="float" office:value="0">
            <text:p>#VALUE!</text:p>
          </table:table-cell>
          <table:table-cell table:style-name="ce3" table:formula="of:=2*DEGREES(ASIN([.$E$2]/2/[.$B$1]*SQRT([.A61])))" office:value-type="float" office:value="130.152296678379">
            <text:p>130.1523</text:p>
          </table:table-cell>
          <table:table-cell table:style-name="ce5" table:formula="of:=2*DEGREES(ASIN([.$F$2]/2/[.$B$1]*SQRT([.A61])))" office:value-type="float" office:value="132.704554170558">
            <text:p>132.7046</text:p>
          </table:table-cell>
          <table:table-cell table:style-name="ce5" table:formula="of:=2*DEGREES(ASIN([.G$2]/2/[.$B$1]*SQRT([.$A61])))" office:value-type="float" office:value="20.3278262943166">
            <text:p>20.3278</text:p>
          </table:table-cell>
          <table:table-cell table:number-columns-repeated="249"/>
        </table:table-row>
        <table:table-row table:style-name="ro1">
          <table:table-cell table:formula="of:=[.A61]+1" office:value-type="float" office:value="59">
            <text:p>59</text:p>
          </table:table-cell>
          <table:table-cell table:number-columns-repeated="2"/>
          <table:table-cell table:formula="of:=2*DEGREES(ASIN([.$D$2]/2/[.$B$1]*SQRT([.A62])))" office:value-type="float" office:value="0">
            <text:p>#VALUE!</text:p>
          </table:table-cell>
          <table:table-cell table:style-name="ce3" table:formula="of:=2*DEGREES(ASIN([.$E$2]/2/[.$B$1]*SQRT([.A62])))" office:value-type="float" office:value="132.313017179719">
            <text:p>132.3130</text:p>
          </table:table-cell>
          <table:table-cell table:style-name="ce5" table:formula="of:=2*DEGREES(ASIN([.$F$2]/2/[.$B$1]*SQRT([.A62])))" office:value-type="float" office:value="135.003735206203">
            <text:p>135.0037</text:p>
          </table:table-cell>
          <table:table-cell table:style-name="ce5" table:formula="of:=2*DEGREES(ASIN([.G$2]/2/[.$B$1]*SQRT([.$A62])))" office:value-type="float" office:value="20.5041953383054">
            <text:p>20.5042</text:p>
          </table:table-cell>
          <table:table-cell table:number-columns-repeated="249"/>
        </table:table-row>
        <table:table-row table:style-name="ro1">
          <table:table-cell table:style-name="ce1" table:formula="of:=[.A62]+1" office:value-type="float" office:value="60">
            <text:p>60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63])))" office:value-type="float" office:value="0">
            <text:p>#VALUE!</text:p>
          </table:table-cell>
          <table:table-cell table:style-name="ce4" table:formula="of:=2*DEGREES(ASIN([.$E$2]/2/[.$B$1]*SQRT([.A63])))" office:value-type="float" office:value="134.550651338472">
            <text:p>134.5507</text:p>
          </table:table-cell>
          <table:table-cell table:style-name="ce6" table:formula="of:=2*DEGREES(ASIN([.$F$2]/2/[.$B$1]*SQRT([.A63])))" office:value-type="float" office:value="137.399203012595">
            <text:p>137.3992</text:p>
          </table:table-cell>
          <table:table-cell table:style-name="ce6" table:formula="of:=2*DEGREES(ASIN([.G$2]/2/[.$B$1]*SQRT([.$A63])))" office:value-type="float" office:value="20.6791244452754">
            <text:p>20.6791</text:p>
          </table:table-cell>
          <table:table-cell table:style-name="ce1" table:number-columns-repeated="249"/>
        </table:table-row>
        <table:table-row table:style-name="ro1">
          <table:table-cell table:formula="of:=[.A63]+1" office:value-type="float" office:value="61">
            <text:p>61</text:p>
          </table:table-cell>
          <table:table-cell table:number-columns-repeated="2"/>
          <table:table-cell table:formula="of:=2*DEGREES(ASIN([.$D$2]/2/[.$B$1]*SQRT([.A64])))" office:value-type="float" office:value="0">
            <text:p>#VALUE!</text:p>
          </table:table-cell>
          <table:table-cell table:style-name="ce3" table:formula="of:=2*DEGREES(ASIN([.$E$2]/2/[.$B$1]*SQRT([.A64])))" office:value-type="float" office:value="136.877887229065">
            <text:p>136.8779</text:p>
          </table:table-cell>
          <table:table-cell table:style-name="ce5" table:formula="of:=2*DEGREES(ASIN([.$F$2]/2/[.$B$1]*SQRT([.A64])))" office:value-type="float" office:value="139.908990748246">
            <text:p>139.9090</text:p>
          </table:table-cell>
          <table:table-cell table:style-name="ce5" table:formula="of:=2*DEGREES(ASIN([.G$2]/2/[.$B$1]*SQRT([.$A64])))" office:value-type="float" office:value="20.8526499098725">
            <text:p>20.8526</text:p>
          </table:table-cell>
          <table:table-cell table:number-columns-repeated="249"/>
        </table:table-row>
        <table:table-row table:style-name="ro1">
          <table:table-cell table:formula="of:=[.A64]+1" office:value-type="float" office:value="62">
            <text:p>62</text:p>
          </table:table-cell>
          <table:table-cell table:number-columns-repeated="2"/>
          <table:table-cell table:formula="of:=2*DEGREES(ASIN([.$D$2]/2/[.$B$1]*SQRT([.A65])))" office:value-type="float" office:value="0">
            <text:p>#VALUE!</text:p>
          </table:table-cell>
          <table:table-cell table:style-name="ce3" table:formula="of:=2*DEGREES(ASIN([.$E$2]/2/[.$B$1]*SQRT([.A65])))" office:value-type="float" office:value="139.310823803322">
            <text:p>139.3108</text:p>
          </table:table-cell>
          <table:table-cell table:style-name="ce5" table:formula="of:=2*DEGREES(ASIN([.$F$2]/2/[.$B$1]*SQRT([.A65])))" office:value-type="float" office:value="142.556876951705">
            <text:p>142.5569</text:p>
          </table:table-cell>
          <table:table-cell table:style-name="ce5" table:formula="of:=2*DEGREES(ASIN([.G$2]/2/[.$B$1]*SQRT([.$A65])))" office:value-type="float" office:value="21.0248065425746">
            <text:p>21.0248</text:p>
          </table:table-cell>
          <table:table-cell table:number-columns-repeated="249"/>
        </table:table-row>
        <table:table-row table:style-name="ro1">
          <table:table-cell table:formula="of:=[.A65]+1" office:value-type="float" office:value="63">
            <text:p>63</text:p>
          </table:table-cell>
          <table:table-cell table:number-columns-repeated="2"/>
          <table:table-cell table:formula="of:=2*DEGREES(ASIN([.$D$2]/2/[.$B$1]*SQRT([.A66])))" office:value-type="float" office:value="0">
            <text:p>#VALUE!</text:p>
          </table:table-cell>
          <table:table-cell table:style-name="ce3" table:formula="of:=2*DEGREES(ASIN([.$E$2]/2/[.$B$1]*SQRT([.A66])))" office:value-type="float" office:value="141.870433211005">
            <text:p>141.8704</text:p>
          </table:table-cell>
          <table:table-cell table:style-name="ce5" table:formula="of:=2*DEGREES(ASIN([.$F$2]/2/[.$B$1]*SQRT([.A66])))" office:value-type="float" office:value="145.375356322645">
            <text:p>145.3754</text:p>
          </table:table-cell>
          <table:table-cell table:style-name="ce5" table:formula="of:=2*DEGREES(ASIN([.G$2]/2/[.$B$1]*SQRT([.$A66])))" office:value-type="float" office:value="21.1956277532245">
            <text:p>21.1956</text:p>
          </table:table-cell>
          <table:table-cell table:number-columns-repeated="249"/>
        </table:table-row>
        <table:table-row table:style-name="ro1">
          <table:table-cell table:formula="of:=[.A66]+1" office:value-type="float" office:value="64">
            <text:p>64</text:p>
          </table:table-cell>
          <table:table-cell table:number-columns-repeated="2"/>
          <table:table-cell table:formula="of:=2*DEGREES(ASIN([.$D$2]/2/[.$B$1]*SQRT([.A67])))" office:value-type="float" office:value="0">
            <text:p>#VALUE!</text:p>
          </table:table-cell>
          <table:table-cell table:style-name="ce3" table:formula="of:=2*DEGREES(ASIN([.$E$2]/2/[.$B$1]*SQRT([.A67])))" office:value-type="float" office:value="144.584939008639">
            <text:p>144.5849</text:p>
          </table:table-cell>
          <table:table-cell table:style-name="ce5" table:formula="of:=2*DEGREES(ASIN([.$F$2]/2/[.$B$1]*SQRT([.A67])))" office:value-type="float" office:value="148.410927071972">
            <text:p>148.4109</text:p>
          </table:table-cell>
          <table:table-cell table:style-name="ce5" table:formula="of:=2*DEGREES(ASIN([.G$2]/2/[.$B$1]*SQRT([.$A67])))" office:value-type="float" office:value="21.3651456286147">
            <text:p>21.3651</text:p>
          </table:table-cell>
          <table:table-cell table:number-columns-repeated="249"/>
        </table:table-row>
        <table:table-row table:style-name="ro1">
          <table:table-cell table:formula="of:=[.A67]+1" office:value-type="float" office:value="65">
            <text:p>65</text:p>
          </table:table-cell>
          <table:table-cell table:number-columns-repeated="2"/>
          <table:table-cell table:formula="of:=2*DEGREES(ASIN([.$D$2]/2/[.$B$1]*SQRT([.A68])))" office:value-type="float" office:value="0">
            <text:p>#VALUE!</text:p>
          </table:table-cell>
          <table:table-cell table:style-name="ce3" table:formula="of:=2*DEGREES(ASIN([.$E$2]/2/[.$B$1]*SQRT([.A68])))" office:value-type="float" office:value="147.493926675936">
            <text:p>147.4939</text:p>
          </table:table-cell>
          <table:table-cell table:style-name="ce5" table:formula="of:=2*DEGREES(ASIN([.$F$2]/2/[.$B$1]*SQRT([.A68])))" office:value-type="float" office:value="151.734377029039">
            <text:p>151.7344</text:p>
          </table:table-cell>
          <table:table-cell table:style-name="ce5" table:formula="of:=2*DEGREES(ASIN([.G$2]/2/[.$B$1]*SQRT([.$A68])))" office:value-type="float" office:value="21.5333910046357">
            <text:p>21.5334</text:p>
          </table:table-cell>
          <table:table-cell table:number-columns-repeated="249"/>
        </table:table-row>
        <table:table-row table:style-name="ro1">
          <table:table-cell table:formula="of:=[.A68]+1" office:value-type="float" office:value="66">
            <text:p>66</text:p>
          </table:table-cell>
          <table:table-cell table:number-columns-repeated="2"/>
          <table:table-cell table:formula="of:=2*DEGREES(ASIN([.$D$2]/2/[.$B$1]*SQRT([.A69])))" office:value-type="float" office:value="0">
            <text:p>#VALUE!</text:p>
          </table:table-cell>
          <table:table-cell table:style-name="ce3" table:formula="of:=2*DEGREES(ASIN([.$E$2]/2/[.$B$1]*SQRT([.A69])))" office:value-type="float" office:value="150.656033102045">
            <text:p>150.6560</text:p>
          </table:table-cell>
          <table:table-cell table:style-name="ce5" table:formula="of:=2*DEGREES(ASIN([.$F$2]/2/[.$B$1]*SQRT([.A69])))" office:value-type="float" office:value="155.463435279442">
            <text:p>155.4634</text:p>
          </table:table-cell>
          <table:table-cell table:style-name="ce5" table:formula="of:=2*DEGREES(ASIN([.G$2]/2/[.$B$1]*SQRT([.$A69])))" office:value-type="float" office:value="21.7003935334446">
            <text:p>21.7004</text:p>
          </table:table-cell>
          <table:table-cell table:number-columns-repeated="249"/>
        </table:table-row>
        <table:table-row table:style-name="ro1">
          <table:table-cell table:formula="of:=[.A69]+1" office:value-type="float" office:value="67">
            <text:p>67</text:p>
          </table:table-cell>
          <table:table-cell table:number-columns-repeated="2"/>
          <table:table-cell table:formula="of:=2*DEGREES(ASIN([.$D$2]/2/[.$B$1]*SQRT([.A70])))" office:value-type="float" office:value="0">
            <text:p>#VALUE!</text:p>
          </table:table-cell>
          <table:table-cell table:style-name="ce3" table:formula="of:=2*DEGREES(ASIN([.$E$2]/2/[.$B$1]*SQRT([.A70])))" office:value-type="float" office:value="154.164965280248">
            <text:p>154.1650</text:p>
          </table:table-cell>
          <table:table-cell table:style-name="ce5" table:formula="of:=2*DEGREES(ASIN([.$F$2]/2/[.$B$1]*SQRT([.A70])))" office:value-type="float" office:value="159.822945953753">
            <text:p>159.8229</text:p>
          </table:table-cell>
          <table:table-cell table:style-name="ce5" table:formula="of:=2*DEGREES(ASIN([.G$2]/2/[.$B$1]*SQRT([.$A70])))" office:value-type="float" office:value="21.8661817460683">
            <text:p>21.8662</text:p>
          </table:table-cell>
          <table:table-cell table:number-columns-repeated="249"/>
        </table:table-row>
        <table:table-row table:style-name="ro1">
          <table:table-cell table:formula="of:=[.A70]+1" office:value-type="float" office:value="68">
            <text:p>68</text:p>
          </table:table-cell>
          <table:table-cell table:number-columns-repeated="2"/>
          <table:table-cell table:formula="of:=2*DEGREES(ASIN([.$D$2]/2/[.$B$1]*SQRT([.A71])))" office:value-type="float" office:value="0">
            <text:p>#VALUE!</text:p>
          </table:table-cell>
          <table:table-cell table:style-name="ce3" table:formula="of:=2*DEGREES(ASIN([.$E$2]/2/[.$B$1]*SQRT([.A71])))" office:value-type="float" office:value="158.188529924728">
            <text:p>158.1885</text:p>
          </table:table-cell>
          <table:table-cell table:style-name="ce5" table:formula="of:=2*DEGREES(ASIN([.$F$2]/2/[.$B$1]*SQRT([.A71])))" office:value-type="float" office:value="165.36749884075">
            <text:p>165.3675</text:p>
          </table:table-cell>
          <table:table-cell table:style-name="ce5" table:formula="of:=2*DEGREES(ASIN([.G$2]/2/[.$B$1]*SQRT([.$A71])))" office:value-type="float" office:value="22.0307831108149">
            <text:p>22.0308</text:p>
          </table:table-cell>
          <table:table-cell table:number-columns-repeated="249"/>
        </table:table-row>
        <table:table-row table:style-name="ro1">
          <table:table-cell table:formula="of:=[.A71]+1" office:value-type="float" office:value="69">
            <text:p>69</text:p>
          </table:table-cell>
          <table:table-cell table:number-columns-repeated="2"/>
          <table:table-cell table:formula="of:=2*DEGREES(ASIN([.$D$2]/2/[.$B$1]*SQRT([.A72])))" office:value-type="float" office:value="0">
            <text:p>#VALUE!</text:p>
          </table:table-cell>
          <table:table-cell table:style-name="ce3" table:formula="of:=2*DEGREES(ASIN([.$E$2]/2/[.$B$1]*SQRT([.A72])))" office:value-type="float" office:value="163.091501784971">
            <text:p>163.0915</text:p>
          </table:table-cell>
          <table:table-cell table:style-name="ce5" table:formula="of:=2*DEGREES(ASIN([.$F$2]/2/[.$B$1]*SQRT([.A72])))" office:value-type="float" office:value="175.205455622452">
            <text:p>175.2055</text:p>
          </table:table-cell>
          <table:table-cell table:style-name="ce5" table:formula="of:=2*DEGREES(ASIN([.G$2]/2/[.$B$1]*SQRT([.$A72])))" office:value-type="float" office:value="22.1942240878313">
            <text:p>22.1942</text:p>
          </table:table-cell>
          <table:table-cell table:number-columns-repeated="249"/>
        </table:table-row>
        <table:table-row table:style-name="ro1">
          <table:table-cell table:formula="of:=[.A72]+1" office:value-type="float" office:value="70">
            <text:p>70</text:p>
          </table:table-cell>
          <table:table-cell table:number-columns-repeated="2"/>
          <table:table-cell table:formula="of:=2*DEGREES(ASIN([.$D$2]/2/[.$B$1]*SQRT([.A73])))" office:value-type="float" office:value="0">
            <text:p>#VALUE!</text:p>
          </table:table-cell>
          <table:table-cell table:style-name="ce3" table:formula="of:=2*DEGREES(ASIN([.$E$2]/2/[.$B$1]*SQRT([.A73])))" office:value-type="float" office:value="170.10670795832">
            <text:p>170.1067</text:p>
          </table:table-cell>
          <table:table-cell table:style-name="ce5" table:formula="of:=2*DEGREES(ASIN([.$F$2]/2/[.$B$1]*SQRT([.A73])))" office:value-type="float" office:value="0">
            <text:p>#VALUE!</text:p>
          </table:table-cell>
          <table:table-cell table:style-name="ce5" table:formula="of:=2*DEGREES(ASIN([.G$2]/2/[.$B$1]*SQRT([.$A73])))" office:value-type="float" office:value="22.3565301801127">
            <text:p>22.3565</text:p>
          </table:table-cell>
          <table:table-cell table:number-columns-repeated="249"/>
        </table:table-row>
        <table:table-row table:style-name="ro1">
          <table:table-cell table:formula="of:=[.A73]+1" office:value-type="float" office:value="71">
            <text:p>71</text:p>
          </table:table-cell>
          <table:table-cell table:number-columns-repeated="2"/>
          <table:table-cell table:formula="of:=2*DEGREES(ASIN([.$D$2]/2/[.$B$1]*SQRT([.A74])))" office:value-type="float" office:value="0">
            <text:p>#VALUE!</text:p>
          </table:table-cell>
          <table:table-cell table:style-name="ce3" table:formula="of:=2*DEGREES(ASIN([.$E$2]/2/[.$B$1]*SQRT([.A74])))" office:value-type="float" office:value="0">
            <text:p>#VALUE!</text:p>
          </table:table-cell>
          <table:table-cell table:style-name="ce5" table:formula="of:=2*DEGREES(ASIN([.$F$2]/2/[.$B$1]*SQRT([.A74])))" office:value-type="float" office:value="0">
            <text:p>#VALUE!</text:p>
          </table:table-cell>
          <table:table-cell table:style-name="ce5" table:formula="of:=2*DEGREES(ASIN([.G$2]/2/[.$B$1]*SQRT([.$A74])))" office:value-type="float" office:value="22.5177259812426">
            <text:p>22.5177</text:p>
          </table:table-cell>
          <table:table-cell table:number-columns-repeated="249"/>
        </table:table-row>
        <table:table-row table:style-name="ro1">
          <table:table-cell table:formula="of:=[.A74]+1" office:value-type="float" office:value="72">
            <text:p>72</text:p>
          </table:table-cell>
          <table:table-cell table:number-columns-repeated="2"/>
          <table:table-cell table:formula="of:=2*DEGREES(ASIN([.$D$2]/2/[.$B$1]*SQRT([.A75])))" office:value-type="float" office:value="0">
            <text:p>#VALUE!</text:p>
          </table:table-cell>
          <table:table-cell table:style-name="ce3" table:formula="of:=2*DEGREES(ASIN([.$E$2]/2/[.$B$1]*SQRT([.A75])))" office:value-type="float" office:value="0">
            <text:p>#VALUE!</text:p>
          </table:table-cell>
          <table:table-cell/>
          <table:table-cell table:style-name="ce5" table:formula="of:=2*DEGREES(ASIN([.G$2]/2/[.$B$1]*SQRT([.$A75])))" office:value-type="float" office:value="22.677835220116">
            <text:p>22.6778</text:p>
          </table:table-cell>
          <table:table-cell table:number-columns-repeated="249"/>
        </table:table-row>
        <table:table-row table:style-name="ro1">
          <table:table-cell table:formula="of:=[.A75]+1" office:value-type="float" office:value="73">
            <text:p>73</text:p>
          </table:table-cell>
          <table:table-cell table:number-columns-repeated="2"/>
          <table:table-cell table:formula="of:=2*DEGREES(ASIN([.$D$2]/2/[.$B$1]*SQRT([.A76])))" office:value-type="float" office:value="0">
            <text:p>#VALUE!</text:p>
          </table:table-cell>
          <table:table-cell table:style-name="ce3" table:formula="of:=2*DEGREES(ASIN([.$E$2]/2/[.$B$1]*SQRT([.A76])))" office:value-type="float" office:value="0">
            <text:p>#VALUE!</text:p>
          </table:table-cell>
          <table:table-cell/>
          <table:table-cell table:style-name="ce5" table:formula="of:=2*DEGREES(ASIN([.G$2]/2/[.$B$1]*SQRT([.$A76])))" office:value-type="float" office:value="22.8368808028742">
            <text:p>22.8369</text:p>
          </table:table-cell>
          <table:table-cell table:number-columns-repeated="249"/>
        </table:table-row>
        <table:table-row table:style-name="ro1">
          <table:table-cell table:formula="of:=[.A76]+1" office:value-type="float" office:value="74">
            <text:p>74</text:p>
          </table:table-cell>
          <table:table-cell table:number-columns-repeated="2"/>
          <table:table-cell table:formula="of:=2*DEGREES(ASIN([.$D$2]/2/[.$B$1]*SQRT([.A77])))" office:value-type="float" office:value="0">
            <text:p>#VALUE!</text:p>
          </table:table-cell>
          <table:table-cell table:style-name="ce3" table:formula="of:=2*DEGREES(ASIN([.$E$2]/2/[.$B$1]*SQRT([.A77])))" office:value-type="float" office:value="0">
            <text:p>#VALUE!</text:p>
          </table:table-cell>
          <table:table-cell/>
          <table:table-cell table:style-name="ce5" table:formula="of:=2*DEGREES(ASIN([.G$2]/2/[.$B$1]*SQRT([.$A77])))" office:value-type="float" office:value="22.9948848522621">
            <text:p>22.9949</text:p>
          </table:table-cell>
          <table:table-cell table:number-columns-repeated="249"/>
        </table:table-row>
        <table:table-row table:style-name="ro1">
          <table:table-cell table:formula="of:=[.A77]+1" office:value-type="float" office:value="75">
            <text:p>75</text:p>
          </table:table-cell>
          <table:table-cell table:number-columns-repeated="2"/>
          <table:table-cell table:formula="of:=2*DEGREES(ASIN([.$D$2]/2/[.$B$1]*SQRT([.A78])))" office:value-type="float" office:value="0">
            <text:p>#VALUE!</text:p>
          </table:table-cell>
          <table:table-cell table:style-name="ce3" table:formula="of:=2*DEGREES(ASIN([.$E$2]/2/[.$B$1]*SQRT([.A78])))" office:value-type="float" office:value="0">
            <text:p>#VALUE!</text:p>
          </table:table-cell>
          <table:table-cell/>
          <table:table-cell table:style-name="ce5" table:formula="of:=2*DEGREES(ASIN([.G$2]/2/[.$B$1]*SQRT([.$A78])))" office:value-type="float" office:value="23.1518687445988">
            <text:p>23.1519</text:p>
          </table:table-cell>
          <table:table-cell table:number-columns-repeated="249"/>
        </table:table-row>
        <table:table-row table:style-name="ro1">
          <table:table-cell table:formula="of:=[.A78]+1" office:value-type="float" office:value="76">
            <text:p>76</text:p>
          </table:table-cell>
          <table:table-cell table:number-columns-repeated="2"/>
          <table:table-cell table:formula="of:=2*DEGREES(ASIN([.$D$2]/2/[.$B$1]*SQRT([.A79])))" office:value-type="float" office:value="0">
            <text:p>#VALUE!</text:p>
          </table:table-cell>
          <table:table-cell table:style-name="ce3" table:formula="of:=2*DEGREES(ASIN([.$E$2]/2/[.$B$1]*SQRT([.A79])))" office:value-type="float" office:value="0">
            <text:p>#VALUE!</text:p>
          </table:table-cell>
          <table:table-cell/>
          <table:table-cell table:style-name="ce5" table:formula="of:=2*DEGREES(ASIN([.G$2]/2/[.$B$1]*SQRT([.$A79])))" office:value-type="float" office:value="23.3078531445354">
            <text:p>23.3079</text:p>
          </table:table-cell>
          <table:table-cell table:number-columns-repeated="249"/>
        </table:table-row>
        <table:table-row table:style-name="ro1">
          <table:table-cell table:formula="of:=[.A79]+1" office:value-type="float" office:value="77">
            <text:p>77</text:p>
          </table:table-cell>
          <table:table-cell table:number-columns-repeated="2"/>
          <table:table-cell table:formula="of:=2*DEGREES(ASIN([.$D$2]/2/[.$B$1]*SQRT([.A80])))" office:value-type="float" office:value="0">
            <text:p>#VALUE!</text:p>
          </table:table-cell>
          <table:table-cell table:style-name="ce3" table:formula="of:=2*DEGREES(ASIN([.$E$2]/2/[.$B$1]*SQRT([.A80])))" office:value-type="float" office:value="0">
            <text:p>#VALUE!</text:p>
          </table:table-cell>
          <table:table-cell/>
          <table:table-cell table:style-name="ce5" table:formula="of:=2*DEGREES(ASIN([.G$2]/2/[.$B$1]*SQRT([.$A80])))" office:value-type="float" office:value="23.4628580377597">
            <text:p>23.4629</text:p>
          </table:table-cell>
          <table:table-cell table:number-columns-repeated="249"/>
        </table:table-row>
        <table:table-row table:style-name="ro1">
          <table:table-cell table:formula="of:=[.A80]+1" office:value-type="float" office:value="78">
            <text:p>78</text:p>
          </table:table-cell>
          <table:table-cell table:number-columns-repeated="2"/>
          <table:table-cell table:formula="of:=2*DEGREES(ASIN([.$D$2]/2/[.$B$1]*SQRT([.A81])))" office:value-type="float" office:value="0">
            <text:p>#VALUE!</text:p>
          </table:table-cell>
          <table:table-cell table:style-name="ce3" table:formula="of:=2*DEGREES(ASIN([.$E$2]/2/[.$B$1]*SQRT([.A81])))" office:value-type="float" office:value="0">
            <text:p>#VALUE!</text:p>
          </table:table-cell>
          <table:table-cell/>
          <table:table-cell table:style-name="ce5" table:formula="of:=2*DEGREES(ASIN([.G$2]/2/[.$B$1]*SQRT([.$A81])))" office:value-type="float" office:value="23.6169027617957">
            <text:p>23.6169</text:p>
          </table:table-cell>
          <table:table-cell table:number-columns-repeated="249"/>
        </table:table-row>
        <table:table-row table:style-name="ro1">
          <table:table-cell table:formula="of:=[.A81]+1" office:value-type="float" office:value="79">
            <text:p>79</text:p>
          </table:table-cell>
          <table:table-cell table:number-columns-repeated="2"/>
          <table:table-cell table:formula="of:=2*DEGREES(ASIN([.$D$2]/2/[.$B$1]*SQRT([.A82])))" office:value-type="float" office:value="0">
            <text:p>#VALUE!</text:p>
          </table:table-cell>
          <table:table-cell table:style-name="ce3" table:formula="of:=2*DEGREES(ASIN([.$E$2]/2/[.$B$1]*SQRT([.A82])))" office:value-type="float" office:value="0">
            <text:p>#VALUE!</text:p>
          </table:table-cell>
          <table:table-cell/>
          <table:table-cell table:style-name="ce5" table:formula="of:=2*DEGREES(ASIN([.G$2]/2/[.$B$1]*SQRT([.$A82])))" office:value-type="float" office:value="23.7700060350287">
            <text:p>23.7700</text:p>
          </table:table-cell>
          <table:table-cell table:number-columns-repeated="249"/>
        </table:table-row>
        <table:table-row table:style-name="ro1">
          <table:table-cell table:formula="of:=[.A82]+1" office:value-type="float" office:value="80">
            <text:p>80</text:p>
          </table:table-cell>
          <table:table-cell table:number-columns-repeated="2"/>
          <table:table-cell table:formula="of:=2*DEGREES(ASIN([.$D$2]/2/[.$B$1]*SQRT([.A83])))" office:value-type="float" office:value="0">
            <text:p>#VALUE!</text:p>
          </table:table-cell>
          <table:table-cell table:style-name="ce3" table:formula="of:=2*DEGREES(ASIN([.$E$2]/2/[.$B$1]*SQRT([.A83])))" office:value-type="float" office:value="0">
            <text:p>#VALUE!</text:p>
          </table:table-cell>
          <table:table-cell/>
          <table:table-cell table:style-name="ce5" table:formula="of:=2*DEGREES(ASIN([.G$2]/2/[.$B$1]*SQRT([.$A83])))" office:value-type="float" office:value="23.9221859840829">
            <text:p>23.9222</text:p>
          </table:table-cell>
          <table:table-cell table:number-columns-repeated="249"/>
        </table:table-row>
        <table:table-row table:style-name="ro1">
          <table:table-cell table:formula="of:=[.A83]+1" office:value-type="float" office:value="81">
            <text:p>81</text:p>
          </table:table-cell>
          <table:table-cell table:number-columns-repeated="2"/>
          <table:table-cell table:formula="of:=2*DEGREES(ASIN([.$D$2]/2/[.$B$1]*SQRT([.A84])))" office:value-type="float" office:value="0">
            <text:p>#VALUE!</text:p>
          </table:table-cell>
          <table:table-cell table:style-name="ce3" table:formula="of:=2*DEGREES(ASIN([.$E$2]/2/[.$B$1]*SQRT([.A84])))" office:value-type="float" office:value="0">
            <text:p>#VALUE!</text:p>
          </table:table-cell>
          <table:table-cell/>
          <table:table-cell table:style-name="ce5" table:formula="of:=2*DEGREES(ASIN([.G$2]/2/[.$B$1]*SQRT([.$A84])))" office:value-type="float" office:value="24.0734601696615">
            <text:p>24.0735</text:p>
          </table:table-cell>
          <table:table-cell table:number-columns-repeated="249"/>
        </table:table-row>
        <table:table-row table:style-name="ro1">
          <table:table-cell table:formula="of:=[.A84]+1" office:value-type="float" office:value="82">
            <text:p>82</text:p>
          </table:table-cell>
          <table:table-cell table:number-columns-repeated="2"/>
          <table:table-cell table:formula="of:=2*DEGREES(ASIN([.$D$2]/2/[.$B$1]*SQRT([.A85])))" office:value-type="float" office:value="0">
            <text:p>#VALUE!</text:p>
          </table:table-cell>
          <table:table-cell table:style-name="ce3" table:formula="of:=2*DEGREES(ASIN([.$E$2]/2/[.$B$1]*SQRT([.A85])))" office:value-type="float" office:value="0">
            <text:p>#VALUE!</text:p>
          </table:table-cell>
          <table:table-cell/>
          <table:table-cell table:style-name="ce5" table:formula="of:=2*DEGREES(ASIN([.G$2]/2/[.$B$1]*SQRT([.$A85])))" office:value-type="float" office:value="24.2238456109552">
            <text:p>24.2238</text:p>
          </table:table-cell>
          <table:table-cell table:number-columns-repeated="249"/>
        </table:table-row>
        <table:table-row table:style-name="ro1">
          <table:table-cell table:formula="of:=[.A85]+1" office:value-type="float" office:value="83">
            <text:p>83</text:p>
          </table:table-cell>
          <table:table-cell table:number-columns-repeated="2"/>
          <table:table-cell table:formula="of:=2*DEGREES(ASIN([.$D$2]/2/[.$B$1]*SQRT([.A86])))" office:value-type="float" office:value="0">
            <text:p>#VALUE!</text:p>
          </table:table-cell>
          <table:table-cell table:style-name="ce3" table:formula="of:=2*DEGREES(ASIN([.$E$2]/2/[.$B$1]*SQRT([.A86])))" office:value-type="float" office:value="0">
            <text:p>#VALUE!</text:p>
          </table:table-cell>
          <table:table-cell/>
          <table:table-cell table:style-name="ce5" table:formula="of:=2*DEGREES(ASIN([.G$2]/2/[.$B$1]*SQRT([.$A86])))" office:value-type="float" office:value="24.3733588087139">
            <text:p>24.3734</text:p>
          </table:table-cell>
          <table:table-cell table:number-columns-repeated="249"/>
        </table:table-row>
        <table:table-row table:style-name="ro1">
          <table:table-cell table:formula="of:=[.A86]+1" office:value-type="float" office:value="84">
            <text:p>84</text:p>
          </table:table-cell>
          <table:table-cell table:number-columns-repeated="2"/>
          <table:table-cell table:formula="of:=2*DEGREES(ASIN([.$D$2]/2/[.$B$1]*SQRT([.A87])))" office:value-type="float" office:value="0">
            <text:p>#VALUE!</text:p>
          </table:table-cell>
          <table:table-cell table:style-name="ce3" table:formula="of:=2*DEGREES(ASIN([.$E$2]/2/[.$B$1]*SQRT([.A87])))" office:value-type="float" office:value="0">
            <text:p>#VALUE!</text:p>
          </table:table-cell>
          <table:table-cell/>
          <table:table-cell table:style-name="ce5" table:formula="of:=2*DEGREES(ASIN([.G$2]/2/[.$B$1]*SQRT([.$A87])))" office:value-type="float" office:value="24.5220157670706">
            <text:p>24.5220</text:p>
          </table:table-cell>
          <table:table-cell table:number-columns-repeated="249"/>
        </table:table-row>
        <table:table-row table:style-name="ro1">
          <table:table-cell table:formula="of:=[.A87]+1" office:value-type="float" office:value="85">
            <text:p>85</text:p>
          </table:table-cell>
          <table:table-cell table:number-columns-repeated="2"/>
          <table:table-cell table:formula="of:=2*DEGREES(ASIN([.$D$2]/2/[.$B$1]*SQRT([.A88])))" office:value-type="float" office:value="0">
            <text:p>#VALUE!</text:p>
          </table:table-cell>
          <table:table-cell table:style-name="ce3" table:formula="of:=2*DEGREES(ASIN([.$E$2]/2/[.$B$1]*SQRT([.A88])))" office:value-type="float" office:value="0">
            <text:p>#VALUE!</text:p>
          </table:table-cell>
          <table:table-cell/>
          <table:table-cell table:style-name="ce5" table:formula="of:=2*DEGREES(ASIN([.G$2]/2/[.$B$1]*SQRT([.$A88])))" office:value-type="float" office:value="24.6698320141986">
            <text:p>24.6698</text:p>
          </table:table-cell>
          <table:table-cell table:number-columns-repeated="249"/>
        </table:table-row>
        <table:table-row table:style-name="ro1">
          <table:table-cell table:formula="of:=[.A88]+1" office:value-type="float" office:value="86">
            <text:p>86</text:p>
          </table:table-cell>
          <table:table-cell table:number-columns-repeated="2"/>
          <table:table-cell table:formula="of:=2*DEGREES(ASIN([.$D$2]/2/[.$B$1]*SQRT([.A89])))" office:value-type="float" office:value="0">
            <text:p>#VALUE!</text:p>
          </table:table-cell>
          <table:table-cell table:style-name="ce3" table:formula="of:=2*DEGREES(ASIN([.$E$2]/2/[.$B$1]*SQRT([.A89])))" office:value-type="float" office:value="0">
            <text:p>#VALUE!</text:p>
          </table:table-cell>
          <table:table-cell/>
          <table:table-cell table:style-name="ce5" table:formula="of:=2*DEGREES(ASIN([.G$2]/2/[.$B$1]*SQRT([.$A89])))" office:value-type="float" office:value="24.8168226218779">
            <text:p>24.8168</text:p>
          </table:table-cell>
          <table:table-cell table:number-columns-repeated="249"/>
        </table:table-row>
        <table:table-row table:style-name="ro1">
          <table:table-cell table:formula="of:=[.A89]+1" office:value-type="float" office:value="87">
            <text:p>87</text:p>
          </table:table-cell>
          <table:table-cell table:number-columns-repeated="2"/>
          <table:table-cell table:formula="of:=2*DEGREES(ASIN([.$D$2]/2/[.$B$1]*SQRT([.A90])))" office:value-type="float" office:value="0">
            <text:p>#VALUE!</text:p>
          </table:table-cell>
          <table:table-cell table:style-name="ce3" table:formula="of:=2*DEGREES(ASIN([.$E$2]/2/[.$B$1]*SQRT([.A90])))" office:value-type="float" office:value="0">
            <text:p>#VALUE!</text:p>
          </table:table-cell>
          <table:table-cell/>
          <table:table-cell table:style-name="ce5" table:formula="of:=2*DEGREES(ASIN([.G$2]/2/[.$B$1]*SQRT([.$A90])))" office:value-type="float" office:value="24.9630022240391">
            <text:p>24.9630</text:p>
          </table:table-cell>
          <table:table-cell table:number-columns-repeated="249"/>
        </table:table-row>
        <table:table-row table:style-name="ro1">
          <table:table-cell table:formula="of:=[.A90]+1" office:value-type="float" office:value="88">
            <text:p>88</text:p>
          </table:table-cell>
          <table:table-cell table:number-columns-repeated="2"/>
          <table:table-cell table:formula="of:=2*DEGREES(ASIN([.$D$2]/2/[.$B$1]*SQRT([.A91])))" office:value-type="float" office:value="0">
            <text:p>#VALUE!</text:p>
          </table:table-cell>
          <table:table-cell table:style-name="ce3" table:formula="of:=2*DEGREES(ASIN([.$E$2]/2/[.$B$1]*SQRT([.A91])))" office:value-type="float" office:value="0">
            <text:p>#VALUE!</text:p>
          </table:table-cell>
          <table:table-cell/>
          <table:table-cell table:style-name="ce5" table:formula="of:=2*DEGREES(ASIN([.G$2]/2/[.$B$1]*SQRT([.$A91])))" office:value-type="float" office:value="25.1083850343509">
            <text:p>25.1084</text:p>
          </table:table-cell>
          <table:table-cell table:number-columns-repeated="249"/>
        </table:table-row>
        <table:table-row table:style-name="ro1">
          <table:table-cell table:formula="of:=[.A91]+1" office:value-type="float" office:value="89">
            <text:p>89</text:p>
          </table:table-cell>
          <table:table-cell table:number-columns-repeated="2"/>
          <table:table-cell table:formula="of:=2*DEGREES(ASIN([.$D$2]/2/[.$B$1]*SQRT([.A92])))" office:value-type="float" office:value="0">
            <text:p>#VALUE!</text:p>
          </table:table-cell>
          <table:table-cell table:style-name="ce3" table:formula="of:=2*DEGREES(ASIN([.$E$2]/2/[.$B$1]*SQRT([.A92])))" office:value-type="float" office:value="0">
            <text:p>#VALUE!</text:p>
          </table:table-cell>
          <table:table-cell/>
          <table:table-cell table:style-name="ce5" table:formula="of:=2*DEGREES(ASIN([.G$2]/2/[.$B$1]*SQRT([.$A92])))" office:value-type="float" office:value="25.2529848629096">
            <text:p>25.2530</text:p>
          </table:table-cell>
          <table:table-cell table:number-columns-repeated="249"/>
        </table:table-row>
        <table:table-row table:style-name="ro1">
          <table:table-cell table:formula="of:=[.A92]+1" office:value-type="float" office:value="90">
            <text:p>90</text:p>
          </table:table-cell>
          <table:table-cell table:number-columns-repeated="2"/>
          <table:table-cell table:formula="of:=2*DEGREES(ASIN([.$D$2]/2/[.$B$1]*SQRT([.A93])))" office:value-type="float" office:value="0">
            <text:p>#VALUE!</text:p>
          </table:table-cell>
          <table:table-cell table:style-name="ce3" table:formula="of:=2*DEGREES(ASIN([.$E$2]/2/[.$B$1]*SQRT([.A93])))" office:value-type="float" office:value="0">
            <text:p>#VALUE!</text:p>
          </table:table-cell>
          <table:table-cell/>
          <table:table-cell table:style-name="ce5" table:formula="of:=2*DEGREES(ASIN([.G$2]/2/[.$B$1]*SQRT([.$A93])))" office:value-type="float" office:value="25.3968151320873">
            <text:p>25.3968</text:p>
          </table:table-cell>
          <table:table-cell table:number-columns-repeated="249"/>
        </table:table-row>
        <table:table-row table:style-name="ro1">
          <table:table-cell table:formula="of:=[.A93]+1" office:value-type="float" office:value="91">
            <text:p>91</text:p>
          </table:table-cell>
          <table:table-cell table:number-columns-repeated="2"/>
          <table:table-cell table:formula="of:=2*DEGREES(ASIN([.$D$2]/2/[.$B$1]*SQRT([.A94])))" office:value-type="float" office:value="0">
            <text:p>#VALUE!</text:p>
          </table:table-cell>
          <table:table-cell table:style-name="ce3" table:formula="of:=2*DEGREES(ASIN([.$E$2]/2/[.$B$1]*SQRT([.A94])))" office:value-type="float" office:value="0">
            <text:p>#VALUE!</text:p>
          </table:table-cell>
          <table:table-cell/>
          <table:table-cell table:style-name="ce5" table:formula="of:=2*DEGREES(ASIN([.G$2]/2/[.$B$1]*SQRT([.$A94])))" office:value-type="float" office:value="25.5398888915878">
            <text:p>25.5399</text:p>
          </table:table-cell>
          <table:table-cell table:number-columns-repeated="249"/>
        </table:table-row>
        <table:table-row table:style-name="ro1">
          <table:table-cell table:formula="of:=[.A94]+1" office:value-type="float" office:value="92">
            <text:p>92</text:p>
          </table:table-cell>
          <table:table-cell table:number-columns-repeated="2"/>
          <table:table-cell table:formula="of:=2*DEGREES(ASIN([.$D$2]/2/[.$B$1]*SQRT([.A95])))" office:value-type="float" office:value="0">
            <text:p>#VALUE!</text:p>
          </table:table-cell>
          <table:table-cell table:style-name="ce3" table:formula="of:=2*DEGREES(ASIN([.$E$2]/2/[.$B$1]*SQRT([.A95])))" office:value-type="float" office:value="0">
            <text:p>#VALUE!</text:p>
          </table:table-cell>
          <table:table-cell/>
          <table:table-cell table:style-name="ce5" table:formula="of:=2*DEGREES(ASIN([.G$2]/2/[.$B$1]*SQRT([.$A95])))" office:value-type="float" office:value="25.6822188327609">
            <text:p>25.6822</text:p>
          </table:table-cell>
          <table:table-cell table:number-columns-repeated="249"/>
        </table:table-row>
        <table:table-row table:style-name="ro1">
          <table:table-cell table:formula="of:=[.A95]+1" office:value-type="float" office:value="93">
            <text:p>93</text:p>
          </table:table-cell>
          <table:table-cell table:number-columns-repeated="2"/>
          <table:table-cell table:formula="of:=2*DEGREES(ASIN([.$D$2]/2/[.$B$1]*SQRT([.A96])))" office:value-type="float" office:value="0">
            <text:p>#VALUE!</text:p>
          </table:table-cell>
          <table:table-cell table:style-name="ce3" table:formula="of:=2*DEGREES(ASIN([.$E$2]/2/[.$B$1]*SQRT([.A96])))" office:value-type="float" office:value="0">
            <text:p>#VALUE!</text:p>
          </table:table-cell>
          <table:table-cell/>
          <table:table-cell table:style-name="ce5" table:formula="of:=2*DEGREES(ASIN([.G$2]/2/[.$B$1]*SQRT([.$A96])))" office:value-type="float" office:value="25.8238173022168">
            <text:p>25.8238</text:p>
          </table:table-cell>
          <table:table-cell table:number-columns-repeated="249"/>
        </table:table-row>
        <table:table-row table:style-name="ro1">
          <table:table-cell table:formula="of:=[.A96]+1" office:value-type="float" office:value="94">
            <text:p>94</text:p>
          </table:table-cell>
          <table:table-cell table:number-columns-repeated="2"/>
          <table:table-cell table:formula="of:=2*DEGREES(ASIN([.$D$2]/2/[.$B$1]*SQRT([.A97])))" office:value-type="float" office:value="0">
            <text:p>#VALUE!</text:p>
          </table:table-cell>
          <table:table-cell table:style-name="ce3" table:formula="of:=2*DEGREES(ASIN([.$E$2]/2/[.$B$1]*SQRT([.A97])))" office:value-type="float" office:value="0">
            <text:p>#VALUE!</text:p>
          </table:table-cell>
          <table:table-cell/>
          <table:table-cell table:style-name="ce5" table:formula="of:=2*DEGREES(ASIN([.G$2]/2/[.$B$1]*SQRT([.$A97])))" office:value-type="float" office:value="25.964696314784">
            <text:p>25.9647</text:p>
          </table:table-cell>
          <table:table-cell table:number-columns-repeated="249"/>
        </table:table-row>
        <table:table-row table:style-name="ro1">
          <table:table-cell table:formula="of:=[.A97]+1" office:value-type="float" office:value="95">
            <text:p>95</text:p>
          </table:table-cell>
          <table:table-cell table:number-columns-repeated="2"/>
          <table:table-cell table:formula="of:=2*DEGREES(ASIN([.$D$2]/2/[.$B$1]*SQRT([.A98])))" office:value-type="float" office:value="0">
            <text:p>#VALUE!</text:p>
          </table:table-cell>
          <table:table-cell table:style-name="ce3" table:formula="of:=2*DEGREES(ASIN([.$E$2]/2/[.$B$1]*SQRT([.A98])))" office:value-type="float" office:value="0">
            <text:p>#VALUE!</text:p>
          </table:table-cell>
          <table:table-cell/>
          <table:table-cell table:style-name="ce5" table:formula="of:=2*DEGREES(ASIN([.G$2]/2/[.$B$1]*SQRT([.$A98])))" office:value-type="float" office:value="26.1048675658468">
            <text:p>26.1049</text:p>
          </table:table-cell>
          <table:table-cell table:number-columns-repeated="249"/>
        </table:table-row>
        <table:table-row table:style-name="ro1">
          <table:table-cell table:formula="of:=[.A98]+1" office:value-type="float" office:value="96">
            <text:p>96</text:p>
          </table:table-cell>
          <table:table-cell table:number-columns-repeated="2"/>
          <table:table-cell table:formula="of:=2*DEGREES(ASIN([.$D$2]/2/[.$B$1]*SQRT([.A99])))" office:value-type="float" office:value="0">
            <text:p>#VALUE!</text:p>
          </table:table-cell>
          <table:table-cell table:style-name="ce3" table:formula="of:=2*DEGREES(ASIN([.$E$2]/2/[.$B$1]*SQRT([.A99])))" office:value-type="float" office:value="0">
            <text:p>#VALUE!</text:p>
          </table:table-cell>
          <table:table-cell/>
          <table:table-cell table:style-name="ce5" table:formula="of:=2*DEGREES(ASIN([.G$2]/2/[.$B$1]*SQRT([.$A99])))" office:value-type="float" office:value="26.2443424431004">
            <text:p>26.2443</text:p>
          </table:table-cell>
          <table:table-cell table:number-columns-repeated="249"/>
        </table:table-row>
        <table:table-row table:style-name="ro1">
          <table:table-cell table:formula="of:=[.A99]+1" office:value-type="float" office:value="97">
            <text:p>97</text:p>
          </table:table-cell>
          <table:table-cell table:number-columns-repeated="2"/>
          <table:table-cell table:formula="of:=2*DEGREES(ASIN([.$D$2]/2/[.$B$1]*SQRT([.A100])))" office:value-type="float" office:value="0">
            <text:p>#VALUE!</text:p>
          </table:table-cell>
          <table:table-cell table:style-name="ce3" table:formula="of:=2*DEGREES(ASIN([.$E$2]/2/[.$B$1]*SQRT([.A100])))" office:value-type="float" office:value="0">
            <text:p>#VALUE!</text:p>
          </table:table-cell>
          <table:table-cell/>
          <table:table-cell table:style-name="ce5" table:formula="of:=2*DEGREES(ASIN([.G$2]/2/[.$B$1]*SQRT([.$A100])))" office:value-type="float" office:value="26.3831320377559">
            <text:p>26.3831</text:p>
          </table:table-cell>
          <table:table-cell table:number-columns-repeated="249"/>
        </table:table-row>
        <table:table-row table:style-name="ro1">
          <table:table-cell table:formula="of:=[.A100]+1" office:value-type="float" office:value="98">
            <text:p>98</text:p>
          </table:table-cell>
          <table:table-cell table:number-columns-repeated="2"/>
          <table:table-cell table:formula="of:=2*DEGREES(ASIN([.$D$2]/2/[.$B$1]*SQRT([.A101])))" office:value-type="float" office:value="0">
            <text:p>#VALUE!</text:p>
          </table:table-cell>
          <table:table-cell table:style-name="ce3" table:formula="of:=2*DEGREES(ASIN([.$E$2]/2/[.$B$1]*SQRT([.A101])))" office:value-type="float" office:value="0">
            <text:p>#VALUE!</text:p>
          </table:table-cell>
          <table:table-cell/>
          <table:table-cell table:style-name="ce5" table:formula="of:=2*DEGREES(ASIN([.G$2]/2/[.$B$1]*SQRT([.$A101])))" office:value-type="float" office:value="26.5212471552254">
            <text:p>26.5212</text:p>
          </table:table-cell>
          <table:table-cell table:number-columns-repeated="249"/>
        </table:table-row>
        <table:table-row table:style-name="ro1">
          <table:table-cell table:formula="of:=[.A101]+1" office:value-type="float" office:value="99">
            <text:p>99</text:p>
          </table:table-cell>
          <table:table-cell table:number-columns-repeated="2"/>
          <table:table-cell table:formula="of:=2*DEGREES(ASIN([.$D$2]/2/[.$B$1]*SQRT([.A102])))" office:value-type="float" office:value="0">
            <text:p>#VALUE!</text:p>
          </table:table-cell>
          <table:table-cell table:style-name="ce3" table:formula="of:=2*DEGREES(ASIN([.$E$2]/2/[.$B$1]*SQRT([.A102])))" office:value-type="float" office:value="0">
            <text:p>#VALUE!</text:p>
          </table:table-cell>
          <table:table-cell/>
          <table:table-cell table:style-name="ce5" table:formula="of:=2*DEGREES(ASIN([.G$2]/2/[.$B$1]*SQRT([.$A102])))" office:value-type="float" office:value="26.658698325319">
            <text:p>26.6587</text:p>
          </table:table-cell>
          <table:table-cell table:number-columns-repeated="249"/>
        </table:table-row>
        <table:table-row table:style-name="ro1">
          <table:table-cell table:formula="of:=[.A102]+1" office:value-type="float" office:value="100">
            <text:p>100</text:p>
          </table:table-cell>
          <table:table-cell table:number-columns-repeated="2"/>
          <table:table-cell table:formula="of:=2*DEGREES(ASIN([.$D$2]/2/[.$B$1]*SQRT([.A103])))" office:value-type="float" office:value="0">
            <text:p>#VALUE!</text:p>
          </table:table-cell>
          <table:table-cell table:style-name="ce3" table:formula="of:=2*DEGREES(ASIN([.$E$2]/2/[.$B$1]*SQRT([.A103])))" office:value-type="float" office:value="0">
            <text:p>#VALUE!</text:p>
          </table:table-cell>
          <table:table-cell/>
          <table:table-cell table:style-name="ce5" table:formula="of:=2*DEGREES(ASIN([.G$2]/2/[.$B$1]*SQRT([.$A103])))" office:value-type="float" office:value="26.7954958119771">
            <text:p>26.7955</text:p>
          </table:table-cell>
          <table:table-cell table:number-columns-repeated="249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" table:style-name="ta1">
        <table:table-column table:style-name="co1" table:number-columns-repeated="256" table:default-cell-style-name="ce7"/>
        <table:table-row table:style-name="ro1">
          <table:table-cell office:value-type="string">
            <text:p>Si</text:p>
          </table:table-cell>
          <table:table-cell table:style-name="ce9" office:value-type="float" office:value="5.43071">
            <text:p>5.43071</text:p>
          </table:table-cell>
          <table:table-cell table:style-name="ce9" office:value-type="string">
            <text:p>E (keV)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1.5418">
            <text:p>1.541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1926411">
            <text:p>0.1926411</text:p>
          </table:table-cell>
          <table:table-cell table:formula="of:=12.4/[.H1]" office:value-type="float" office:value="0.729411764705882">
            <text:p>0.7294117647059</text:p>
          </table:table-cell>
          <table:table-cell table:number-columns-repeated="248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office:value-type="string">
            <text:p>2theta(Cu)</text:p>
          </table:table-cell>
          <table:table-cell table:number-columns-repeated="4" office:value-type="string">
            <text:p>2theta</text:p>
          </table:table-cell>
          <table:table-cell table:number-columns-repeated="248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4])))" office:value-type="float" office:value="16.3216285975871">
            <text:p>16.3216</text:p>
          </table:table-cell>
          <table:table-cell table:style-name="ce10" table:formula="of:=2*DEGREES(ASIN([.$E$2]/2/[.$B$1]*SQRT([.A4])))" office:value-type="float" office:value="10.4593430954026">
            <text:p>10.4593</text:p>
          </table:table-cell>
          <table:table-cell table:style-name="ce11" table:formula="of:=2*DEGREES(ASIN([.$F$2]/2/[.$B$1]*SQRT([.A4])))" office:value-type="float" office:value="10.5652918989918">
            <text:p>10.5653</text:p>
          </table:table-cell>
          <table:table-cell table:style-name="ce11" table:formula="of:=2*DEGREES(ASIN([.G$2]/2/[.$B$1]*SQRT([.$A4])))" office:value-type="float" office:value="2.0325336395073">
            <text:p>2.0325</text:p>
          </table:table-cell>
          <table:table-cell table:style-name="ce11" table:formula="of:=2*DEGREES(ASIN([.H$2]/2/[.$B$1]*SQRT([.$A4])))" office:value-type="float" office:value="7.70133059564572">
            <text:p>7.7013</text:p>
          </table:table-cell>
          <table:table-cell table:style-name="ce8" table:number-columns-repeated="248"/>
        </table:table-row>
        <table:table-row table:style-name="ro1">
          <table:table-cell table:style-name="ce8" table:formula="of:=[.A4]+1" office:value-type="float" office:value="2">
            <text:p>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5])))" office:value-type="float" office:value="23.1616882632032">
            <text:p>23.1617</text:p>
          </table:table-cell>
          <table:table-cell table:style-name="ce10" table:formula="of:=2*DEGREES(ASIN([.$E$2]/2/[.$B$1]*SQRT([.A5])))" office:value-type="float" office:value="14.8124301793795">
            <text:p>14.8124</text:p>
          </table:table-cell>
          <table:table-cell table:style-name="ce11" table:formula="of:=2*DEGREES(ASIN([.$F$2]/2/[.$B$1]*SQRT([.A5])))" office:value-type="float" office:value="14.9629025094507">
            <text:p>14.9629</text:p>
          </table:table-cell>
          <table:table-cell table:style-name="ce11" table:formula="of:=2*DEGREES(ASIN([.G$2]/2/[.$B$1]*SQRT([.$A5])))" office:value-type="float" office:value="2.87458739957758">
            <text:p>2.8746</text:p>
          </table:table-cell>
          <table:table-cell table:style-name="ce11" table:formula="of:=2*DEGREES(ASIN([.H$2]/2/[.$B$1]*SQRT([.$A5])))" office:value-type="float" office:value="10.8995567023565">
            <text:p>10.8996</text:p>
          </table:table-cell>
          <table:table-cell table:style-name="ce8" table:number-columns-repeated="248"/>
        </table:table-row>
        <table:table-row table:style-name="ro1">
          <table:table-cell table:formula="of:=[.A5]+1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style-name="ce3" table:formula="of:=2*DEGREES(ASIN([.$D$2]/2/[.$B$1]*SQRT([.A6])))" office:value-type="float" office:value="28.4662747560991">
            <text:p>28.4663</text:p>
          </table:table-cell>
          <table:table-cell table:style-name="ce3" table:formula="of:=2*DEGREES(ASIN([.$E$2]/2/[.$B$1]*SQRT([.A6])))" office:value-type="float" office:value="18.1669751306884">
            <text:p>18.1670</text:p>
          </table:table-cell>
          <table:table-cell table:style-name="ce5" table:formula="of:=2*DEGREES(ASIN([.$F$2]/2/[.$B$1]*SQRT([.A6])))" office:value-type="float" office:value="18.3520569196192">
            <text:p>18.3521</text:p>
          </table:table-cell>
          <table:table-cell table:style-name="ce5" table:formula="of:=2*DEGREES(ASIN([.G$2]/2/[.$B$1]*SQRT([.$A6])))" office:value-type="float" office:value="3.52082087059189">
            <text:p>3.5208</text:p>
          </table:table-cell>
          <table:table-cell table:style-name="ce12" table:formula="of:=2*DEGREES(ASIN([.H$2]/2/[.$B$1]*SQRT([.$A6])))" office:value-type="float" office:value="13.3592977956127">
            <text:p>13.3593</text:p>
          </table:table-cell>
          <table:table-cell table:number-columns-repeated="248"/>
        </table:table-row>
        <table:table-row table:style-name="ro1">
          <table:table-cell table:style-name="ce8" table:formula="of:=[.A6]+1" office:value-type="float" office:value="4">
            <text:p>4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7])))" office:value-type="float" office:value="32.9866866511595">
            <text:p>32.9867</text:p>
          </table:table-cell>
          <table:table-cell table:style-name="ce10" table:formula="of:=2*DEGREES(ASIN([.$E$2]/2/[.$B$1]*SQRT([.A7])))" office:value-type="float" office:value="21.0071185266114">
            <text:p>21.0071</text:p>
          </table:table-cell>
          <table:table-cell table:style-name="ce11" table:formula="of:=2*DEGREES(ASIN([.$F$2]/2/[.$B$1]*SQRT([.A7])))" office:value-type="float" office:value="21.2217584798349">
            <text:p>21.2218</text:p>
          </table:table-cell>
          <table:table-cell table:style-name="ce11" table:formula="of:=2*DEGREES(ASIN([.G$2]/2/[.$B$1]*SQRT([.$A7])))" office:value-type="float" office:value="4.06570708334838">
            <text:p>4.0657</text:p>
          </table:table-cell>
          <table:table-cell table:style-name="ce11" table:formula="of:=2*DEGREES(ASIN([.H$2]/2/[.$B$1]*SQRT([.$A7])))" office:value-type="float" office:value="15.4377239152325">
            <text:p>15.4377</text:p>
          </table:table-cell>
          <table:table-cell table:style-name="ce8" table:number-columns-repeated="248"/>
        </table:table-row>
        <table:table-row table:style-name="ro1">
          <table:table-cell table:style-name="ce8" table:formula="of:=[.A7]+1" office:value-type="float" office:value="5">
            <text:p>5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8])))" office:value-type="float" office:value="37.0132444835334">
            <text:p>37.0132</text:p>
          </table:table-cell>
          <table:table-cell table:style-name="ce10" table:formula="of:=2*DEGREES(ASIN([.$E$2]/2/[.$B$1]*SQRT([.A8])))" office:value-type="float" office:value="23.5201378354045">
            <text:p>23.5201</text:p>
          </table:table-cell>
          <table:table-cell table:style-name="ce11" table:formula="of:=2*DEGREES(ASIN([.$F$2]/2/[.$B$1]*SQRT([.A8])))" office:value-type="float" office:value="23.7611613725364">
            <text:p>23.7612</text:p>
          </table:table-cell>
          <table:table-cell table:style-name="ce11" table:formula="of:=2*DEGREES(ASIN([.G$2]/2/[.$B$1]*SQRT([.$A8])))" office:value-type="float" office:value="4.54583728365303">
            <text:p>4.5458</text:p>
          </table:table-cell>
          <table:table-cell table:style-name="ce11" table:formula="of:=2*DEGREES(ASIN([.H$2]/2/[.$B$1]*SQRT([.$A8])))" office:value-type="float" office:value="17.2730750333974">
            <text:p>17.2731</text:p>
          </table:table-cell>
          <table:table-cell table:style-name="ce8" table:number-columns-repeated="248"/>
        </table:table-row>
        <table:table-row table:style-name="ro1">
          <table:table-cell table:style-name="ce8" table:formula="of:=[.A8]+1" office:value-type="float" office:value="6">
            <text:p>6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9])))" office:value-type="float" office:value="40.6946126331153">
            <text:p>40.6946</text:p>
          </table:table-cell>
          <table:table-cell table:style-name="ce10" table:formula="of:=2*DEGREES(ASIN([.$E$2]/2/[.$B$1]*SQRT([.A9])))" office:value-type="float" office:value="25.8019652304336">
            <text:p>25.8020</text:p>
          </table:table-cell>
          <table:table-cell table:style-name="ce11" table:formula="of:=2*DEGREES(ASIN([.$F$2]/2/[.$B$1]*SQRT([.A9])))" office:value-type="float" office:value="26.0671573576263">
            <text:p>26.0672</text:p>
          </table:table-cell>
          <table:table-cell table:style-name="ce11" table:formula="of:=2*DEGREES(ASIN([.G$2]/2/[.$B$1]*SQRT([.$A9])))" office:value-type="float" office:value="4.97997666721347">
            <text:p>4.9800</text:p>
          </table:table-cell>
          <table:table-cell table:style-name="ce11" table:formula="of:=2*DEGREES(ASIN([.H$2]/2/[.$B$1]*SQRT([.$A9])))" office:value-type="float" office:value="18.936198042294">
            <text:p>18.9362</text:p>
          </table:table-cell>
          <table:table-cell table:style-name="ce8" table:number-columns-repeated="248"/>
        </table:table-row>
        <table:table-row table:style-name="ro1">
          <table:table-cell table:style-name="ce8" table:formula="of:=[.A9]+1" office:value-type="float" office:value="7">
            <text:p>7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0])))" office:value-type="float" office:value="44.1190462809153">
            <text:p>44.1190</text:p>
          </table:table-cell>
          <table:table-cell table:style-name="ce10" table:formula="of:=2*DEGREES(ASIN([.$E$2]/2/[.$B$1]*SQRT([.A10])))" office:value-type="float" office:value="27.9095264302797">
            <text:p>27.9095</text:p>
          </table:table-cell>
          <table:table-cell table:style-name="ce11" table:formula="of:=2*DEGREES(ASIN([.$F$2]/2/[.$B$1]*SQRT([.A10])))" office:value-type="float" office:value="28.1972407848208">
            <text:p>28.1972</text:p>
          </table:table-cell>
          <table:table-cell table:style-name="ce11" table:formula="of:=2*DEGREES(ASIN([.G$2]/2/[.$B$1]*SQRT([.$A10])))" office:value-type="float" office:value="5.37927202464967">
            <text:p>5.3793</text:p>
          </table:table-cell>
          <table:table-cell table:style-name="ce11" table:formula="of:=2*DEGREES(ASIN([.H$2]/2/[.$B$1]*SQRT([.$A10])))" office:value-type="float" office:value="20.4691503446388">
            <text:p>20.4692</text:p>
          </table:table-cell>
          <table:table-cell table:style-name="ce8" table:number-columns-repeated="248"/>
        </table:table-row>
        <table:table-row table:style-name="ro1">
          <table:table-cell table:formula="of:=[.A10]+1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style-name="ce3" table:formula="of:=2*DEGREES(ASIN([.$D$2]/2/[.$B$1]*SQRT([.A11])))" office:value-type="float" office:value="47.3440700286356">
            <text:p>47.3441</text:p>
          </table:table-cell>
          <table:table-cell table:style-name="ce3" table:formula="of:=2*DEGREES(ASIN([.$E$2]/2/[.$B$1]*SQRT([.A11])))" office:value-type="float" office:value="29.8798747649134">
            <text:p>29.8799</text:p>
          </table:table-cell>
          <table:table-cell table:style-name="ce5" table:formula="of:=2*DEGREES(ASIN([.$F$2]/2/[.$B$1]*SQRT([.A11])))" office:value-type="float" office:value="30.1888347786866">
            <text:p>30.1888</text:p>
          </table:table-cell>
          <table:table-cell table:style-name="ce5" table:formula="of:=2*DEGREES(ASIN([.G$2]/2/[.$B$1]*SQRT([.$A11])))" office:value-type="float" office:value="5.75098572205988">
            <text:p>5.7510</text:p>
          </table:table-cell>
          <table:table-cell table:style-name="ce12" table:formula="of:=2*DEGREES(ASIN([.H$2]/2/[.$B$1]*SQRT([.$A11])))" office:value-type="float" office:value="21.8993165812567">
            <text:p>21.8993</text:p>
          </table:table-cell>
          <table:table-cell table:number-columns-repeated="248"/>
        </table:table-row>
        <table:table-row table:style-name="ro1">
          <table:table-cell table:style-name="ce8" table:formula="of:=[.A11]+1" office:value-type="float" office:value="9">
            <text:p>9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2])))" office:value-type="float" office:value="50.4097047022213">
            <text:p>50.4097</text:p>
          </table:table-cell>
          <table:table-cell table:style-name="ce10" table:formula="of:=2*DEGREES(ASIN([.$E$2]/2/[.$B$1]*SQRT([.A12])))" office:value-type="float" office:value="31.7387245816484">
            <text:p>31.7387</text:p>
          </table:table-cell>
          <table:table-cell table:style-name="ce11" table:formula="of:=2*DEGREES(ASIN([.$F$2]/2/[.$B$1]*SQRT([.A12])))" office:value-type="float" office:value="32.0679102241974">
            <text:p>32.0679</text:p>
          </table:table-cell>
          <table:table-cell table:style-name="ce11" table:formula="of:=2*DEGREES(ASIN([.G$2]/2/[.$B$1]*SQRT([.$A12])))" office:value-type="float" office:value="6.1001619507307">
            <text:p>6.1002</text:p>
          </table:table-cell>
          <table:table-cell table:style-name="ce11" table:formula="of:=2*DEGREES(ASIN([.H$2]/2/[.$B$1]*SQRT([.$A12])))" office:value-type="float" office:value="23.2457061130801">
            <text:p>23.2457</text:p>
          </table:table-cell>
          <table:table-cell table:style-name="ce8" table:number-columns-repeated="248"/>
        </table:table-row>
        <table:table-row table:style-name="ro1">
          <table:table-cell table:style-name="ce8" table:formula="of:=[.A12]+1" office:value-type="float" office:value="10">
            <text:p>10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3])))" office:value-type="float" office:value="53.3451787703985">
            <text:p>53.3452</text:p>
          </table:table-cell>
          <table:table-cell table:style-name="ce10" table:formula="of:=2*DEGREES(ASIN([.$E$2]/2/[.$B$1]*SQRT([.A13])))" office:value-type="float" office:value="33.5047836604151">
            <text:p>33.5048</text:p>
          </table:table-cell>
          <table:table-cell table:style-name="ce11" table:formula="of:=2*DEGREES(ASIN([.$F$2]/2/[.$B$1]*SQRT([.A13])))" office:value-type="float" office:value="33.8533615812677">
            <text:p>33.8534</text:p>
          </table:table-cell>
          <table:table-cell table:style-name="ce11" table:formula="of:=2*DEGREES(ASIN([.G$2]/2/[.$B$1]*SQRT([.$A13])))" office:value-type="float" office:value="6.43047316327739">
            <text:p>6.4305</text:p>
          </table:table-cell>
          <table:table-cell table:style-name="ce11" table:formula="of:=2*DEGREES(ASIN([.H$2]/2/[.$B$1]*SQRT([.$A13])))" office:value-type="float" office:value="24.5221510972333">
            <text:p>24.5222</text:p>
          </table:table-cell>
          <table:table-cell table:style-name="ce8" table:number-columns-repeated="248"/>
        </table:table-row>
        <table:table-row table:style-name="ro1">
          <table:table-cell table:formula="of:=[.A13]+1"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14])))" office:value-type="float" office:value="56.1726637509362">
            <text:p>56.1727</text:p>
          </table:table-cell>
          <table:table-cell table:style-name="ce3" table:formula="of:=2*DEGREES(ASIN([.$E$2]/2/[.$B$1]*SQRT([.A14])))" office:value-type="float" office:value="35.192165444047">
            <text:p>35.1922</text:p>
          </table:table-cell>
          <table:table-cell table:style-name="ce5" table:formula="of:=2*DEGREES(ASIN([.$F$2]/2/[.$B$1]*SQRT([.A14])))" office:value-type="float" office:value="35.5594432525954">
            <text:p>35.5594</text:p>
          </table:table-cell>
          <table:table-cell table:style-name="ce5" table:formula="of:=2*DEGREES(ASIN([.G$2]/2/[.$B$1]*SQRT([.$A14])))" office:value-type="float" office:value="6.74469162009583">
            <text:p>6.7447</text:p>
          </table:table-cell>
          <table:table-cell table:style-name="ce12" table:formula="of:=2*DEGREES(ASIN([.H$2]/2/[.$B$1]*SQRT([.$A14])))" office:value-type="float" office:value="25.7390875888624">
            <text:p>25.7391</text:p>
          </table:table-cell>
          <table:table-cell table:number-columns-repeated="248"/>
        </table:table-row>
        <table:table-row table:style-name="ro1">
          <table:table-cell table:style-name="ce8" table:formula="of:=[.A14]+1" office:value-type="float" office:value="12">
            <text:p>1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5])))" office:value-type="float" office:value="58.9095034473044">
            <text:p>58.9095</text:p>
          </table:table-cell>
          <table:table-cell table:style-name="ce10" table:formula="of:=2*DEGREES(ASIN([.$E$2]/2/[.$B$1]*SQRT([.A15])))" office:value-type="float" office:value="36.8118287468414">
            <text:p>36.8118</text:p>
          </table:table-cell>
          <table:table-cell table:style-name="ce11" table:formula="of:=2*DEGREES(ASIN([.$F$2]/2/[.$B$1]*SQRT([.A15])))" office:value-type="float" office:value="37.197223683209">
            <text:p>37.1972</text:p>
          </table:table-cell>
          <table:table-cell table:style-name="ce11" table:formula="of:=2*DEGREES(ASIN([.G$2]/2/[.$B$1]*SQRT([.$A15])))" office:value-type="float" office:value="7.04497097968262">
            <text:p>7.0450</text:p>
          </table:table-cell>
          <table:table-cell table:style-name="ce11" table:formula="of:=2*DEGREES(ASIN([.H$2]/2/[.$B$1]*SQRT([.$A15])))" office:value-type="float" office:value="26.9046188344979">
            <text:p>26.9046</text:p>
          </table:table-cell>
          <table:table-cell table:style-name="ce8" table:number-columns-repeated="248"/>
        </table:table-row>
        <table:table-row table:style-name="ro1">
          <table:table-cell table:style-name="ce8" table:formula="of:=[.A15]+1" office:value-type="float" office:value="13">
            <text:p>13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6])))" office:value-type="float" office:value="61.5696192652018">
            <text:p>61.5696</text:p>
          </table:table-cell>
          <table:table-cell table:style-name="ce10" table:formula="of:=2*DEGREES(ASIN([.$E$2]/2/[.$B$1]*SQRT([.A16])))" office:value-type="float" office:value="38.3724850202598">
            <text:p>38.3725</text:p>
          </table:table-cell>
          <table:table-cell table:style-name="ce11" table:formula="of:=2*DEGREES(ASIN([.$F$2]/2/[.$B$1]*SQRT([.A16])))" office:value-type="float" office:value="38.7755016858835">
            <text:p>38.7755</text:p>
          </table:table-cell>
          <table:table-cell table:style-name="ce11" table:formula="of:=2*DEGREES(ASIN([.G$2]/2/[.$B$1]*SQRT([.$A16])))" office:value-type="float" office:value="7.3330238446955">
            <text:p>7.3330</text:p>
          </table:table-cell>
          <table:table-cell table:style-name="ce11" table:formula="of:=2*DEGREES(ASIN([.H$2]/2/[.$B$1]*SQRT([.$A16])))" office:value-type="float" office:value="28.0251854940831">
            <text:p>28.0252</text:p>
          </table:table-cell>
          <table:table-cell table:style-name="ce8" table:number-columns-repeated="248"/>
        </table:table-row>
        <table:table-row table:style-name="ro1">
          <table:table-cell table:style-name="ce8" table:formula="of:=[.A16]+1" office:value-type="float" office:value="14">
            <text:p>14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7])))" office:value-type="float" office:value="64.1644363999153">
            <text:p>64.1644</text:p>
          </table:table-cell>
          <table:table-cell table:style-name="ce10" table:formula="of:=2*DEGREES(ASIN([.$E$2]/2/[.$B$1]*SQRT([.A17])))" office:value-type="float" office:value="39.8811956705291">
            <text:p>39.8812</text:p>
          </table:table-cell>
          <table:table-cell table:style-name="ce11" table:formula="of:=2*DEGREES(ASIN([.$F$2]/2/[.$B$1]*SQRT([.A17])))" office:value-type="float" office:value="40.3014097177944">
            <text:p>40.3014</text:p>
          </table:table-cell>
          <table:table-cell table:style-name="ce11" table:formula="of:=2*DEGREES(ASIN([.G$2]/2/[.$B$1]*SQRT([.$A17])))" office:value-type="float" office:value="7.61023871488666">
            <text:p>7.6102</text:p>
          </table:table-cell>
          <table:table-cell table:style-name="ce11" table:formula="of:=2*DEGREES(ASIN([.H$2]/2/[.$B$1]*SQRT([.$A17])))" office:value-type="float" office:value="29.1060070000391">
            <text:p>29.1060</text:p>
          </table:table-cell>
          <table:table-cell table:style-name="ce8" table:number-columns-repeated="248"/>
        </table:table-row>
        <table:table-row table:style-name="ro1">
          <table:table-cell table:style-name="ce8" table:formula="of:=[.A17]+1" office:value-type="float" office:value="15">
            <text:p>15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8])))" office:value-type="float" office:value="66.7035173045803">
            <text:p>66.7035</text:p>
          </table:table-cell>
          <table:table-cell table:style-name="ce10" table:formula="of:=2*DEGREES(ASIN([.$E$2]/2/[.$B$1]*SQRT([.A18])))" office:value-type="float" office:value="41.3437797545587">
            <text:p>41.3438</text:p>
          </table:table-cell>
          <table:table-cell table:style-name="ce11" table:formula="of:=2*DEGREES(ASIN([.$F$2]/2/[.$B$1]*SQRT([.A18])))" office:value-type="float" office:value="41.7808256402615">
            <text:p>41.7808</text:p>
          </table:table-cell>
          <table:table-cell table:style-name="ce11" table:formula="of:=2*DEGREES(ASIN([.G$2]/2/[.$B$1]*SQRT([.$A18])))" office:value-type="float" office:value="7.87775985400993">
            <text:p>7.8778</text:p>
          </table:table-cell>
          <table:table-cell table:style-name="ce11" table:formula="of:=2*DEGREES(ASIN([.H$2]/2/[.$B$1]*SQRT([.$A18])))" office:value-type="float" office:value="30.1513828731141">
            <text:p>30.1514</text:p>
          </table:table-cell>
          <table:table-cell table:style-name="ce8" table:number-columns-repeated="248"/>
        </table:table-row>
        <table:table-row table:style-name="ro1">
          <table:table-cell table:formula="of:=[.A18]+1"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table:style-name="ce3" table:formula="of:=2*DEGREES(ASIN([.$D$2]/2/[.$B$1]*SQRT([.A19])))" office:value-type="float" office:value="69.1950089246059">
            <text:p>69.1950</text:p>
          </table:table-cell>
          <table:table-cell table:style-name="ce3" table:formula="of:=2*DEGREES(ASIN([.$E$2]/2/[.$B$1]*SQRT([.A19])))" office:value-type="float" office:value="42.7651007957584">
            <text:p>42.7651</text:p>
          </table:table-cell>
          <table:table-cell table:style-name="ce5" table:formula="of:=2*DEGREES(ASIN([.$F$2]/2/[.$B$1]*SQRT([.A19])))" office:value-type="float" office:value="43.2186623913227">
            <text:p>43.2187</text:p>
          </table:table-cell>
          <table:table-cell table:style-name="ce5" table:formula="of:=2*DEGREES(ASIN([.G$2]/2/[.$B$1]*SQRT([.$A19])))" office:value-type="float" office:value="8.13654350493641">
            <text:p>8.1365</text:p>
          </table:table-cell>
          <table:table-cell table:style-name="ce12" table:formula="of:=2*DEGREES(ASIN([.H$2]/2/[.$B$1]*SQRT([.$A19])))" office:value-type="float" office:value="31.1649047455134">
            <text:p>31.1649</text:p>
          </table:table-cell>
          <table:table-cell table:number-columns-repeated="248"/>
        </table:table-row>
        <table:table-row table:style-name="ro1">
          <table:table-cell table:style-name="ce8" table:formula="of:=[.A19]+1" office:value-type="float" office:value="17">
            <text:p>17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0])))" office:value-type="float" office:value="71.6459673890168">
            <text:p>71.6460</text:p>
          </table:table-cell>
          <table:table-cell table:style-name="ce10" table:formula="of:=2*DEGREES(ASIN([.$E$2]/2/[.$B$1]*SQRT([.A20])))" office:value-type="float" office:value="44.1492738236483">
            <text:p>44.1493</text:p>
          </table:table-cell>
          <table:table-cell table:style-name="ce11" table:formula="of:=2*DEGREES(ASIN([.$F$2]/2/[.$B$1]*SQRT([.A20])))" office:value-type="float" office:value="44.6190770862169">
            <text:p>44.6191</text:p>
          </table:table-cell>
          <table:table-cell table:style-name="ce11" table:formula="of:=2*DEGREES(ASIN([.G$2]/2/[.$B$1]*SQRT([.$A20])))" office:value-type="float" office:value="8.38739848879931">
            <text:p>8.3874</text:p>
          </table:table-cell>
          <table:table-cell table:style-name="ce11" table:formula="of:=2*DEGREES(ASIN([.H$2]/2/[.$B$1]*SQRT([.$A20])))" office:value-type="float" office:value="32.1496094424561">
            <text:p>32.1496</text:p>
          </table:table-cell>
          <table:table-cell table:style-name="ce8" table:number-columns-repeated="248"/>
        </table:table-row>
        <table:table-row table:style-name="ro1">
          <table:table-cell table:style-name="ce8" table:formula="of:=[.A20]+1" office:value-type="float" office:value="18">
            <text:p>18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1])))" office:value-type="float" office:value="74.0625997775393">
            <text:p>74.0626</text:p>
          </table:table-cell>
          <table:table-cell table:style-name="ce10" table:formula="of:=2*DEGREES(ASIN([.$E$2]/2/[.$B$1]*SQRT([.A21])))" office:value-type="float" office:value="45.4998181816121">
            <text:p>45.4998</text:p>
          </table:table-cell>
          <table:table-cell table:style-name="ce11" table:formula="of:=2*DEGREES(ASIN([.$F$2]/2/[.$B$1]*SQRT([.A21])))" office:value-type="float" office:value="45.9856253454834">
            <text:p>45.9856</text:p>
          </table:table-cell>
          <table:table-cell table:style-name="ce11" table:formula="of:=2*DEGREES(ASIN([.G$2]/2/[.$B$1]*SQRT([.$A21])))" office:value-type="float" office:value="8.63101618385206">
            <text:p>8.6310</text:p>
          </table:table-cell>
          <table:table-cell table:style-name="ce11" table:formula="of:=2*DEGREES(ASIN([.H$2]/2/[.$B$1]*SQRT([.$A21])))" office:value-type="float" office:value="33.1080919871943">
            <text:p>33.1081</text:p>
          </table:table-cell>
          <table:table-cell table:style-name="ce8" table:number-columns-repeated="248"/>
        </table:table-row>
        <table:table-row table:style-name="ro1">
          <table:table-cell table:formula="of:=[.A21]+1"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22])))" office:value-type="float" office:value="76.4504484669089">
            <text:p>76.4504</text:p>
          </table:table-cell>
          <table:table-cell table:style-name="ce3" table:formula="of:=2*DEGREES(ASIN([.$E$2]/2/[.$B$1]*SQRT([.A22])))" office:value-type="float" office:value="46.819772511303">
            <text:p>46.8198</text:p>
          </table:table-cell>
          <table:table-cell table:style-name="ce5" table:formula="of:=2*DEGREES(ASIN([.$F$2]/2/[.$B$1]*SQRT([.A22])))" office:value-type="float" office:value="47.3213774231034">
            <text:p>47.3214</text:p>
          </table:table-cell>
          <table:table-cell table:style-name="ce5" table:formula="of:=2*DEGREES(ASIN([.G$2]/2/[.$B$1]*SQRT([.$A22])))" office:value-type="float" office:value="8.86799309415537">
            <text:p>8.8680</text:p>
          </table:table-cell>
          <table:table-cell table:style-name="ce12" table:formula="of:=2*DEGREES(ASIN([.H$2]/2/[.$B$1]*SQRT([.$A22])))" office:value-type="float" office:value="34.0425906494722">
            <text:p>34.0426</text:p>
          </table:table-cell>
          <table:table-cell table:number-columns-repeated="248"/>
        </table:table-row>
        <table:table-row table:style-name="ro1">
          <table:table-cell table:style-name="ce8" table:formula="of:=[.A22]+1" office:value-type="float" office:value="20">
            <text:p>20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3])))" office:value-type="float" office:value="78.8145349858302">
            <text:p>78.8145</text:p>
          </table:table-cell>
          <table:table-cell table:style-name="ce10" table:formula="of:=2*DEGREES(ASIN([.$E$2]/2/[.$B$1]*SQRT([.A23])))" office:value-type="float" office:value="48.1117827605499">
            <text:p>48.1118</text:p>
          </table:table-cell>
          <table:table-cell table:style-name="ce11" table:formula="of:=2*DEGREES(ASIN([.$F$2]/2/[.$B$1]*SQRT([.A23])))" office:value-type="float" office:value="48.6290070898144">
            <text:p>48.6290</text:p>
          </table:table-cell>
          <table:table-cell table:style-name="ce11" table:formula="of:=2*DEGREES(ASIN([.G$2]/2/[.$B$1]*SQRT([.$A23])))" office:value-type="float" office:value="9.09884813087576">
            <text:p>9.0988</text:p>
          </table:table-cell>
          <table:table-cell table:style-name="ce11" table:formula="of:=2*DEGREES(ASIN([.H$2]/2/[.$B$1]*SQRT([.$A23])))" office:value-type="float" office:value="34.9550520506096">
            <text:p>34.9551</text:p>
          </table:table-cell>
          <table:table-cell table:style-name="ce8" table:number-columns-repeated="248"/>
        </table:table-row>
        <table:table-row table:style-name="ro2">
          <table:table-cell table:style-name="ce8" table:formula="of:=[.A23]+1" office:value-type="float" office:value="21">
            <text:p>21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4])))" office:value-type="float" office:value="81.1594749427785">
            <text:p>81.1595</text:p>
          </table:table-cell>
          <table:table-cell table:style-name="ce10" table:formula="of:=2*DEGREES(ASIN([.$E$2]/2/[.$B$1]*SQRT([.A24])))" office:value-type="float" office:value="49.3781705676206">
            <text:p>49.3782</text:p>
          </table:table-cell>
          <table:table-cell table:style-name="ce11" table:formula="of:=2*DEGREES(ASIN([.$F$2]/2/[.$B$1]*SQRT([.A24])))" office:value-type="float" office:value="49.9108606978139">
            <text:p>49.9109</text:p>
          </table:table-cell>
          <table:table-cell table:style-name="ce11" table:formula="of:=2*DEGREES(ASIN([.G$2]/2/[.$B$1]*SQRT([.$A24])))" office:value-type="float" office:value="9.3240360456807">
            <text:p>9.3240</text:p>
          </table:table-cell>
          <table:table-cell table:style-name="ce11" table:formula="of:=2*DEGREES(ASIN([.H$2]/2/[.$B$1]*SQRT([.$A24])))" office:value-type="float" office:value="35.8471817580349">
            <text:p>35.8472</text:p>
          </table:table-cell>
          <table:table-cell table:style-name="ce8" table:number-columns-repeated="248"/>
        </table:table-row>
        <table:table-row table:style-name="ro1">
          <table:table-cell table:style-name="ce8" table:formula="of:=[.A24]+1" office:value-type="float" office:value="22">
            <text:p>2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5])))" office:value-type="float" office:value="83.4895721507758">
            <text:p>83.4896</text:p>
          </table:table-cell>
          <table:table-cell table:style-name="ce10" table:formula="of:=2*DEGREES(ASIN([.$E$2]/2/[.$B$1]*SQRT([.A25])))" office:value-type="float" office:value="50.6209871181847">
            <text:p>50.6210</text:p>
          </table:table-cell>
          <table:table-cell table:style-name="ce11" table:formula="of:=2*DEGREES(ASIN([.$F$2]/2/[.$B$1]*SQRT([.A25])))" office:value-type="float" office:value="51.1690115740041">
            <text:p>51.1690</text:p>
          </table:table-cell>
          <table:table-cell table:style-name="ce11" table:formula="of:=2*DEGREES(ASIN([.G$2]/2/[.$B$1]*SQRT([.$A25])))" office:value-type="float" office:value="9.54395801429147">
            <text:p>9.5440</text:p>
          </table:table-cell>
          <table:table-cell table:style-name="ce11" table:formula="of:=2*DEGREES(ASIN([.H$2]/2/[.$B$1]*SQRT([.$A25])))" office:value-type="float" office:value="36.7204841353975">
            <text:p>36.7205</text:p>
          </table:table-cell>
          <table:table-cell table:style-name="ce8" table:number-columns-repeated="248"/>
        </table:table-row>
        <table:table-row table:style-name="ro1">
          <table:table-cell table:style-name="ce8" table:formula="of:=[.A25]+1" office:value-type="float" office:value="23">
            <text:p>23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6])))" office:value-type="float" office:value="85.8088978270173">
            <text:p>85.8089</text:p>
          </table:table-cell>
          <table:table-cell table:style-name="ce10" table:formula="of:=2*DEGREES(ASIN([.$E$2]/2/[.$B$1]*SQRT([.A26])))" office:value-type="float" office:value="51.8420560778836">
            <text:p>51.8421</text:p>
          </table:table-cell>
          <table:table-cell table:style-name="ce11" table:formula="of:=2*DEGREES(ASIN([.$F$2]/2/[.$B$1]*SQRT([.A26])))" office:value-type="float" office:value="52.4053033805909">
            <text:p>52.4053</text:p>
          </table:table-cell>
          <table:table-cell table:style-name="ce11" table:formula="of:=2*DEGREES(ASIN([.G$2]/2/[.$B$1]*SQRT([.$A26])))" office:value-type="float" office:value="9.75897007602002">
            <text:p>9.7590</text:p>
          </table:table-cell>
          <table:table-cell table:style-name="ce11" table:formula="of:=2*DEGREES(ASIN([.H$2]/2/[.$B$1]*SQRT([.$A26])))" office:value-type="float" office:value="37.5762941111612">
            <text:p>37.5763</text:p>
          </table:table-cell>
          <table:table-cell table:style-name="ce8" table:number-columns-repeated="248"/>
        </table:table-row>
        <table:table-row table:style-name="ro1">
          <table:table-cell table:formula="of:=[.A26]+1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27])))" office:value-type="float" office:value="88.1213592637955">
            <text:p>88.1214</text:p>
          </table:table-cell>
          <table:table-cell table:style-name="ce3" table:formula="of:=2*DEGREES(ASIN([.$E$2]/2/[.$B$1]*SQRT([.A27])))" office:value-type="float" office:value="53.043008193198">
            <text:p>53.0430</text:p>
          </table:table-cell>
          <table:table-cell table:style-name="ce5" table:formula="of:=2*DEGREES(ASIN([.$F$2]/2/[.$B$1]*SQRT([.A27])))" office:value-type="float" office:value="53.6213850615498">
            <text:p>53.6214</text:p>
          </table:table-cell>
          <table:table-cell table:style-name="ce5" table:formula="of:=2*DEGREES(ASIN([.G$2]/2/[.$B$1]*SQRT([.$A27])))" office:value-type="float" office:value="9.96938993737825">
            <text:p>9.9694</text:p>
          </table:table-cell>
          <table:table-cell table:style-name="ce5" table:formula="of:=2*DEGREES(ASIN([.H$2]/2/[.$B$1]*SQRT([.$A27])))" office:value-type="float" office:value="38.4158027822108">
            <text:p>38.4158</text:p>
          </table:table-cell>
          <table:table-cell table:number-columns-repeated="248"/>
        </table:table-row>
        <table:table-row table:style-name="ro1">
          <table:table-cell table:style-name="ce8" table:formula="of:=[.A27]+1" office:value-type="float" office:value="25">
            <text:p>25</text:p>
          </table:table-cell>
          <table:table-cell table:style-name="ce8" table:number-columns-repeated="2"/>
          <table:table-cell table:style-name="ce10" table:formula="of:=2*DEGREES(ASIN([.$D$2]/2/[.$B$1]*SQRT([.A28])))" office:value-type="float" office:value="90.4307613936039">
            <text:p>90.4308</text:p>
          </table:table-cell>
          <table:table-cell table:style-name="ce10" table:formula="of:=2*DEGREES(ASIN([.$E$2]/2/[.$B$1]*SQRT([.A28])))" office:value-type="float" office:value="54.2253094564165">
            <text:p>54.2253</text:p>
          </table:table-cell>
          <table:table-cell table:style-name="ce11" table:formula="of:=2*DEGREES(ASIN([.$F$2]/2/[.$B$1]*SQRT([.A28])))" office:value-type="float" office:value="54.8187392896354">
            <text:p>54.8187</text:p>
          </table:table-cell>
          <table:table-cell table:style-name="ce11" table:formula="of:=2*DEGREES(ASIN([.G$2]/2/[.$B$1]*SQRT([.$A28])))" office:value-type="float" office:value="10.1755025114002">
            <text:p>10.1755</text:p>
          </table:table-cell>
          <table:table-cell table:style-name="ce11" table:formula="of:=2*DEGREES(ASIN([.H$2]/2/[.$B$1]*SQRT([.$A28])))" office:value-type="float" office:value="39.2400782540636">
            <text:p>39.2401</text:p>
          </table:table-cell>
          <table:table-cell table:style-name="ce8" table:number-columns-repeated="248"/>
        </table:table-row>
        <table:table-row table:style-name="ro1">
          <table:table-cell table:formula="of:=[.A28]+1" office:value-type="float" office:value="26">
            <text:p>26</text:p>
          </table:table-cell>
          <table:table-cell table:number-columns-repeated="2"/>
          <table:table-cell table:style-name="ce3" table:formula="of:=2*DEGREES(ASIN([.$D$2]/2/[.$B$1]*SQRT([.A29])))" office:value-type="float" office:value="92.7408640501609">
            <text:p>92.7409</text:p>
          </table:table-cell>
          <table:table-cell table:style-name="ce3" table:formula="of:=2*DEGREES(ASIN([.$E$2]/2/[.$B$1]*SQRT([.A29])))" office:value-type="float" office:value="55.3902842411786">
            <text:p>55.3903</text:p>
          </table:table-cell>
          <table:table-cell table:style-name="ce5" table:formula="of:=2*DEGREES(ASIN([.$F$2]/2/[.$B$1]*SQRT([.A29])))" office:value-type="float" office:value="55.9987058344076">
            <text:p>55.9987</text:p>
          </table:table-cell>
          <table:table-cell table:style-name="ce5" table:formula="of:=2*DEGREES(ASIN([.G$2]/2/[.$B$1]*SQRT([.$A29])))" office:value-type="float" office:value="10.3775644684809">
            <text:p>10.3776</text:p>
          </table:table-cell>
          <table:table-cell table:style-name="ce5" table:formula="of:=2*DEGREES(ASIN([.H$2]/2/[.$B$1]*SQRT([.$A29])))" office:value-type="float" office:value="40.0500827576435">
            <text:p>40.0501</text:p>
          </table:table-cell>
          <table:table-cell table:number-columns-repeated="248"/>
        </table:table-row>
        <table:table-row table:style-name="ro1">
          <table:table-cell table:formula="of:=[.A29]+1" office:value-type="float" office:value="27">
            <text:p>27</text:p>
          </table:table-cell>
          <table:table-cell table:number-columns-repeated="2"/>
          <table:table-cell table:style-name="ce3" table:formula="of:=2*DEGREES(ASIN([.$D$2]/2/[.$B$1]*SQRT([.A30])))" office:value-type="float" office:value="95.0554373657385">
            <text:p>95.0554</text:p>
          </table:table-cell>
          <table:table-cell table:style-name="ce3" table:formula="of:=2*DEGREES(ASIN([.$E$2]/2/[.$B$1]*SQRT([.A30])))" office:value-type="float" office:value="56.5391344659077">
            <text:p>56.5391</text:p>
          </table:table-cell>
          <table:table-cell table:style-name="ce5" table:formula="of:=2*DEGREES(ASIN([.$F$2]/2/[.$B$1]*SQRT([.A30])))" office:value-type="float" office:value="57.1625009191102">
            <text:p>57.1625</text:p>
          </table:table-cell>
          <table:table-cell table:style-name="ce5" table:formula="of:=2*DEGREES(ASIN([.G$2]/2/[.$B$1]*SQRT([.$A30])))" office:value-type="float" office:value="10.5758080061308">
            <text:p>10.5758</text:p>
          </table:table-cell>
          <table:table-cell table:style-name="ce5" table:formula="of:=2*DEGREES(ASIN([.H$2]/2/[.$B$1]*SQRT([.$A30])))" office:value-type="float" office:value="40.8466868245105">
            <text:p>40.8467</text:p>
          </table:table-cell>
          <table:table-cell table:number-columns-repeated="248"/>
        </table:table-row>
        <table:table-row table:style-name="ro1">
          <table:table-cell table:formula="of:=[.A30]+1" office:value-type="float" office:value="28">
            <text:p>28</text:p>
          </table:table-cell>
          <table:table-cell table:number-columns-repeated="2"/>
          <table:table-cell table:style-name="ce3" table:formula="of:=2*DEGREES(ASIN([.$D$2]/2/[.$B$1]*SQRT([.A31])))" office:value-type="float" office:value="97.3783175923114">
            <text:p>97.3783</text:p>
          </table:table-cell>
          <table:table-cell table:style-name="ce3" table:formula="of:=2*DEGREES(ASIN([.$E$2]/2/[.$B$1]*SQRT([.A31])))" office:value-type="float" office:value="57.6729555896304">
            <text:p>57.6730</text:p>
          </table:table-cell>
          <table:table-cell table:style-name="ce5" table:formula="of:=2*DEGREES(ASIN([.$F$2]/2/[.$B$1]*SQRT([.A31])))" office:value-type="float" office:value="58.3112333789058">
            <text:p>58.3112</text:p>
          </table:table-cell>
          <table:table-cell table:style-name="ce5" table:formula="of:=2*DEGREES(ASIN([.G$2]/2/[.$B$1]*SQRT([.$A31])))" office:value-type="float" office:value="10.7704439955004">
            <text:p>10.7704</text:p>
          </table:table-cell>
          <table:table-cell table:style-name="ce5" table:formula="of:=2*DEGREES(ASIN([.H$2]/2/[.$B$1]*SQRT([.$A31])))" office:value-type="float" office:value="41.6306811155408">
            <text:p>41.6307</text:p>
          </table:table-cell>
          <table:table-cell table:number-columns-repeated="248"/>
        </table:table-row>
        <table:table-row table:style-name="ro1">
          <table:table-cell table:formula="of:=[.A31]+1" office:value-type="float" office:value="29">
            <text:p>29</text:p>
          </table:table-cell>
          <table:table-cell table:number-columns-repeated="2"/>
          <table:table-cell table:style-name="ce3" table:formula="of:=2*DEGREES(ASIN([.$D$2]/2/[.$B$1]*SQRT([.A32])))" office:value-type="float" office:value="99.7134656686148">
            <text:p>99.7135</text:p>
          </table:table-cell>
          <table:table-cell table:style-name="ce3" table:formula="of:=2*DEGREES(ASIN([.$E$2]/2/[.$B$1]*SQRT([.A32])))" office:value-type="float" office:value="58.7927500591413">
            <text:p>58.7928</text:p>
          </table:table-cell>
          <table:table-cell table:style-name="ce5" table:formula="of:=2*DEGREES(ASIN([.$F$2]/2/[.$B$1]*SQRT([.A32])))" office:value-type="float" office:value="59.4459182455879">
            <text:p>59.4459</text:p>
          </table:table-cell>
          <table:table-cell table:style-name="ce5" table:formula="of:=2*DEGREES(ASIN([.G$2]/2/[.$B$1]*SQRT([.$A32])))" office:value-type="float" office:value="10.9616646261577">
            <text:p>10.9617</text:p>
          </table:table-cell>
          <table:table-cell table:style-name="ce5" table:formula="of:=2*DEGREES(ASIN([.H$2]/2/[.$B$1]*SQRT([.$A32])))" office:value-type="float" office:value="42.402786360879">
            <text:p>42.4028</text:p>
          </table:table-cell>
          <table:table-cell table:number-columns-repeated="248"/>
        </table:table-row>
        <table:table-row table:style-name="ro1">
          <table:table-cell table:formula="of:=[.A32]+1" office:value-type="float" office:value="30">
            <text:p>30</text:p>
          </table:table-cell>
          <table:table-cell table:number-columns-repeated="2"/>
          <table:table-cell table:formula="of:=2*DEGREES(ASIN([.$D$2]/2/[.$B$1]*SQRT([.A33])))" office:value-type="float" office:value="102.065031081926">
            <text:p>102.065031081926</text:p>
          </table:table-cell>
          <table:table-cell table:style-name="ce3" table:formula="of:=2*DEGREES(ASIN([.$E$2]/2/[.$B$1]*SQRT([.A33])))" office:value-type="float" office:value="59.899438688623">
            <text:p>59.8994</text:p>
          </table:table-cell>
          <table:table-cell table:style-name="ce5" table:formula="of:=2*DEGREES(ASIN([.$F$2]/2/[.$B$1]*SQRT([.A33])))" office:value-type="float" office:value="60.5674882446706">
            <text:p>60.5675</text:p>
          </table:table-cell>
          <table:table-cell table:style-name="ce5" table:formula="of:=2*DEGREES(ASIN([.G$2]/2/[.$B$1]*SQRT([.$A33])))" office:value-type="float" office:value="11.1496456435717">
            <text:p>11.1496</text:p>
          </table:table-cell>
          <table:table-cell table:style-name="ce5" table:formula="of:=2*DEGREES(ASIN([.H$2]/2/[.$B$1]*SQRT([.$A33])))" office:value-type="float" office:value="43.1636617670512">
            <text:p>43.1637</text:p>
          </table:table-cell>
          <table:table-cell table:number-columns-repeated="248"/>
        </table:table-row>
        <table:table-row table:style-name="ro1">
          <table:table-cell table:formula="of:=[.A33]+1" office:value-type="float" office:value="31">
            <text:p>31</text:p>
          </table:table-cell>
          <table:table-cell table:number-columns-repeated="2"/>
          <table:table-cell table:formula="of:=2*DEGREES(ASIN([.$D$2]/2/[.$B$1]*SQRT([.A34])))" office:value-type="float" office:value="104.437424023784">
            <text:p>104.437424023784</text:p>
          </table:table-cell>
          <table:table-cell table:style-name="ce3" table:formula="of:=2*DEGREES(ASIN([.$E$2]/2/[.$B$1]*SQRT([.A34])))" office:value-type="float" office:value="60.9938703492348">
            <text:p>60.9939</text:p>
          </table:table-cell>
          <table:table-cell table:style-name="ce5" table:formula="of:=2*DEGREES(ASIN([.$F$2]/2/[.$B$1]*SQRT([.A34])))" office:value-type="float" office:value="61.6768035861387">
            <text:p>61.6768</text:p>
          </table:table-cell>
          <table:table-cell table:style-name="ce5" table:formula="of:=2*DEGREES(ASIN([.G$2]/2/[.$B$1]*SQRT([.$A34])))" office:value-type="float" office:value="11.3345482534326">
            <text:p>11.3345</text:p>
          </table:table-cell>
          <table:table-cell table:style-name="ce5" table:formula="of:=2*DEGREES(ASIN([.H$2]/2/[.$B$1]*SQRT([.$A34])))" office:value-type="float" office:value="43.913912170511">
            <text:p>43.9139</text:p>
          </table:table-cell>
          <table:table-cell table:number-columns-repeated="248"/>
        </table:table-row>
        <table:table-row table:style-name="ro1">
          <table:table-cell table:formula="of:=[.A34]+1" office:value-type="float" office:value="32">
            <text:p>32</text:p>
          </table:table-cell>
          <table:table-cell table:number-columns-repeated="2"/>
          <table:table-cell table:formula="of:=2*DEGREES(ASIN([.$D$2]/2/[.$B$1]*SQRT([.A35])))" office:value-type="float" office:value="106.8353995779">
            <text:p>106.8353995779</text:p>
          </table:table-cell>
          <table:table-cell table:style-name="ce3" table:formula="of:=2*DEGREES(ASIN([.$E$2]/2/[.$B$1]*SQRT([.A35])))" office:value-type="float" office:value="62.0768302675124">
            <text:p>62.0768</text:p>
          </table:table-cell>
          <table:table-cell table:style-name="ce5" table:formula="of:=2*DEGREES(ASIN([.$F$2]/2/[.$B$1]*SQRT([.A35])))" office:value-type="float" office:value="62.7746603506829">
            <text:p>62.7747</text:p>
          </table:table-cell>
          <table:table-cell table:style-name="ce5" table:formula="of:=2*DEGREES(ASIN([.G$2]/2/[.$B$1]*SQRT([.$A35])))" office:value-type="float" office:value="11.5165207515051">
            <text:p>11.5165</text:p>
          </table:table-cell>
          <table:table-cell table:style-name="ce5" table:formula="of:=2*DEGREES(ASIN([.H$2]/2/[.$B$1]*SQRT([.$A35])))" office:value-type="float" office:value="44.6540941586971">
            <text:p>44.6541</text:p>
          </table:table-cell>
          <table:table-cell table:number-columns-repeated="248"/>
        </table:table-row>
        <table:table-row table:style-name="ro1">
          <table:table-cell table:formula="of:=[.A35]+1" office:value-type="float" office:value="33">
            <text:p>33</text:p>
          </table:table-cell>
          <table:table-cell table:number-columns-repeated="2"/>
          <table:table-cell table:formula="of:=2*DEGREES(ASIN([.$D$2]/2/[.$B$1]*SQRT([.A36])))" office:value-type="float" office:value="109.26415881903">
            <text:p>109.26415881903</text:p>
          </table:table-cell>
          <table:table-cell table:style-name="ce3" table:formula="of:=2*DEGREES(ASIN([.$E$2]/2/[.$B$1]*SQRT([.A36])))" office:value-type="float" office:value="63.1490471710858">
            <text:p>63.1490</text:p>
          </table:table-cell>
          <table:table-cell table:style-name="ce5" table:formula="of:=2*DEGREES(ASIN([.$F$2]/2/[.$B$1]*SQRT([.A36])))" office:value-type="float" office:value="63.8617977123186">
            <text:p>63.8618</text:p>
          </table:table-cell>
          <table:table-cell table:style-name="ce5" table:formula="of:=2*DEGREES(ASIN([.G$2]/2/[.$B$1]*SQRT([.$A36])))" office:value-type="float" office:value="11.6956999258664">
            <text:p>11.6957</text:p>
          </table:table-cell>
          <table:table-cell table:style-name="ce5" table:formula="of:=2*DEGREES(ASIN([.H$2]/2/[.$B$1]*SQRT([.$A36])))" office:value-type="float" office:value="45.3847213350433">
            <text:p>45.3847</text:p>
          </table:table-cell>
          <table:table-cell table:number-columns-repeated="248"/>
        </table:table-row>
        <table:table-row table:style-name="ro1">
          <table:table-cell table:formula="of:=[.A36]+1" office:value-type="float" office:value="34">
            <text:p>34</text:p>
          </table:table-cell>
          <table:table-cell table:number-columns-repeated="2"/>
          <table:table-cell table:formula="of:=2*DEGREES(ASIN([.$D$2]/2/[.$B$1]*SQRT([.A37])))" office:value-type="float" office:value="111.729473431099">
            <text:p>111.729473431099</text:p>
          </table:table-cell>
          <table:table-cell table:style-name="ce3" table:formula="of:=2*DEGREES(ASIN([.$E$2]/2/[.$B$1]*SQRT([.A37])))" office:value-type="float" office:value="64.2111994735265">
            <text:p>64.2112</text:p>
          </table:table-cell>
          <table:table-cell table:style-name="ce5" table:formula="of:=2*DEGREES(ASIN([.$F$2]/2/[.$B$1]*SQRT([.A37])))" office:value-type="float" office:value="64.9389041911275">
            <text:p>64.9389</text:p>
          </table:table-cell>
          <table:table-cell table:style-name="ce5" table:formula="of:=2*DEGREES(ASIN([.G$2]/2/[.$B$1]*SQRT([.$A37])))" office:value-type="float" office:value="11.8722122692143">
            <text:p>11.8722</text:p>
          </table:table-cell>
          <table:table-cell table:style-name="ce5" table:formula="of:=2*DEGREES(ASIN([.H$2]/2/[.$B$1]*SQRT([.$A37])))" office:value-type="float" office:value="46.1062688698307">
            <text:p>46.1063</text:p>
          </table:table-cell>
          <table:table-cell table:number-columns-repeated="248"/>
        </table:table-row>
        <table:table-row table:style-name="ro1">
          <table:table-cell table:formula="of:=[.A37]+1" office:value-type="float" office:value="35">
            <text:p>35</text:p>
          </table:table-cell>
          <table:table-cell table:number-columns-repeated="2"/>
          <table:table-cell table:formula="of:=2*DEGREES(ASIN([.$D$2]/2/[.$B$1]*SQRT([.A38])))" office:value-type="float" office:value="114.23784308188">
            <text:p>114.23784308188</text:p>
          </table:table-cell>
          <table:table-cell table:style-name="ce3" table:formula="of:=2*DEGREES(ASIN([.$E$2]/2/[.$B$1]*SQRT([.A38])))" office:value-type="float" office:value="65.2639206536937">
            <text:p>65.2639</text:p>
          </table:table-cell>
          <table:table-cell table:style-name="ce5" table:formula="of:=2*DEGREES(ASIN([.$F$2]/2/[.$B$1]*SQRT([.A38])))" office:value-type="float" office:value="66.0066230930637">
            <text:p>66.0066</text:p>
          </table:table-cell>
          <table:table-cell table:style-name="ce5" table:formula="of:=2*DEGREES(ASIN([.G$2]/2/[.$B$1]*SQRT([.$A38])))" office:value-type="float" office:value="12.0461750317693">
            <text:p>12.0462</text:p>
          </table:table-cell>
          <table:table-cell table:style-name="ce5" table:formula="of:=2*DEGREES(ASIN([.H$2]/2/[.$B$1]*SQRT([.$A38])))" office:value-type="float" office:value="46.8191774517949">
            <text:p>46.8192</text:p>
          </table:table-cell>
          <table:table-cell table:number-columns-repeated="248"/>
        </table:table-row>
        <table:table-row table:style-name="ro1">
          <table:table-cell table:formula="of:=[.A38]+1" office:value-type="float" office:value="36">
            <text:p>36</text:p>
          </table:table-cell>
          <table:table-cell table:number-columns-repeated="2"/>
          <table:table-cell table:formula="of:=2*DEGREES(ASIN([.$D$2]/2/[.$B$1]*SQRT([.A39])))" office:value-type="float" office:value="116.796698841964">
            <text:p>116.796698841964</text:p>
          </table:table-cell>
          <table:table-cell table:style-name="ce3" table:formula="of:=2*DEGREES(ASIN([.$E$2]/2/[.$B$1]*SQRT([.A39])))" office:value-type="float" office:value="66.3078039562785">
            <text:p>66.3078</text:p>
          </table:table-cell>
          <table:table-cell table:style-name="ce5" table:formula="of:=2*DEGREES(ASIN([.$F$2]/2/[.$B$1]*SQRT([.A39])))" office:value-type="float" office:value="67.0655572648094">
            <text:p>67.0656</text:p>
          </table:table-cell>
          <table:table-cell table:style-name="ce5" table:formula="of:=2*DEGREES(ASIN([.G$2]/2/[.$B$1]*SQRT([.$A39])))" office:value-type="float" office:value="12.2176971396642">
            <text:p>12.2177</text:p>
          </table:table-cell>
          <table:table-cell table:style-name="ce5" table:formula="of:=2*DEGREES(ASIN([.H$2]/2/[.$B$1]*SQRT([.$A39])))" office:value-type="float" office:value="47.5238567341796">
            <text:p>47.5239</text:p>
          </table:table-cell>
          <table:table-cell table:number-columns-repeated="248"/>
        </table:table-row>
        <table:table-row table:style-name="ro1">
          <table:table-cell table:formula="of:=[.A39]+1" office:value-type="float" office:value="37">
            <text:p>37</text:p>
          </table:table-cell>
          <table:table-cell table:number-columns-repeated="2"/>
          <table:table-cell table:formula="of:=2*DEGREES(ASIN([.$D$2]/2/[.$B$1]*SQRT([.A40])))" office:value-type="float" office:value="119.414672306496">
            <text:p>119.414672306496</text:p>
          </table:table-cell>
          <table:table-cell table:style-name="ce3" table:formula="of:=2*DEGREES(ASIN([.$E$2]/2/[.$B$1]*SQRT([.A40])))" office:value-type="float" office:value="67.3434065175205">
            <text:p>67.3434</text:p>
          </table:table-cell>
          <table:table-cell table:style-name="ce5" table:formula="of:=2*DEGREES(ASIN([.$F$2]/2/[.$B$1]*SQRT([.A40])))" office:value-type="float" office:value="68.1162732687262">
            <text:p>68.1163</text:p>
          </table:table-cell>
          <table:table-cell table:style-name="ce5" table:formula="of:=2*DEGREES(ASIN([.G$2]/2/[.$B$1]*SQRT([.$A40])))" office:value-type="float" office:value="12.3868799992446">
            <text:p>12.3869</text:p>
          </table:table-cell>
          <table:table-cell table:style-name="ce5" table:formula="of:=2*DEGREES(ASIN([.H$2]/2/[.$B$1]*SQRT([.$A40])))" office:value-type="float" office:value="48.2206883520971">
            <text:p>48.2207</text:p>
          </table:table-cell>
          <table:table-cell table:number-columns-repeated="248"/>
        </table:table-row>
        <table:table-row table:style-name="ro1">
          <table:table-cell table:formula="of:=[.A40]+1" office:value-type="float" office:value="38">
            <text:p>38</text:p>
          </table:table-cell>
          <table:table-cell table:number-columns-repeated="2"/>
          <table:table-cell table:formula="of:=2*DEGREES(ASIN([.$D$2]/2/[.$B$1]*SQRT([.A41])))" office:value-type="float" office:value="122.101960366105">
            <text:p>122.101960366105</text:p>
          </table:table-cell>
          <table:table-cell table:style-name="ce3" table:formula="of:=2*DEGREES(ASIN([.$E$2]/2/[.$B$1]*SQRT([.A41])))" office:value-type="float" office:value="68.3712530019405">
            <text:p>68.3713</text:p>
          </table:table-cell>
          <table:table-cell table:style-name="ce5" table:formula="of:=2*DEGREES(ASIN([.$F$2]/2/[.$B$1]*SQRT([.A41])))" office:value-type="float" office:value="69.1593050646352">
            <text:p>69.1593</text:p>
          </table:table-cell>
          <table:table-cell table:style-name="ce5" table:formula="of:=2*DEGREES(ASIN([.G$2]/2/[.$B$1]*SQRT([.$A41])))" office:value-type="float" office:value="12.553818204139">
            <text:p>12.5538</text:p>
          </table:table-cell>
          <table:table-cell table:style-name="ce5" table:formula="of:=2*DEGREES(ASIN([.H$2]/2/[.$B$1]*SQRT([.$A41])))" office:value-type="float" office:value="48.9100285746241">
            <text:p>48.9100</text:p>
          </table:table-cell>
          <table:table-cell table:number-columns-repeated="248"/>
        </table:table-row>
        <table:table-row table:style-name="ro1">
          <table:table-cell table:formula="of:=[.A41]+1" office:value-type="float" office:value="39">
            <text:p>39</text:p>
          </table:table-cell>
          <table:table-cell table:number-columns-repeated="2"/>
          <table:table-cell table:formula="of:=2*DEGREES(ASIN([.$D$2]/2/[.$B$1]*SQRT([.A42])))" office:value-type="float" office:value="124.870832723172">
            <text:p>124.870832723172</text:p>
          </table:table-cell>
          <table:table-cell table:style-name="ce3" table:formula="of:=2*DEGREES(ASIN([.$E$2]/2/[.$B$1]*SQRT([.A42])))" office:value-type="float" office:value="69.3918388213657">
            <text:p>69.3918</text:p>
          </table:table-cell>
          <table:table-cell table:style-name="ce5" table:formula="of:=2*DEGREES(ASIN([.$F$2]/2/[.$B$1]*SQRT([.A42])))" office:value-type="float" office:value="70.1951572704556">
            <text:p>70.1952</text:p>
          </table:table-cell>
          <table:table-cell table:style-name="ce5" table:formula="of:=2*DEGREES(ASIN([.G$2]/2/[.$B$1]*SQRT([.$A42])))" office:value-type="float" office:value="12.7186001590875">
            <text:p>12.7186</text:p>
          </table:table-cell>
          <table:table-cell table:style-name="ce5" table:formula="of:=2*DEGREES(ASIN([.H$2]/2/[.$B$1]*SQRT([.$A42])))" office:value-type="float" office:value="49.5922106442642">
            <text:p>49.5922</text:p>
          </table:table-cell>
          <table:table-cell table:number-columns-repeated="248"/>
        </table:table-row>
        <table:table-row table:style-name="ro1">
          <table:table-cell table:formula="of:=[.A42]+1" office:value-type="float" office:value="40">
            <text:p>40</text:p>
          </table:table-cell>
          <table:table-cell table:number-columns-repeated="2"/>
          <table:table-cell table:formula="of:=2*DEGREES(ASIN([.$D$2]/2/[.$B$1]*SQRT([.A43])))" office:value-type="float" office:value="127.736358929648">
            <text:p>127.736358929648</text:p>
          </table:table-cell>
          <table:table-cell table:style-name="ce3" table:formula="of:=2*DEGREES(ASIN([.$E$2]/2/[.$B$1]*SQRT([.A43])))" office:value-type="float" office:value="70.4056329957483">
            <text:p>70.4056</text:p>
          </table:table-cell>
          <table:table-cell table:style-name="ce5" table:formula="of:=2*DEGREES(ASIN([.$F$2]/2/[.$B$1]*SQRT([.A43])))" office:value-type="float" office:value="71.2243080618431">
            <text:p>71.2243</text:p>
          </table:table-cell>
          <table:table-cell table:style-name="ce5" table:formula="of:=2*DEGREES(ASIN([.G$2]/2/[.$B$1]*SQRT([.$A43])))" office:value-type="float" office:value="12.881308632204">
            <text:p>12.8813</text:p>
          </table:table-cell>
          <table:table-cell table:style-name="ce5" table:formula="of:=2*DEGREES(ASIN([.H$2]/2/[.$B$1]*SQRT([.$A43])))" office:value-type="float" office:value="50.267546847679">
            <text:p>50.2675</text:p>
          </table:table-cell>
          <table:table-cell table:number-columns-repeated="248"/>
        </table:table-row>
        <table:table-row table:style-name="ro1">
          <table:table-cell table:formula="of:=[.A43]+1" office:value-type="float" office:value="41">
            <text:p>41</text:p>
          </table:table-cell>
          <table:table-cell table:number-columns-repeated="2"/>
          <table:table-cell table:formula="of:=2*DEGREES(ASIN([.$D$2]/2/[.$B$1]*SQRT([.A44])))" office:value-type="float" office:value="130.717485413179">
            <text:p>130.717485413179</text:p>
          </table:table-cell>
          <table:table-cell table:style-name="ce3" table:formula="of:=2*DEGREES(ASIN([.$E$2]/2/[.$B$1]*SQRT([.A44])))" office:value-type="float" office:value="71.413080705715">
            <text:p>71.4131</text:p>
          </table:table-cell>
          <table:table-cell table:style-name="ce5" table:formula="of:=2*DEGREES(ASIN([.$F$2]/2/[.$B$1]*SQRT([.A44])))" office:value-type="float" office:value="72.2472117613177">
            <text:p>72.2472</text:p>
          </table:table-cell>
          <table:table-cell table:style-name="ce5" table:formula="of:=2*DEGREES(ASIN([.G$2]/2/[.$B$1]*SQRT([.$A44])))" office:value-type="float" office:value="13.0420212454549">
            <text:p>13.0420</text:p>
          </table:table-cell>
          <table:table-cell table:style-name="ce5" table:formula="of:=2*DEGREES(ASIN([.H$2]/2/[.$B$1]*SQRT([.$A44])))" office:value-type="float" office:value="50.936330354488">
            <text:p>50.9363</text:p>
          </table:table-cell>
          <table:table-cell table:number-columns-repeated="248"/>
        </table:table-row>
        <table:table-row table:style-name="ro1">
          <table:table-cell table:formula="of:=[.A44]+1" office:value-type="float" office:value="42">
            <text:p>42</text:p>
          </table:table-cell>
          <table:table-cell table:number-columns-repeated="2"/>
          <table:table-cell table:formula="of:=2*DEGREES(ASIN([.$D$2]/2/[.$B$1]*SQRT([.A45])))" office:value-type="float" office:value="133.838695339776">
            <text:p>133.838695339776</text:p>
          </table:table-cell>
          <table:table-cell table:style-name="ce3" table:formula="of:=2*DEGREES(ASIN([.$E$2]/2/[.$B$1]*SQRT([.A45])))" office:value-type="float" office:value="72.4146055789606">
            <text:p>72.4146</text:p>
          </table:table-cell>
          <table:table-cell table:style-name="ce5" table:formula="of:=2*DEGREES(ASIN([.$F$2]/2/[.$B$1]*SQRT([.A45])))" office:value-type="float" office:value="73.2643011594719">
            <text:p>73.2643</text:p>
          </table:table-cell>
          <table:table-cell table:style-name="ce5" table:formula="of:=2*DEGREES(ASIN([.G$2]/2/[.$B$1]*SQRT([.$A45])))" office:value-type="float" office:value="13.2008109115989">
            <text:p>13.2008</text:p>
          </table:table-cell>
          <table:table-cell table:style-name="ce5" table:formula="of:=2*DEGREES(ASIN([.H$2]/2/[.$B$1]*SQRT([.$A45])))" office:value-type="float" office:value="51.59883685513">
            <text:p>51.5988</text:p>
          </table:table-cell>
          <table:table-cell table:number-columns-repeated="248"/>
        </table:table-row>
        <table:table-row table:style-name="ro1">
          <table:table-cell table:formula="of:=[.A45]+1" office:value-type="float" office:value="43">
            <text:p>43</text:p>
          </table:table-cell>
          <table:table-cell table:number-columns-repeated="2"/>
          <table:table-cell table:formula="of:=2*DEGREES(ASIN([.$D$2]/2/[.$B$1]*SQRT([.A46])))" office:value-type="float" office:value="137.132692236156">
            <text:p>137.132692236156</text:p>
          </table:table-cell>
          <table:table-cell table:style-name="ce3" table:formula="of:=2*DEGREES(ASIN([.$E$2]/2/[.$B$1]*SQRT([.A46])))" office:value-type="float" office:value="73.4106117461774">
            <text:p>73.4106</text:p>
          </table:table-cell>
          <table:table-cell table:style-name="ce5" table:formula="of:=2*DEGREES(ASIN([.$F$2]/2/[.$B$1]*SQRT([.A46])))" office:value-type="float" office:value="74.275989604377">
            <text:p>74.2760</text:p>
          </table:table-cell>
          <table:table-cell table:style-name="ce5" table:formula="of:=2*DEGREES(ASIN([.G$2]/2/[.$B$1]*SQRT([.$A46])))" office:value-type="float" office:value="13.357746224561">
            <text:p>13.3577</text:p>
          </table:table-cell>
          <table:table-cell table:style-name="ce5" table:formula="of:=2*DEGREES(ASIN([.H$2]/2/[.$B$1]*SQRT([.$A46])))" office:value-type="float" office:value="52.2553260240026">
            <text:p>52.2553</text:p>
          </table:table-cell>
          <table:table-cell table:number-columns-repeated="248"/>
        </table:table-row>
        <table:table-row table:style-name="ro1">
          <table:table-cell table:formula="of:=[.A46]+1" office:value-type="float" office:value="44">
            <text:p>44</text:p>
          </table:table-cell>
          <table:table-cell table:number-columns-repeated="2"/>
          <table:table-cell table:formula="of:=2*DEGREES(ASIN([.$D$2]/2/[.$B$1]*SQRT([.A47])))" office:value-type="float" office:value="140.645005797464">
            <text:p>140.645005797464</text:p>
          </table:table-cell>
          <table:table-cell table:style-name="ce3" table:formula="of:=2*DEGREES(ASIN([.$E$2]/2/[.$B$1]*SQRT([.A47])))" office:value-type="float" office:value="74.4014856969137">
            <text:p>74.4015</text:p>
          </table:table-cell>
          <table:table-cell table:style-name="ce5" table:formula="of:=2*DEGREES(ASIN([.$F$2]/2/[.$B$1]*SQRT([.A47])))" office:value-type="float" office:value="75.2826728899556">
            <text:p>75.2827</text:p>
          </table:table-cell>
          <table:table-cell table:style-name="ce5" table:formula="of:=2*DEGREES(ASIN([.G$2]/2/[.$B$1]*SQRT([.$A47])))" office:value-type="float" office:value="13.512891809166">
            <text:p>13.5129</text:p>
          </table:table-cell>
          <table:table-cell table:style-name="ce5" table:formula="of:=2*DEGREES(ASIN([.H$2]/2/[.$B$1]*SQRT([.$A47])))" office:value-type="float" office:value="52.906042830151">
            <text:p>52.9060</text:p>
          </table:table-cell>
          <table:table-cell table:number-columns-repeated="248"/>
        </table:table-row>
        <table:table-row table:style-name="ro1">
          <table:table-cell table:formula="of:=[.A47]+1" office:value-type="float" office:value="45">
            <text:p>45</text:p>
          </table:table-cell>
          <table:table-cell table:number-columns-repeated="2"/>
          <table:table-cell table:formula="of:=2*DEGREES(ASIN([.$D$2]/2/[.$B$1]*SQRT([.A48])))" office:value-type="float" office:value="144.442530059553">
            <text:p>144.442530059553</text:p>
          </table:table-cell>
          <table:table-cell table:style-name="ce3" table:formula="of:=2*DEGREES(ASIN([.$E$2]/2/[.$B$1]*SQRT([.A48])))" office:value-type="float" office:value="75.3875979613617">
            <text:p>75.3876</text:p>
          </table:table-cell>
          <table:table-cell table:style-name="ce5" table:formula="of:=2*DEGREES(ASIN([.$F$2]/2/[.$B$1]*SQRT([.A48])))" office:value-type="float" office:value="76.2847309696645">
            <text:p>76.2847</text:p>
          </table:table-cell>
          <table:table-cell table:style-name="ce5" table:formula="of:=2*DEGREES(ASIN([.G$2]/2/[.$B$1]*SQRT([.$A48])))" office:value-type="float" office:value="13.6663086352858">
            <text:p>13.6663</text:p>
          </table:table-cell>
          <table:table-cell table:style-name="ce5" table:formula="of:=2*DEGREES(ASIN([.H$2]/2/[.$B$1]*SQRT([.$A48])))" office:value-type="float" office:value="53.5512187144996">
            <text:p>53.5512</text:p>
          </table:table-cell>
          <table:table-cell table:number-columns-repeated="248"/>
        </table:table-row>
        <table:table-row table:style-name="ro1">
          <table:table-cell table:formula="of:=[.A48]+1" office:value-type="float" office:value="46">
            <text:p>46</text:p>
          </table:table-cell>
          <table:table-cell table:number-columns-repeated="2"/>
          <table:table-cell table:formula="of:=2*DEGREES(ASIN([.$D$2]/2/[.$B$1]*SQRT([.A49])))" office:value-type="float" office:value="148.631088109087">
            <text:p>148.631088109087</text:p>
          </table:table-cell>
          <table:table-cell table:style-name="ce3" table:formula="of:=2*DEGREES(ASIN([.$E$2]/2/[.$B$1]*SQRT([.A49])))" office:value-type="float" office:value="76.3693046404186">
            <text:p>76.3693</text:p>
          </table:table-cell>
          <table:table-cell table:style-name="ce5" table:formula="of:=2*DEGREES(ASIN([.$F$2]/2/[.$B$1]*SQRT([.A49])))" office:value-type="float" office:value="77.2825295181483">
            <text:p>77.2825</text:p>
          </table:table-cell>
          <table:table-cell table:style-name="ce5" table:formula="of:=2*DEGREES(ASIN([.G$2]/2/[.$B$1]*SQRT([.$A49])))" office:value-type="float" office:value="13.8180543007285">
            <text:p>13.8181</text:p>
          </table:table-cell>
          <table:table-cell table:style-name="ce5" table:formula="of:=2*DEGREES(ASIN([.H$2]/2/[.$B$1]*SQRT([.$A49])))" office:value-type="float" office:value="54.1910726498884">
            <text:p>54.1911</text:p>
          </table:table-cell>
          <table:table-cell table:number-columns-repeated="248"/>
        </table:table-row>
        <table:table-row table:style-name="ro1">
          <table:table-cell table:formula="of:=[.A49]+1" office:value-type="float" office:value="47">
            <text:p>47</text:p>
          </table:table-cell>
          <table:table-cell table:number-columns-repeated="2"/>
          <table:table-cell table:formula="of:=2*DEGREES(ASIN([.$D$2]/2/[.$B$1]*SQRT([.A50])))" office:value-type="float" office:value="153.39742229609">
            <text:p>153.39742229609</text:p>
          </table:table-cell>
          <table:table-cell table:style-name="ce3" table:formula="of:=2*DEGREES(ASIN([.$E$2]/2/[.$B$1]*SQRT([.A50])))" office:value-type="float" office:value="77.3469488033174">
            <text:p>77.3469</text:p>
          </table:table-cell>
          <table:table-cell table:style-name="ce5" table:formula="of:=2*DEGREES(ASIN([.$F$2]/2/[.$B$1]*SQRT([.A50])))" office:value-type="float" office:value="78.2764213604524">
            <text:p>78.2764</text:p>
          </table:table-cell>
          <table:table-cell table:style-name="ce5" table:formula="of:=2*DEGREES(ASIN([.G$2]/2/[.$B$1]*SQRT([.$A50])))" office:value-type="float" office:value="13.968183286587">
            <text:p>13.9682</text:p>
          </table:table-cell>
          <table:table-cell table:style-name="ce5" table:formula="of:=2*DEGREES(ASIN([.H$2]/2/[.$B$1]*SQRT([.$A50])))" office:value-type="float" office:value="54.8258120978863">
            <text:p>54.8258</text:p>
          </table:table-cell>
          <table:table-cell table:number-columns-repeated="248"/>
        </table:table-row>
        <table:table-row table:style-name="ro1">
          <table:table-cell table:formula="of:=[.A50]+1" office:value-type="float" office:value="48">
            <text:p>48</text:p>
          </table:table-cell>
          <table:table-cell table:number-columns-repeated="2"/>
          <table:table-cell table:formula="of:=2*DEGREES(ASIN([.$D$2]/2/[.$B$1]*SQRT([.A51])))" office:value-type="float" office:value="159.137026706851">
            <text:p>159.137026706851</text:p>
          </table:table-cell>
          <table:table-cell table:style-name="ce3" table:formula="of:=2*DEGREES(ASIN([.$E$2]/2/[.$B$1]*SQRT([.A51])))" office:value-type="float" office:value="78.3208617695614">
            <text:p>78.3209</text:p>
          </table:table-cell>
          <table:table-cell table:style-name="ce5" table:formula="of:=2*DEGREES(ASIN([.$F$2]/2/[.$B$1]*SQRT([.A51])))" office:value-type="float" office:value="79.2667477858149">
            <text:p>79.2667</text:p>
          </table:table-cell>
          <table:table-cell table:style-name="ce5" table:formula="of:=2*DEGREES(ASIN([.G$2]/2/[.$B$1]*SQRT([.$A51])))" office:value-type="float" office:value="14.1167471882573">
            <text:p>14.1167</text:p>
          </table:table-cell>
          <table:table-cell table:style-name="ce5" table:formula="of:=2*DEGREES(ASIN([.H$2]/2/[.$B$1]*SQRT([.$A51])))" office:value-type="float" office:value="55.4556338744295">
            <text:p>55.4556</text:p>
          </table:table-cell>
          <table:table-cell table:number-columns-repeated="248"/>
        </table:table-row>
        <table:table-row table:style-name="ro1">
          <table:table-cell table:formula="of:=[.A51]+1" office:value-type="float" office:value="49">
            <text:p>49</text:p>
          </table:table-cell>
          <table:table-cell table:number-columns-repeated="2"/>
          <table:table-cell table:formula="of:=2*DEGREES(ASIN([.$D$2]/2/[.$B$1]*SQRT([.A52])))" office:value-type="float" office:value="167.093418227542">
            <text:p>167.093418227542</text:p>
          </table:table-cell>
          <table:table-cell table:style-name="ce3" table:formula="of:=2*DEGREES(ASIN([.$E$2]/2/[.$B$1]*SQRT([.A52])))" office:value-type="float" office:value="79.2913642897537">
            <text:p>79.2914</text:p>
          </table:table-cell>
          <table:table-cell table:style-name="ce5" table:formula="of:=2*DEGREES(ASIN([.$F$2]/2/[.$B$1]*SQRT([.A52])))" office:value-type="float" office:value="80.2538397608982">
            <text:p>80.2538</text:p>
          </table:table-cell>
          <table:table-cell table:style-name="ce5" table:formula="of:=2*DEGREES(ASIN([.G$2]/2/[.$B$1]*SQRT([.$A52])))" office:value-type="float" office:value="14.2637949248984">
            <text:p>14.2638</text:p>
          </table:table-cell>
          <table:table-cell table:style-name="ce5" table:formula="of:=2*DEGREES(ASIN([.H$2]/2/[.$B$1]*SQRT([.$A52])))" office:value-type="float" office:value="56.0807249347064">
            <text:p>56.0807</text:p>
          </table:table-cell>
          <table:table-cell table:number-columns-repeated="248"/>
        </table:table-row>
        <table:table-row table:style-name="ro1">
          <table:table-cell table:formula="of:=[.A52]+1" office:value-type="float" office:value="50">
            <text:p>50</text:p>
          </table:table-cell>
          <table:table-cell table:number-columns-repeated="2"/>
          <table:table-cell table:formula="of:=2*DEGREES(ASIN([.$D$2]/2/[.$B$1]*SQRT([.A53])))" office:value-type="float" office:value="0">
            <text:p>#VALUE!</text:p>
          </table:table-cell>
          <table:table-cell table:style-name="ce3" table:formula="of:=2*DEGREES(ASIN([.$E$2]/2/[.$B$1]*SQRT([.A53])))" office:value-type="float" office:value="80.2587676381012">
            <text:p>80.2588</text:p>
          </table:table-cell>
          <table:table-cell table:style-name="ce5" table:formula="of:=2*DEGREES(ASIN([.$F$2]/2/[.$B$1]*SQRT([.A53])))" office:value-type="float" office:value="81.2380190555098">
            <text:p>81.2380</text:p>
          </table:table-cell>
          <table:table-cell table:style-name="ce5" table:formula="of:=2*DEGREES(ASIN([.G$2]/2/[.$B$1]*SQRT([.$A53])))" office:value-type="float" office:value="14.4093729297445">
            <text:p>14.4094</text:p>
          </table:table-cell>
          <table:table-cell table:style-name="ce5" table:formula="of:=2*DEGREES(ASIN([.H$2]/2/[.$B$1]*SQRT([.$A53])))" office:value-type="float" office:value="56.7012630863347">
            <text:p>56.7013</text:p>
          </table:table-cell>
          <table:table-cell table:number-columns-repeated="248"/>
        </table:table-row>
        <table:table-row table:style-name="ro1">
          <table:table-cell table:formula="of:=[.A53]+1" office:value-type="float" office:value="51">
            <text:p>51</text:p>
          </table:table-cell>
          <table:table-cell table:number-columns-repeated="2"/>
          <table:table-cell table:formula="of:=2*DEGREES(ASIN([.$D$2]/2/[.$B$1]*SQRT([.A54])))" office:value-type="float" office:value="0">
            <text:p>#VALUE!</text:p>
          </table:table-cell>
          <table:table-cell table:style-name="ce3" table:formula="of:=2*DEGREES(ASIN([.$E$2]/2/[.$B$1]*SQRT([.A54])))" office:value-type="float" office:value="81.2233746278493">
            <text:p>81.2234</text:p>
          </table:table-cell>
          <table:table-cell table:style-name="ce5" table:formula="of:=2*DEGREES(ASIN([.$F$2]/2/[.$B$1]*SQRT([.A54])))" office:value-type="float" office:value="82.2195992923395">
            <text:p>82.2196</text:p>
          </table:table-cell>
          <table:table-cell table:style-name="ce5" table:formula="of:=2*DEGREES(ASIN([.G$2]/2/[.$B$1]*SQRT([.$A54])))" office:value-type="float" office:value="14.5535253233651">
            <text:p>14.5535</text:p>
          </table:table-cell>
          <table:table-cell table:style-name="ce5" table:formula="of:=2*DEGREES(ASIN([.H$2]/2/[.$B$1]*SQRT([.$A54])))" office:value-type="float" office:value="57.3174176387017">
            <text:p>57.3174</text:p>
          </table:table-cell>
          <table:table-cell table:number-columns-repeated="248"/>
        </table:table-row>
        <table:table-row table:style-name="ro1">
          <table:table-cell table:formula="of:=[.A54]+1" office:value-type="float" office:value="52">
            <text:p>52</text:p>
          </table:table-cell>
          <table:table-cell table:number-columns-repeated="2"/>
          <table:table-cell table:formula="of:=2*DEGREES(ASIN([.$D$2]/2/[.$B$1]*SQRT([.A55])))" office:value-type="float" office:value="0">
            <text:p>#VALUE!</text:p>
          </table:table-cell>
          <table:table-cell table:style-name="ce3" table:formula="of:=2*DEGREES(ASIN([.$E$2]/2/[.$B$1]*SQRT([.A55])))" office:value-type="float" office:value="82.1854805596137">
            <text:p>82.1855</text:p>
          </table:table-cell>
          <table:table-cell table:style-name="ce5" table:formula="of:=2*DEGREES(ASIN([.$F$2]/2/[.$B$1]*SQRT([.A55])))" office:value-type="float" office:value="83.1988869309538">
            <text:p>83.1989</text:p>
          </table:table-cell>
          <table:table-cell table:style-name="ce5" table:formula="of:=2*DEGREES(ASIN([.G$2]/2/[.$B$1]*SQRT([.$A55])))" office:value-type="float" office:value="14.6962940717052">
            <text:p>14.6963</text:p>
          </table:table-cell>
          <table:table-cell table:style-name="ce5" table:formula="of:=2*DEGREES(ASIN([.H$2]/2/[.$B$1]*SQRT([.$A55])))" office:value-type="float" office:value="57.9293499953439">
            <text:p>57.9293</text:p>
          </table:table-cell>
          <table:table-cell table:number-columns-repeated="248"/>
        </table:table-row>
        <table:table-row table:style-name="ro1">
          <table:table-cell table:formula="of:=[.A55]+1" office:value-type="float" office:value="53">
            <text:p>53</text:p>
          </table:table-cell>
          <table:table-cell table:number-columns-repeated="2"/>
          <table:table-cell table:formula="of:=2*DEGREES(ASIN([.$D$2]/2/[.$B$1]*SQRT([.A56])))" office:value-type="float" office:value="0">
            <text:p>#VALUE!</text:p>
          </table:table-cell>
          <table:table-cell table:style-name="ce3" table:formula="of:=2*DEGREES(ASIN([.$E$2]/2/[.$B$1]*SQRT([.A56])))" office:value-type="float" office:value="83.1453741114938">
            <text:p>83.1454</text:p>
          </table:table-cell>
          <table:table-cell table:style-name="ce5" table:formula="of:=2*DEGREES(ASIN([.$F$2]/2/[.$B$1]*SQRT([.A56])))" office:value-type="float" office:value="84.1761821952153">
            <text:p>84.1762</text:p>
          </table:table-cell>
          <table:table-cell table:style-name="ce5" table:formula="of:=2*DEGREES(ASIN([.G$2]/2/[.$B$1]*SQRT([.$A56])))" office:value-type="float" office:value="14.8377191305064">
            <text:p>14.8377</text:p>
          </table:table-cell>
          <table:table-cell table:style-name="ce5" table:formula="of:=2*DEGREES(ASIN([.H$2]/2/[.$B$1]*SQRT([.$A56])))" office:value-type="float" office:value="58.537214195379">
            <text:p>58.5372</text:p>
          </table:table-cell>
          <table:table-cell table:number-columns-repeated="248"/>
        </table:table-row>
        <table:table-row table:style-name="ro1">
          <table:table-cell table:formula="of:=[.A56]+1" office:value-type="float" office:value="54">
            <text:p>54</text:p>
          </table:table-cell>
          <table:table-cell table:number-columns-repeated="2"/>
          <table:table-cell table:formula="of:=2*DEGREES(ASIN([.$D$2]/2/[.$B$1]*SQRT([.A57])))" office:value-type="float" office:value="0">
            <text:p>#VALUE!</text:p>
          </table:table-cell>
          <table:table-cell table:style-name="ce3" table:formula="of:=2*DEGREES(ASIN([.$E$2]/2/[.$B$1]*SQRT([.A57])))" office:value-type="float" office:value="84.1033381789303">
            <text:p>84.1033</text:p>
          </table:table-cell>
          <table:table-cell table:style-name="ce5" table:formula="of:=2*DEGREES(ASIN([.$F$2]/2/[.$B$1]*SQRT([.A57])))" office:value-type="float" office:value="85.1517799523908">
            <text:p>85.1518</text:p>
          </table:table-cell>
          <table:table-cell table:style-name="ce5" table:formula="of:=2*DEGREES(ASIN([.G$2]/2/[.$B$1]*SQRT([.$A57])))" office:value-type="float" office:value="14.9778385775186">
            <text:p>14.9778</text:p>
          </table:table-cell>
          <table:table-cell table:style-name="ce5" table:formula="of:=2*DEGREES(ASIN([.H$2]/2/[.$B$1]*SQRT([.$A57])))" office:value-type="float" office:value="59.1411574092756">
            <text:p>59.1412</text:p>
          </table:table-cell>
          <table:table-cell table:number-columns-repeated="248"/>
        </table:table-row>
        <table:table-row table:style-name="ro1">
          <table:table-cell table:formula="of:=[.A57]+1" office:value-type="float" office:value="55">
            <text:p>55</text:p>
          </table:table-cell>
          <table:table-cell table:number-columns-repeated="2"/>
          <table:table-cell table:formula="of:=2*DEGREES(ASIN([.$D$2]/2/[.$B$1]*SQRT([.A58])))" office:value-type="float" office:value="0">
            <text:p>#VALUE!</text:p>
          </table:table-cell>
          <table:table-cell table:style-name="ce3" table:formula="of:=2*DEGREES(ASIN([.$E$2]/2/[.$B$1]*SQRT([.A58])))" office:value-type="float" office:value="85.0596506715037">
            <text:p>85.0597</text:p>
          </table:table-cell>
          <table:table-cell table:style-name="ce5" table:formula="of:=2*DEGREES(ASIN([.$F$2]/2/[.$B$1]*SQRT([.A58])))" office:value-type="float" office:value="86.1259705514595">
            <text:p>86.1260</text:p>
          </table:table-cell>
          <table:table-cell table:style-name="ce5" table:formula="of:=2*DEGREES(ASIN([.G$2]/2/[.$B$1]*SQRT([.$A58])))" office:value-type="float" office:value="15.1166887337384">
            <text:p>15.1167</text:p>
          </table:table-cell>
          <table:table-cell table:style-name="ce5" table:formula="of:=2*DEGREES(ASIN([.H$2]/2/[.$B$1]*SQRT([.$A58])))" office:value-type="float" office:value="59.7413203936052">
            <text:p>59.7413</text:p>
          </table:table-cell>
          <table:table-cell table:number-columns-repeated="248"/>
        </table:table-row>
        <table:table-row table:style-name="ro1">
          <table:table-cell table:formula="of:=[.A58]+1" office:value-type="float" office:value="56">
            <text:p>56</text:p>
          </table:table-cell>
          <table:table-cell table:number-columns-repeated="2"/>
          <table:table-cell table:formula="of:=2*DEGREES(ASIN([.$D$2]/2/[.$B$1]*SQRT([.A59])))" office:value-type="float" office:value="0">
            <text:p>#VALUE!</text:p>
          </table:table-cell>
          <table:table-cell table:style-name="ce3" table:formula="of:=2*DEGREES(ASIN([.$E$2]/2/[.$B$1]*SQRT([.A59])))" office:value-type="float" office:value="86.0145852732264">
            <text:p>86.0146</text:p>
          </table:table-cell>
          <table:table-cell table:style-name="ce5" table:formula="of:=2*DEGREES(ASIN([.$F$2]/2/[.$B$1]*SQRT([.A59])))" office:value-type="float" office:value="87.0990406275129">
            <text:p>87.0990</text:p>
          </table:table-cell>
          <table:table-cell table:style-name="ce5" table:formula="of:=2*DEGREES(ASIN([.G$2]/2/[.$B$1]*SQRT([.$A59])))" office:value-type="float" office:value="15.2543042747688">
            <text:p>15.2543</text:p>
          </table:table-cell>
          <table:table-cell table:style-name="ce5" table:formula="of:=2*DEGREES(ASIN([.H$2]/2/[.$B$1]*SQRT([.$A59])))" office:value-type="float" office:value="60.3378379088791">
            <text:p>60.3378</text:p>
          </table:table-cell>
          <table:table-cell table:number-columns-repeated="248"/>
        </table:table-row>
        <table:table-row table:style-name="ro1">
          <table:table-cell table:formula="of:=[.A59]+1" office:value-type="float" office:value="57">
            <text:p>57</text:p>
          </table:table-cell>
          <table:table-cell table:number-columns-repeated="2"/>
          <table:table-cell table:formula="of:=2*DEGREES(ASIN([.$D$2]/2/[.$B$1]*SQRT([.A60])))" office:value-type="float" office:value="0">
            <text:p>#VALUE!</text:p>
          </table:table-cell>
          <table:table-cell table:style-name="ce3" table:formula="of:=2*DEGREES(ASIN([.$E$2]/2/[.$B$1]*SQRT([.A60])))" office:value-type="float" office:value="86.9684121723428">
            <text:p>86.9684</text:p>
          </table:table-cell>
          <table:table-cell table:style-name="ce5" table:formula="of:=2*DEGREES(ASIN([.$F$2]/2/[.$B$1]*SQRT([.A60])))" office:value-type="float" office:value="88.0712738786314">
            <text:p>88.0713</text:p>
          </table:table-cell>
          <table:table-cell table:style-name="ce5" table:formula="of:=2*DEGREES(ASIN([.G$2]/2/[.$B$1]*SQRT([.$A60])))" office:value-type="float" office:value="15.3907183332653">
            <text:p>15.3907</text:p>
          </table:table-cell>
          <table:table-cell table:style-name="ce5" table:formula="of:=2*DEGREES(ASIN([.H$2]/2/[.$B$1]*SQRT([.$A60])))" office:value-type="float" office:value="60.9308391040948">
            <text:p>60.9308</text:p>
          </table:table-cell>
          <table:table-cell table:number-columns-repeated="248"/>
        </table:table-row>
        <table:table-row table:style-name="ro1">
          <table:table-cell table:formula="of:=[.A60]+1" office:value-type="float" office:value="58">
            <text:p>58</text:p>
          </table:table-cell>
          <table:table-cell table:number-columns-repeated="2"/>
          <table:table-cell table:formula="of:=2*DEGREES(ASIN([.$D$2]/2/[.$B$1]*SQRT([.A61])))" office:value-type="float" office:value="0">
            <text:p>#VALUE!</text:p>
          </table:table-cell>
          <table:table-cell table:style-name="ce3" table:formula="of:=2*DEGREES(ASIN([.$E$2]/2/[.$B$1]*SQRT([.A61])))" office:value-type="float" office:value="87.9213987662197">
            <text:p>87.9214</text:p>
          </table:table-cell>
          <table:table-cell table:style-name="ce5" table:formula="of:=2*DEGREES(ASIN([.$F$2]/2/[.$B$1]*SQRT([.A61])))" office:value-type="float" office:value="89.0429518212176">
            <text:p>89.0430</text:p>
          </table:table-cell>
          <table:table-cell table:style-name="ce5" table:formula="of:=2*DEGREES(ASIN([.G$2]/2/[.$B$1]*SQRT([.$A61])))" office:value-type="float" office:value="15.5259625933264">
            <text:p>15.5260</text:p>
          </table:table-cell>
          <table:table-cell table:style-name="ce5" table:formula="of:=2*DEGREES(ASIN([.H$2]/2/[.$B$1]*SQRT([.$A61])))" office:value-type="float" office:value="61.5204478712074">
            <text:p>61.5204</text:p>
          </table:table-cell>
          <table:table-cell table:number-columns-repeated="248"/>
        </table:table-row>
        <table:table-row table:style-name="ro1">
          <table:table-cell table:formula="of:=[.A61]+1" office:value-type="float" office:value="59">
            <text:p>59</text:p>
          </table:table-cell>
          <table:table-cell table:number-columns-repeated="2"/>
          <table:table-cell table:formula="of:=2*DEGREES(ASIN([.$D$2]/2/[.$B$1]*SQRT([.A62])))" office:value-type="float" office:value="0">
            <text:p>#VALUE!</text:p>
          </table:table-cell>
          <table:table-cell table:style-name="ce3" table:formula="of:=2*DEGREES(ASIN([.$E$2]/2/[.$B$1]*SQRT([.A62])))" office:value-type="float" office:value="88.8738103465523">
            <text:p>88.8738</text:p>
          </table:table-cell>
          <table:table-cell table:style-name="ce5" table:formula="of:=2*DEGREES(ASIN([.$F$2]/2/[.$B$1]*SQRT([.A62])))" office:value-type="float" office:value="90.0143545294537">
            <text:p>90.0144</text:p>
          </table:table-cell>
          <table:table-cell table:style-name="ce5" table:formula="of:=2*DEGREES(ASIN([.G$2]/2/[.$B$1]*SQRT([.$A62])))" office:value-type="float" office:value="15.6600673775877">
            <text:p>15.6601</text:p>
          </table:table-cell>
          <table:table-cell table:style-name="ce5" table:formula="of:=2*DEGREES(ASIN([.H$2]/2/[.$B$1]*SQRT([.$A62])))" office:value-type="float" office:value="62.1067831723791">
            <text:p>62.1068</text:p>
          </table:table-cell>
          <table:table-cell table:number-columns-repeated="248"/>
        </table:table-row>
        <table:table-row table:style-name="ro1">
          <table:table-cell table:formula="of:=[.A62]+1" office:value-type="float" office:value="60">
            <text:p>60</text:p>
          </table:table-cell>
          <table:table-cell table:number-columns-repeated="2"/>
          <table:table-cell table:formula="of:=2*DEGREES(ASIN([.$D$2]/2/[.$B$1]*SQRT([.A63])))" office:value-type="float" office:value="0">
            <text:p>#VALUE!</text:p>
          </table:table-cell>
          <table:table-cell table:style-name="ce3" table:formula="of:=2*DEGREES(ASIN([.$E$2]/2/[.$B$1]*SQRT([.A63])))" office:value-type="float" office:value="89.8259107698397">
            <text:p>89.8259</text:p>
          </table:table-cell>
          <table:table-cell table:style-name="ce5" table:formula="of:=2*DEGREES(ASIN([.$F$2]/2/[.$B$1]*SQRT([.A63])))" office:value-type="float" office:value="90.9857613643261">
            <text:p>90.9858</text:p>
          </table:table-cell>
          <table:table-cell table:style-name="ce5" table:formula="of:=2*DEGREES(ASIN([.G$2]/2/[.$B$1]*SQRT([.$A63])))" office:value-type="float" office:value="15.7930617276988">
            <text:p>15.7931</text:p>
          </table:table-cell>
          <table:table-cell table:style-name="ce5" table:formula="of:=2*DEGREES(ASIN([.H$2]/2/[.$B$1]*SQRT([.$A63])))" office:value-type="float" office:value="62.6899593425501">
            <text:p>62.6900</text:p>
          </table:table-cell>
          <table:table-cell table:number-columns-repeated="248"/>
        </table:table-row>
        <table:table-row table:style-name="ro1">
          <table:table-cell table:formula="of:=[.A63]+1" office:value-type="float" office:value="61">
            <text:p>61</text:p>
          </table:table-cell>
          <table:table-cell table:number-columns-repeated="2"/>
          <table:table-cell table:formula="of:=2*DEGREES(ASIN([.$D$2]/2/[.$B$1]*SQRT([.A64])))" office:value-type="float" office:value="0">
            <text:p>#VALUE!</text:p>
          </table:table-cell>
          <table:table-cell table:style-name="ce3" table:formula="of:=2*DEGREES(ASIN([.$E$2]/2/[.$B$1]*SQRT([.A64])))" office:value-type="float" office:value="90.7779631178792">
            <text:p>90.7780</text:p>
          </table:table-cell>
          <table:table-cell table:style-name="ce5" table:formula="of:=2*DEGREES(ASIN([.$F$2]/2/[.$B$1]*SQRT([.A64])))" office:value-type="float" office:value="91.957451697506">
            <text:p>91.9575</text:p>
          </table:table-cell>
          <table:table-cell table:style-name="ce5" table:formula="of:=2*DEGREES(ASIN([.G$2]/2/[.$B$1]*SQRT([.$A64])))" office:value-type="float" office:value="15.9249734787865">
            <text:p>15.9250</text:p>
          </table:table-cell>
          <table:table-cell table:style-name="ce5" table:formula="of:=2*DEGREES(ASIN([.H$2]/2/[.$B$1]*SQRT([.$A64])))" office:value-type="float" office:value="63.270086369597">
            <text:p>63.2701</text:p>
          </table:table-cell>
          <table:table-cell table:number-columns-repeated="248"/>
        </table:table-row>
        <table:table-row table:style-name="ro1">
          <table:table-cell table:formula="of:=[.A64]+1" office:value-type="float" office:value="62">
            <text:p>62</text:p>
          </table:table-cell>
          <table:table-cell table:number-columns-repeated="2"/>
          <table:table-cell table:formula="of:=2*DEGREES(ASIN([.$D$2]/2/[.$B$1]*SQRT([.A65])))" office:value-type="float" office:value="0">
            <text:p>#VALUE!</text:p>
          </table:table-cell>
          <table:table-cell table:style-name="ce3" table:formula="of:=2*DEGREES(ASIN([.$E$2]/2/[.$B$1]*SQRT([.A65])))" office:value-type="float" office:value="91.7302303528936">
            <text:p>91.7302</text:p>
          </table:table-cell>
          <table:table-cell table:style-name="ce5" table:formula="of:=2*DEGREES(ASIN([.$F$2]/2/[.$B$1]*SQRT([.A65])))" office:value-type="float" office:value="92.9297056353083">
            <text:p>92.9297</text:p>
          </table:table-cell>
          <table:table-cell table:style-name="ce5" table:formula="of:=2*DEGREES(ASIN([.G$2]/2/[.$B$1]*SQRT([.$A65])))" office:value-type="float" office:value="16.0558293284444">
            <text:p>16.0558</text:p>
          </table:table-cell>
          <table:table-cell table:style-name="ce5" table:formula="of:=2*DEGREES(ASIN([.H$2]/2/[.$B$1]*SQRT([.$A65])))" office:value-type="float" office:value="63.847270154106">
            <text:p>63.8473</text:p>
          </table:table-cell>
          <table:table-cell table:number-columns-repeated="248"/>
        </table:table-row>
        <table:table-row table:style-name="ro1">
          <table:table-cell table:formula="of:=[.A65]+1" office:value-type="float" office:value="63">
            <text:p>63</text:p>
          </table:table-cell>
          <table:table-cell table:number-columns-repeated="2"/>
          <table:table-cell table:formula="of:=2*DEGREES(ASIN([.$D$2]/2/[.$B$1]*SQRT([.A66])))" office:value-type="float" office:value="0">
            <text:p>#VALUE!</text:p>
          </table:table-cell>
          <table:table-cell table:style-name="ce3" table:formula="of:=2*DEGREES(ASIN([.$E$2]/2/[.$B$1]*SQRT([.A66])))" office:value-type="float" office:value="92.6829759718309">
            <text:p>92.6830</text:p>
          </table:table-cell>
          <table:table-cell table:style-name="ce5" table:formula="of:=2*DEGREES(ASIN([.$F$2]/2/[.$B$1]*SQRT([.A66])))" office:value-type="float" office:value="93.9028047479467">
            <text:p>93.9028</text:p>
          </table:table-cell>
          <table:table-cell table:style-name="ce5" table:formula="of:=2*DEGREES(ASIN([.G$2]/2/[.$B$1]*SQRT([.$A66])))" office:value-type="float" office:value="16.1856549007333">
            <text:p>16.1857</text:p>
          </table:table-cell>
          <table:table-cell table:style-name="ce5" table:formula="of:=2*DEGREES(ASIN([.H$2]/2/[.$B$1]*SQRT([.$A66])))" office:value-type="float" office:value="64.4216127505755">
            <text:p>64.4216</text:p>
          </table:table-cell>
          <table:table-cell table:number-columns-repeated="248"/>
        </table:table-row>
        <table:table-row table:style-name="ro1">
          <table:table-cell table:formula="of:=[.A66]+1" office:value-type="float" office:value="64">
            <text:p>64</text:p>
          </table:table-cell>
          <table:table-cell table:number-columns-repeated="2"/>
          <table:table-cell table:formula="of:=2*DEGREES(ASIN([.$D$2]/2/[.$B$1]*SQRT([.A67])))" office:value-type="float" office:value="0">
            <text:p>#VALUE!</text:p>
          </table:table-cell>
          <table:table-cell table:style-name="ce3" table:formula="of:=2*DEGREES(ASIN([.$E$2]/2/[.$B$1]*SQRT([.A67])))" office:value-type="float" office:value="93.6364646643658">
            <text:p>93.6365</text:p>
          </table:table-cell>
          <table:table-cell table:style-name="ce5" table:formula="of:=2*DEGREES(ASIN([.$F$2]/2/[.$B$1]*SQRT([.A67])))" office:value-type="float" office:value="94.8770328093825">
            <text:p>94.8770</text:p>
          </table:table-cell>
          <table:table-cell table:style-name="ce5" table:formula="of:=2*DEGREES(ASIN([.G$2]/2/[.$B$1]*SQRT([.$A67])))" office:value-type="float" office:value="16.3144748056259">
            <text:p>16.3145</text:p>
          </table:table-cell>
          <table:table-cell table:style-name="ce5" table:formula="of:=2*DEGREES(ASIN([.H$2]/2/[.$B$1]*SQRT([.$A67])))" office:value-type="float" office:value="64.9932125916757">
            <text:p>64.9932</text:p>
          </table:table-cell>
          <table:table-cell table:number-columns-repeated="248"/>
        </table:table-row>
        <table:table-row table:style-name="ro1">
          <table:table-cell table:formula="of:=[.A67]+1" office:value-type="float" office:value="65">
            <text:p>65</text:p>
          </table:table-cell>
          <table:table-cell table:number-columns-repeated="2"/>
          <table:table-cell table:formula="of:=2*DEGREES(ASIN([.$D$2]/2/[.$B$1]*SQRT([.A68])))" office:value-type="float" office:value="0">
            <text:p>#VALUE!</text:p>
          </table:table-cell>
          <table:table-cell table:style-name="ce3" table:formula="of:=2*DEGREES(ASIN([.$E$2]/2/[.$B$1]*SQRT([.A68])))" office:value-type="float" office:value="94.5909629791831">
            <text:p>94.5910</text:p>
          </table:table-cell>
          <table:table-cell table:style-name="ce5" table:formula="of:=2*DEGREES(ASIN([.$F$2]/2/[.$B$1]*SQRT([.A68])))" office:value-type="float" office:value="95.8526765532115">
            <text:p>95.8527</text:p>
          </table:table-cell>
          <table:table-cell table:style-name="ce5" table:formula="of:=2*DEGREES(ASIN([.G$2]/2/[.$B$1]*SQRT([.$A68])))" office:value-type="float" office:value="16.4423126942862">
            <text:p>16.4423</text:p>
          </table:table-cell>
          <table:table-cell table:style-name="ce5" table:formula="of:=2*DEGREES(ASIN([.H$2]/2/[.$B$1]*SQRT([.$A68])))" office:value-type="float" office:value="65.562164697031">
            <text:p>65.5622</text:p>
          </table:table-cell>
          <table:table-cell table:number-columns-repeated="248"/>
        </table:table-row>
        <table:table-row table:style-name="ro1">
          <table:table-cell table:formula="of:=[.A68]+1" office:value-type="float" office:value="66">
            <text:p>66</text:p>
          </table:table-cell>
          <table:table-cell table:number-columns-repeated="2"/>
          <table:table-cell table:formula="of:=2*DEGREES(ASIN([.$D$2]/2/[.$B$1]*SQRT([.A69])))" office:value-type="float" office:value="0">
            <text:p>#VALUE!</text:p>
          </table:table-cell>
          <table:table-cell table:style-name="ce3" table:formula="of:=2*DEGREES(ASIN([.$E$2]/2/[.$B$1]*SQRT([.A69])))" office:value-type="float" office:value="95.5467400032335">
            <text:p>95.5467</text:p>
          </table:table-cell>
          <table:table-cell table:style-name="ce5" table:formula="of:=2*DEGREES(ASIN([.$F$2]/2/[.$B$1]*SQRT([.A69])))" office:value-type="float" office:value="96.8300264502668">
            <text:p>96.8300</text:p>
          </table:table-cell>
          <table:table-cell table:style-name="ce5" table:formula="of:=2*DEGREES(ASIN([.G$2]/2/[.$B$1]*SQRT([.$A69])))" office:value-type="float" office:value="16.5691913105347">
            <text:p>16.5692</text:p>
          </table:table-cell>
          <table:table-cell table:style-name="ce5" table:formula="of:=2*DEGREES(ASIN([.H$2]/2/[.$B$1]*SQRT([.$A69])))" office:value-type="float" office:value="66.1285608678411">
            <text:p>66.1286</text:p>
          </table:table-cell>
          <table:table-cell table:number-columns-repeated="248"/>
        </table:table-row>
        <table:table-row table:style-name="ro1">
          <table:table-cell table:formula="of:=[.A69]+1" office:value-type="float" office:value="67">
            <text:p>67</text:p>
          </table:table-cell>
          <table:table-cell table:number-columns-repeated="2"/>
          <table:table-cell table:formula="of:=2*DEGREES(ASIN([.$D$2]/2/[.$B$1]*SQRT([.A70])))" office:value-type="float" office:value="0">
            <text:p>#VALUE!</text:p>
          </table:table-cell>
          <table:table-cell table:style-name="ce3" table:formula="of:=2*DEGREES(ASIN([.$E$2]/2/[.$B$1]*SQRT([.A70])))" office:value-type="float" office:value="96.5040680588349">
            <text:p>96.5041</text:p>
          </table:table-cell>
          <table:table-cell table:style-name="ce5" table:formula="of:=2*DEGREES(ASIN([.$F$2]/2/[.$B$1]*SQRT([.A70])))" office:value-type="float" office:value="97.8093775139264">
            <text:p>97.8094</text:p>
          </table:table-cell>
          <table:table-cell table:style-name="ce5" table:formula="of:=2*DEGREES(ASIN([.G$2]/2/[.$B$1]*SQRT([.$A70])))" office:value-type="float" office:value="16.6951325388161">
            <text:p>16.6951</text:p>
          </table:table-cell>
          <table:table-cell table:style-name="ce5" table:formula="of:=2*DEGREES(ASIN([.H$2]/2/[.$B$1]*SQRT([.$A70])))" office:value-type="float" office:value="66.6924898685311">
            <text:p>66.6925</text:p>
          </table:table-cell>
          <table:table-cell table:number-columns-repeated="248"/>
        </table:table-row>
        <table:table-row table:style-name="ro1">
          <table:table-cell table:formula="of:=[.A70]+1" office:value-type="float" office:value="68">
            <text:p>68</text:p>
          </table:table-cell>
          <table:table-cell table:number-columns-repeated="2"/>
          <table:table-cell table:formula="of:=2*DEGREES(ASIN([.$D$2]/2/[.$B$1]*SQRT([.A71])))" office:value-type="float" office:value="0">
            <text:p>#VALUE!</text:p>
          </table:table-cell>
          <table:table-cell table:style-name="ce3" table:formula="of:=2*DEGREES(ASIN([.$E$2]/2/[.$B$1]*SQRT([.A71])))" office:value-type="float" office:value="97.4632234237362">
            <text:p>97.4632</text:p>
          </table:table-cell>
          <table:table-cell table:style-name="ce5" table:formula="of:=2*DEGREES(ASIN([.$F$2]/2/[.$B$1]*SQRT([.A71])))" office:value-type="float" office:value="98.791030139527">
            <text:p>98.7910</text:p>
          </table:table-cell>
          <table:table-cell table:style-name="ce5" table:formula="of:=2*DEGREES(ASIN([.G$2]/2/[.$B$1]*SQRT([.$A71])))" office:value-type="float" office:value="16.8201574489563">
            <text:p>16.8202</text:p>
          </table:table-cell>
          <table:table-cell table:style-name="ce5" table:formula="of:=2*DEGREES(ASIN([.H$2]/2/[.$B$1]*SQRT([.$A71])))" office:value-type="float" office:value="67.2540375965042">
            <text:p>67.2540</text:p>
          </table:table-cell>
          <table:table-cell table:number-columns-repeated="248"/>
        </table:table-row>
        <table:table-row table:style-name="ro1">
          <table:table-cell table:formula="of:=[.A71]+1" office:value-type="float" office:value="69">
            <text:p>69</text:p>
          </table:table-cell>
          <table:table-cell table:number-columns-repeated="2"/>
          <table:table-cell table:formula="of:=2*DEGREES(ASIN([.$D$2]/2/[.$B$1]*SQRT([.A72])))" office:value-type="float" office:value="0">
            <text:p>#VALUE!</text:p>
          </table:table-cell>
          <table:table-cell table:style-name="ce3" table:formula="of:=2*DEGREES(ASIN([.$E$2]/2/[.$B$1]*SQRT([.A72])))" office:value-type="float" office:value="98.4244870795843">
            <text:p>98.4245</text:p>
          </table:table-cell>
          <table:table-cell table:style-name="ce5" table:formula="of:=2*DEGREES(ASIN([.$F$2]/2/[.$B$1]*SQRT([.A72])))" office:value-type="float" office:value="99.7752909847874">
            <text:p>99.7753</text:p>
          </table:table-cell>
          <table:table-cell table:style-name="ce5" table:formula="of:=2*DEGREES(ASIN([.G$2]/2/[.$B$1]*SQRT([.$A72])))" office:value-type="float" office:value="16.9442863379661">
            <text:p>16.9443</text:p>
          </table:table-cell>
          <table:table-cell table:style-name="ce5" table:formula="of:=2*DEGREES(ASIN([.H$2]/2/[.$B$1]*SQRT([.$A72])))" office:value-type="float" office:value="67.8132872409695">
            <text:p>67.8133</text:p>
          </table:table-cell>
          <table:table-cell table:number-columns-repeated="248"/>
        </table:table-row>
        <table:table-row table:style-name="ro1">
          <table:table-cell table:formula="of:=[.A72]+1" office:value-type="float" office:value="70">
            <text:p>70</text:p>
          </table:table-cell>
          <table:table-cell table:number-columns-repeated="2"/>
          <table:table-cell table:formula="of:=2*DEGREES(ASIN([.$D$2]/2/[.$B$1]*SQRT([.A73])))" office:value-type="float" office:value="0">
            <text:p>#VALUE!</text:p>
          </table:table-cell>
          <table:table-cell table:style-name="ce3" table:formula="of:=2*DEGREES(ASIN([.$E$2]/2/[.$B$1]*SQRT([.A73])))" office:value-type="float" office:value="99.3881454946424">
            <text:p>99.3881</text:p>
          </table:table-cell>
          <table:table-cell table:style-name="ce5" table:formula="of:=2*DEGREES(ASIN([.$F$2]/2/[.$B$1]*SQRT([.A73])))" office:value-type="float" office:value="100.762473898778">
            <text:p>100.7625</text:p>
          </table:table-cell>
          <table:table-cell table:style-name="ce5" table:formula="of:=2*DEGREES(ASIN([.G$2]/2/[.$B$1]*SQRT([.$A73])))" office:value-type="float" office:value="17.0675387691281">
            <text:p>17.0675</text:p>
          </table:table-cell>
          <table:table-cell table:style-name="ce5" table:formula="of:=2*DEGREES(ASIN([.H$2]/2/[.$B$1]*SQRT([.$A73])))" office:value-type="float" office:value="68.3703194317254">
            <text:p>68.3703</text:p>
          </table:table-cell>
          <table:table-cell table:number-columns-repeated="248"/>
        </table:table-row>
        <table:table-row table:style-name="ro1">
          <table:table-cell table:formula="of:=[.A73]+1" office:value-type="float" office:value="71">
            <text:p>71</text:p>
          </table:table-cell>
          <table:table-cell table:number-columns-repeated="2"/>
          <table:table-cell table:formula="of:=2*DEGREES(ASIN([.$D$2]/2/[.$B$1]*SQRT([.A74])))" office:value-type="float" office:value="0">
            <text:p>#VALUE!</text:p>
          </table:table-cell>
          <table:table-cell table:style-name="ce3" table:formula="of:=2*DEGREES(ASIN([.$E$2]/2/[.$B$1]*SQRT([.A74])))" office:value-type="float" office:value="100.354491447102">
            <text:p>100.3545</text:p>
          </table:table-cell>
          <table:table-cell table:style-name="ce5" table:formula="of:=2*DEGREES(ASIN([.$F$2]/2/[.$B$1]*SQRT([.A74])))" office:value-type="float" office:value="101.752900907724">
            <text:p>101.7529</text:p>
          </table:table-cell>
          <table:table-cell table:style-name="ce5" table:formula="of:=2*DEGREES(ASIN([.G$2]/2/[.$B$1]*SQRT([.$A74])))" office:value-type="float" office:value="17.1899336085778">
            <text:p>17.1899</text:p>
          </table:table-cell>
          <table:table-cell table:style-name="ce5" table:formula="of:=2*DEGREES(ASIN([.H$2]/2/[.$B$1]*SQRT([.$A74])))" office:value-type="float" office:value="68.9252123787002">
            <text:p>68.9252</text:p>
          </table:table-cell>
          <table:table-cell table:number-columns-repeated="248"/>
        </table:table-row>
        <table:table-row table:style-name="ro1">
          <table:table-cell table:formula="of:=[.A74]+1" office:value-type="float" office:value="72">
            <text:p>72</text:p>
          </table:table-cell>
          <table:table-cell table:number-columns-repeated="2"/>
          <table:table-cell table:formula="of:=2*DEGREES(ASIN([.$D$2]/2/[.$B$1]*SQRT([.A75])))" office:value-type="float" office:value="0">
            <text:p>#VALUE!</text:p>
          </table:table-cell>
          <table:table-cell table:style-name="ce3" table:formula="of:=2*DEGREES(ASIN([.$E$2]/2/[.$B$1]*SQRT([.A75])))" office:value-type="float" office:value="101.323824895935">
            <text:p>101.3238</text:p>
          </table:table-cell>
          <table:table-cell/>
          <table:table-cell table:style-name="ce5" table:formula="of:=2*DEGREES(ASIN([.G$2]/2/[.$B$1]*SQRT([.$A75])))" office:value-type="float" office:value="17.3114890595742">
            <text:p>17.3115</text:p>
          </table:table-cell>
          <table:table-cell table:style-name="ce5" table:formula="of:=2*DEGREES(ASIN([.H$2]/2/[.$B$1]*SQRT([.$A75])))" office:value-type="float" office:value="69.4780420029745">
            <text:p>69.4780</text:p>
          </table:table-cell>
          <table:table-cell table:number-columns-repeated="248"/>
        </table:table-row>
        <table:table-row table:style-name="ro1">
          <table:table-cell table:formula="of:=[.A75]+1" office:value-type="float" office:value="73">
            <text:p>73</text:p>
          </table:table-cell>
          <table:table-cell table:number-columns-repeated="2"/>
          <table:table-cell table:formula="of:=2*DEGREES(ASIN([.$D$2]/2/[.$B$1]*SQRT([.A76])))" office:value-type="float" office:value="0">
            <text:p>#VALUE!</text:p>
          </table:table-cell>
          <table:table-cell table:style-name="ce3" table:formula="of:=2*DEGREES(ASIN([.$E$2]/2/[.$B$1]*SQRT([.A76])))" office:value-type="float" office:value="102.296453906959">
            <text:p>102.2965</text:p>
          </table:table-cell>
          <table:table-cell/>
          <table:table-cell table:style-name="ce5" table:formula="of:=2*DEGREES(ASIN([.G$2]/2/[.$B$1]*SQRT([.$A76])))" office:value-type="float" office:value="17.4322226946338">
            <text:p>17.4322</text:p>
          </table:table-cell>
          <table:table-cell table:style-name="ce5" table:formula="of:=2*DEGREES(ASIN([.H$2]/2/[.$B$1]*SQRT([.$A76])))" office:value-type="float" office:value="70.0288820599506">
            <text:p>70.0289</text:p>
          </table:table-cell>
          <table:table-cell table:number-columns-repeated="248"/>
        </table:table-row>
        <table:table-row table:style-name="ro1">
          <table:table-cell table:formula="of:=[.A76]+1" office:value-type="float" office:value="74">
            <text:p>74</text:p>
          </table:table-cell>
          <table:table-cell table:number-columns-repeated="2"/>
          <table:table-cell table:formula="of:=2*DEGREES(ASIN([.$D$2]/2/[.$B$1]*SQRT([.A77])))" office:value-type="float" office:value="0">
            <text:p>#VALUE!</text:p>
          </table:table-cell>
          <table:table-cell table:style-name="ce3" table:formula="of:=2*DEGREES(ASIN([.$E$2]/2/[.$B$1]*SQRT([.A77])))" office:value-type="float" office:value="103.272695642631">
            <text:p>103.2727</text:p>
          </table:table-cell>
          <table:table-cell/>
          <table:table-cell table:style-name="ce5" table:formula="of:=2*DEGREES(ASIN([.G$2]/2/[.$B$1]*SQRT([.$A77])))" office:value-type="float" office:value="17.5521514856905">
            <text:p>17.5522</text:p>
          </table:table-cell>
          <table:table-cell table:style-name="ce5" table:formula="of:=2*DEGREES(ASIN([.H$2]/2/[.$B$1]*SQRT([.$A77])))" office:value-type="float" office:value="70.577804255271">
            <text:p>70.5778</text:p>
          </table:table-cell>
          <table:table-cell table:number-columns-repeated="248"/>
        </table:table-row>
        <table:table-row table:style-name="ro1">
          <table:table-cell table:formula="of:=[.A77]+1" office:value-type="float" office:value="75">
            <text:p>75</text:p>
          </table:table-cell>
          <table:table-cell table:number-columns-repeated="2"/>
          <table:table-cell table:formula="of:=2*DEGREES(ASIN([.$D$2]/2/[.$B$1]*SQRT([.A78])))" office:value-type="float" office:value="0">
            <text:p>#VALUE!</text:p>
          </table:table-cell>
          <table:table-cell table:style-name="ce3" table:formula="of:=2*DEGREES(ASIN([.$E$2]/2/[.$B$1]*SQRT([.A78])))" office:value-type="float" office:value="104.252877425136">
            <text:p>104.2529</text:p>
          </table:table-cell>
          <table:table-cell/>
          <table:table-cell table:style-name="ce5" table:formula="of:=2*DEGREES(ASIN([.G$2]/2/[.$B$1]*SQRT([.$A78])))" office:value-type="float" office:value="17.671291832426">
            <text:p>17.6713</text:p>
          </table:table-cell>
          <table:table-cell table:style-name="ce5" table:formula="of:=2*DEGREES(ASIN([.H$2]/2/[.$B$1]*SQRT([.$A78])))" office:value-type="float" office:value="71.1248783540375">
            <text:p>71.1249</text:p>
          </table:table-cell>
          <table:table-cell table:number-columns-repeated="248"/>
        </table:table-row>
        <table:table-row table:style-name="ro1">
          <table:table-cell table:formula="of:=[.A78]+1" office:value-type="float" office:value="76">
            <text:p>76</text:p>
          </table:table-cell>
          <table:table-cell table:number-columns-repeated="2"/>
          <table:table-cell table:formula="of:=2*DEGREES(ASIN([.$D$2]/2/[.$B$1]*SQRT([.A79])))" office:value-type="float" office:value="0">
            <text:p>#VALUE!</text:p>
          </table:table-cell>
          <table:table-cell table:style-name="ce3" table:formula="of:=2*DEGREES(ASIN([.$E$2]/2/[.$B$1]*SQRT([.A79])))" office:value-type="float" office:value="105.237337883518">
            <text:p>105.2373</text:p>
          </table:table-cell>
          <table:table-cell/>
          <table:table-cell table:style-name="ce5" table:formula="of:=2*DEGREES(ASIN([.G$2]/2/[.$B$1]*SQRT([.$A79])))" office:value-type="float" office:value="17.7896595889062">
            <text:p>17.7897</text:p>
          </table:table-cell>
          <table:table-cell table:style-name="ce5" table:formula="of:=2*DEGREES(ASIN([.H$2]/2/[.$B$1]*SQRT([.$A79])))" office:value-type="float" office:value="71.6701722838362">
            <text:p>71.6702</text:p>
          </table:table-cell>
          <table:table-cell table:number-columns-repeated="248"/>
        </table:table-row>
        <table:table-row table:style-name="ro1">
          <table:table-cell table:formula="of:=[.A79]+1" office:value-type="float" office:value="77">
            <text:p>77</text:p>
          </table:table-cell>
          <table:table-cell table:number-columns-repeated="2"/>
          <table:table-cell table:formula="of:=2*DEGREES(ASIN([.$D$2]/2/[.$B$1]*SQRT([.A80])))" office:value-type="float" office:value="0">
            <text:p>#VALUE!</text:p>
          </table:table-cell>
          <table:table-cell table:style-name="ce3" table:formula="of:=2*DEGREES(ASIN([.$E$2]/2/[.$B$1]*SQRT([.A80])))" office:value-type="float" office:value="106.226428197046">
            <text:p>106.2264</text:p>
          </table:table-cell>
          <table:table-cell/>
          <table:table-cell table:style-name="ce5" table:formula="of:=2*DEGREES(ASIN([.G$2]/2/[.$B$1]*SQRT([.$A80])))" office:value-type="float" office:value="17.9072700886435">
            <text:p>17.9073</text:p>
          </table:table-cell>
          <table:table-cell table:style-name="ce5" table:formula="of:=2*DEGREES(ASIN([.H$2]/2/[.$B$1]*SQRT([.$A80])))" office:value-type="float" office:value="72.2137522320296">
            <text:p>72.2138</text:p>
          </table:table-cell>
          <table:table-cell table:number-columns-repeated="248"/>
        </table:table-row>
        <table:table-row table:style-name="ro1">
          <table:table-cell table:formula="of:=[.A80]+1" office:value-type="float" office:value="78">
            <text:p>78</text:p>
          </table:table-cell>
          <table:table-cell table:number-columns-repeated="2"/>
          <table:table-cell table:formula="of:=2*DEGREES(ASIN([.$D$2]/2/[.$B$1]*SQRT([.A81])))" office:value-type="float" office:value="0">
            <text:p>#VALUE!</text:p>
          </table:table-cell>
          <table:table-cell table:style-name="ce3" table:formula="of:=2*DEGREES(ASIN([.$E$2]/2/[.$B$1]*SQRT([.A81])))" office:value-type="float" office:value="107.220513448715">
            <text:p>107.2205</text:p>
          </table:table-cell>
          <table:table-cell/>
          <table:table-cell table:style-name="ce5" table:formula="of:=2*DEGREES(ASIN([.G$2]/2/[.$B$1]*SQRT([.$A81])))" office:value-type="float" office:value="18.0241381681999">
            <text:p>18.0241</text:p>
          </table:table-cell>
          <table:table-cell table:style-name="ce5" table:formula="of:=2*DEGREES(ASIN([.H$2]/2/[.$B$1]*SQRT([.$A81])))" office:value-type="float" office:value="72.7556827377389">
            <text:p>72.7557</text:p>
          </table:table-cell>
          <table:table-cell table:number-columns-repeated="248"/>
        </table:table-row>
        <table:table-row table:style-name="ro1">
          <table:table-cell table:formula="of:=[.A81]+1" office:value-type="float" office:value="79">
            <text:p>79</text:p>
          </table:table-cell>
          <table:table-cell table:number-columns-repeated="2"/>
          <table:table-cell table:formula="of:=2*DEGREES(ASIN([.$D$2]/2/[.$B$1]*SQRT([.A82])))" office:value-type="float" office:value="0">
            <text:p>#VALUE!</text:p>
          </table:table-cell>
          <table:table-cell table:style-name="ce3" table:formula="of:=2*DEGREES(ASIN([.$E$2]/2/[.$B$1]*SQRT([.A82])))" office:value-type="float" office:value="108.219974104778">
            <text:p>108.2200</text:p>
          </table:table-cell>
          <table:table-cell/>
          <table:table-cell table:style-name="ce5" table:formula="of:=2*DEGREES(ASIN([.G$2]/2/[.$B$1]*SQRT([.$A82])))" office:value-type="float" office:value="18.1402781894312">
            <text:p>18.1403</text:p>
          </table:table-cell>
          <table:table-cell table:style-name="ce5" table:formula="of:=2*DEGREES(ASIN([.H$2]/2/[.$B$1]*SQRT([.$A82])))" office:value-type="float" office:value="73.2960267789061">
            <text:p>73.2960</text:p>
          </table:table-cell>
          <table:table-cell table:number-columns-repeated="248"/>
        </table:table-row>
        <table:table-row table:style-name="ro1">
          <table:table-cell table:formula="of:=[.A82]+1" office:value-type="float" office:value="80">
            <text:p>80</text:p>
          </table:table-cell>
          <table:table-cell table:number-columns-repeated="2"/>
          <table:table-cell table:formula="of:=2*DEGREES(ASIN([.$D$2]/2/[.$B$1]*SQRT([.A83])))" office:value-type="float" office:value="0">
            <text:p>#VALUE!</text:p>
          </table:table-cell>
          <table:table-cell table:style-name="ce3" table:formula="of:=2*DEGREES(ASIN([.$E$2]/2/[.$B$1]*SQRT([.A83])))" office:value-type="float" office:value="109.22520763863">
            <text:p>109.2252</text:p>
          </table:table-cell>
          <table:table-cell/>
          <table:table-cell table:style-name="ce5" table:formula="of:=2*DEGREES(ASIN([.G$2]/2/[.$B$1]*SQRT([.$A83])))" office:value-type="float" office:value="18.2557040604676">
            <text:p>18.2557</text:p>
          </table:table-cell>
          <table:table-cell table:style-name="ce5" table:formula="of:=2*DEGREES(ASIN([.H$2]/2/[.$B$1]*SQRT([.$A83])))" office:value-type="float" office:value="73.8348458547932">
            <text:p>73.8348</text:p>
          </table:table-cell>
          <table:table-cell table:number-columns-repeated="248"/>
        </table:table-row>
        <table:table-row table:style-name="ro1">
          <table:table-cell table:formula="of:=[.A83]+1" office:value-type="float" office:value="81">
            <text:p>81</text:p>
          </table:table-cell>
          <table:table-cell table:number-columns-repeated="2"/>
          <table:table-cell table:formula="of:=2*DEGREES(ASIN([.$D$2]/2/[.$B$1]*SQRT([.A84])))" office:value-type="float" office:value="0">
            <text:p>#VALUE!</text:p>
          </table:table-cell>
          <table:table-cell table:style-name="ce3" table:formula="of:=2*DEGREES(ASIN([.$E$2]/2/[.$B$1]*SQRT([.A84])))" office:value-type="float" office:value="110.236630320191">
            <text:p>110.2366</text:p>
          </table:table-cell>
          <table:table-cell/>
          <table:table-cell table:style-name="ce5" table:formula="of:=2*DEGREES(ASIN([.G$2]/2/[.$B$1]*SQRT([.$A84])))" office:value-type="float" office:value="18.3704292555177">
            <text:p>18.3704</text:p>
          </table:table-cell>
          <table:table-cell table:style-name="ce5" table:formula="of:=2*DEGREES(ASIN([.H$2]/2/[.$B$1]*SQRT([.$A84])))" office:value-type="float" office:value="74.3722000642477">
            <text:p>74.3722</text:p>
          </table:table-cell>
          <table:table-cell table:number-columns-repeated="248"/>
        </table:table-row>
        <table:table-row table:style-name="ro1">
          <table:table-cell table:formula="of:=[.A84]+1" office:value-type="float" office:value="82">
            <text:p>82</text:p>
          </table:table-cell>
          <table:table-cell table:number-columns-repeated="2"/>
          <table:table-cell table:formula="of:=2*DEGREES(ASIN([.$D$2]/2/[.$B$1]*SQRT([.A85])))" office:value-type="float" office:value="0">
            <text:p>#VALUE!</text:p>
          </table:table-cell>
          <table:table-cell table:style-name="ce3" table:formula="of:=2*DEGREES(ASIN([.$E$2]/2/[.$B$1]*SQRT([.A85])))" office:value-type="float" office:value="111.254679195392">
            <text:p>111.2547</text:p>
          </table:table-cell>
          <table:table-cell/>
          <table:table-cell table:style-name="ce5" table:formula="of:=2*DEGREES(ASIN([.G$2]/2/[.$B$1]*SQRT([.$A85])))" office:value-type="float" office:value="18.4844668335745">
            <text:p>18.4845</text:p>
          </table:table-cell>
          <table:table-cell table:style-name="ce5" table:formula="of:=2*DEGREES(ASIN([.H$2]/2/[.$B$1]*SQRT([.$A85])))" office:value-type="float" office:value="74.9081481800372">
            <text:p>74.9081</text:p>
          </table:table-cell>
          <table:table-cell table:number-columns-repeated="248"/>
        </table:table-row>
        <table:table-row table:style-name="ro1">
          <table:table-cell table:formula="of:=[.A85]+1" office:value-type="float" office:value="83">
            <text:p>83</text:p>
          </table:table-cell>
          <table:table-cell table:number-columns-repeated="2"/>
          <table:table-cell table:formula="of:=2*DEGREES(ASIN([.$D$2]/2/[.$B$1]*SQRT([.A86])))" office:value-type="float" office:value="0">
            <text:p>#VALUE!</text:p>
          </table:table-cell>
          <table:table-cell table:style-name="ce3" table:formula="of:=2*DEGREES(ASIN([.$E$2]/2/[.$B$1]*SQRT([.A86])))" office:value-type="float" office:value="112.279814284449">
            <text:p>112.2798</text:p>
          </table:table-cell>
          <table:table-cell/>
          <table:table-cell table:style-name="ce5" table:formula="of:=2*DEGREES(ASIN([.G$2]/2/[.$B$1]*SQRT([.$A86])))" office:value-type="float" office:value="18.597829456098">
            <text:p>18.5978</text:p>
          </table:table-cell>
          <table:table-cell table:style-name="ce5" table:formula="of:=2*DEGREES(ASIN([.H$2]/2/[.$B$1]*SQRT([.$A86])))" office:value-type="float" office:value="75.4427477195353">
            <text:p>75.4427</text:p>
          </table:table-cell>
          <table:table-cell table:number-columns-repeated="248"/>
        </table:table-row>
        <table:table-row table:style-name="ro1">
          <table:table-cell table:formula="of:=[.A86]+1" office:value-type="float" office:value="84">
            <text:p>84</text:p>
          </table:table-cell>
          <table:table-cell table:number-columns-repeated="2"/>
          <table:table-cell table:formula="of:=2*DEGREES(ASIN([.$D$2]/2/[.$B$1]*SQRT([.A87])))" office:value-type="float" office:value="0">
            <text:p>#VALUE!</text:p>
          </table:table-cell>
          <table:table-cell table:style-name="ce3" table:formula="of:=2*DEGREES(ASIN([.$E$2]/2/[.$B$1]*SQRT([.A87])))" office:value-type="float" office:value="113.312521032546">
            <text:p>113.3125</text:p>
          </table:table-cell>
          <table:table-cell/>
          <table:table-cell table:style-name="ce5" table:formula="of:=2*DEGREES(ASIN([.G$2]/2/[.$B$1]*SQRT([.$A87])))" office:value-type="float" office:value="18.7105294037415">
            <text:p>18.7105</text:p>
          </table:table-cell>
          <table:table-cell table:style-name="ce5" table:formula="of:=2*DEGREES(ASIN([.H$2]/2/[.$B$1]*SQRT([.$A87])))" office:value-type="float" office:value="75.9760550120152">
            <text:p>75.9761</text:p>
          </table:table-cell>
          <table:table-cell table:number-columns-repeated="248"/>
        </table:table-row>
        <table:table-row table:style-name="ro1">
          <table:table-cell table:formula="of:=[.A87]+1" office:value-type="float" office:value="85">
            <text:p>85</text:p>
          </table:table-cell>
          <table:table-cell table:number-columns-repeated="2"/>
          <table:table-cell table:formula="of:=2*DEGREES(ASIN([.$D$2]/2/[.$B$1]*SQRT([.A88])))" office:value-type="float" office:value="0">
            <text:p>#VALUE!</text:p>
          </table:table-cell>
          <table:table-cell table:style-name="ce3" table:formula="of:=2*DEGREES(ASIN([.$E$2]/2/[.$B$1]*SQRT([.A88])))" office:value-type="float" office:value="114.353313052576">
            <text:p>114.3533</text:p>
          </table:table-cell>
          <table:table-cell/>
          <table:table-cell table:style-name="ce5" table:formula="of:=2*DEGREES(ASIN([.G$2]/2/[.$B$1]*SQRT([.$A88])))" office:value-type="float" office:value="18.8225785921835">
            <text:p>18.8226</text:p>
          </table:table-cell>
          <table:table-cell table:style-name="ce5" table:formula="of:=2*DEGREES(ASIN([.H$2]/2/[.$B$1]*SQRT([.$A88])))" office:value-type="float" office:value="76.5081252627935">
            <text:p>76.5081</text:p>
          </table:table-cell>
          <table:table-cell table:number-columns-repeated="248"/>
        </table:table-row>
        <table:table-row table:style-name="ro1">
          <table:table-cell table:formula="of:=[.A88]+1" office:value-type="float" office:value="86">
            <text:p>86</text:p>
          </table:table-cell>
          <table:table-cell table:number-columns-repeated="2"/>
          <table:table-cell table:formula="of:=2*DEGREES(ASIN([.$D$2]/2/[.$B$1]*SQRT([.A89])))" office:value-type="float" office:value="0">
            <text:p>#VALUE!</text:p>
          </table:table-cell>
          <table:table-cell table:style-name="ce3" table:formula="of:=2*DEGREES(ASIN([.$E$2]/2/[.$B$1]*SQRT([.A89])))" office:value-type="float" office:value="115.402735206803">
            <text:p>115.4027</text:p>
          </table:table-cell>
          <table:table-cell/>
          <table:table-cell table:style-name="ce5" table:formula="of:=2*DEGREES(ASIN([.G$2]/2/[.$B$1]*SQRT([.$A89])))" office:value-type="float" office:value="18.9339885871241">
            <text:p>18.9340</text:p>
          </table:table-cell>
          <table:table-cell table:style-name="ce5" table:formula="of:=2*DEGREES(ASIN([.H$2]/2/[.$B$1]*SQRT([.$A89])))" office:value-type="float" office:value="77.0390126144446">
            <text:p>77.0390</text:p>
          </table:table-cell>
          <table:table-cell table:number-columns-repeated="248"/>
        </table:table-row>
        <table:table-row table:style-name="ro1">
          <table:table-cell table:formula="of:=[.A89]+1" office:value-type="float" office:value="87">
            <text:p>87</text:p>
          </table:table-cell>
          <table:table-cell table:number-columns-repeated="2"/>
          <table:table-cell table:formula="of:=2*DEGREES(ASIN([.$D$2]/2/[.$B$1]*SQRT([.A90])))" office:value-type="float" office:value="0">
            <text:p>#VALUE!</text:p>
          </table:table-cell>
          <table:table-cell table:style-name="ce3" table:formula="of:=2*DEGREES(ASIN([.$E$2]/2/[.$B$1]*SQRT([.A90])))" office:value-type="float" office:value="116.461367083241">
            <text:p>116.4614</text:p>
          </table:table-cell>
          <table:table-cell/>
          <table:table-cell table:style-name="ce5" table:formula="of:=2*DEGREES(ASIN([.G$2]/2/[.$B$1]*SQRT([.$A90])))" office:value-type="float" office:value="19.0447706184984">
            <text:p>19.0448</text:p>
          </table:table-cell>
          <table:table-cell table:style-name="ce5" table:formula="of:=2*DEGREES(ASIN([.H$2]/2/[.$B$1]*SQRT([.$A90])))" office:value-type="float" office:value="77.568770205293">
            <text:p>77.5688</text:p>
          </table:table-cell>
          <table:table-cell table:number-columns-repeated="248"/>
        </table:table-row>
        <table:table-row table:style-name="ro1">
          <table:table-cell table:formula="of:=[.A90]+1" office:value-type="float" office:value="88">
            <text:p>88</text:p>
          </table:table-cell>
          <table:table-cell table:number-columns-repeated="2"/>
          <table:table-cell table:formula="of:=2*DEGREES(ASIN([.$D$2]/2/[.$B$1]*SQRT([.A91])))" office:value-type="float" office:value="0">
            <text:p>#VALUE!</text:p>
          </table:table-cell>
          <table:table-cell table:style-name="ce3" table:formula="of:=2*DEGREES(ASIN([.$E$2]/2/[.$B$1]*SQRT([.A91])))" office:value-type="float" office:value="117.529826933416">
            <text:p>117.5298</text:p>
          </table:table-cell>
          <table:table-cell/>
          <table:table-cell table:style-name="ce5" table:formula="of:=2*DEGREES(ASIN([.G$2]/2/[.$B$1]*SQRT([.$A91])))" office:value-type="float" office:value="19.1549355939563">
            <text:p>19.1549</text:p>
          </table:table-cell>
          <table:table-cell table:style-name="ce5" table:formula="of:=2*DEGREES(ASIN([.H$2]/2/[.$B$1]*SQRT([.$A91])))" office:value-type="float" office:value="78.0974502253758">
            <text:p>78.0975</text:p>
          </table:table-cell>
          <table:table-cell table:number-columns-repeated="248"/>
        </table:table-row>
        <table:table-row table:style-name="ro1">
          <table:table-cell table:formula="of:=[.A91]+1" office:value-type="float" office:value="89">
            <text:p>89</text:p>
          </table:table-cell>
          <table:table-cell table:number-columns-repeated="2"/>
          <table:table-cell table:formula="of:=2*DEGREES(ASIN([.$D$2]/2/[.$B$1]*SQRT([.A92])))" office:value-type="float" office:value="0">
            <text:p>#VALUE!</text:p>
          </table:table-cell>
          <table:table-cell table:style-name="ce3" table:formula="of:=2*DEGREES(ASIN([.$E$2]/2/[.$B$1]*SQRT([.A92])))" office:value-type="float" office:value="118.608776151671">
            <text:p>118.6088</text:p>
          </table:table-cell>
          <table:table-cell/>
          <table:table-cell table:style-name="ce5" table:formula="of:=2*DEGREES(ASIN([.G$2]/2/[.$B$1]*SQRT([.$A92])))" office:value-type="float" office:value="19.264494111655">
            <text:p>19.2645</text:p>
          </table:table-cell>
          <table:table-cell table:style-name="ce5" table:formula="of:=2*DEGREES(ASIN([.H$2]/2/[.$B$1]*SQRT([.$A92])))" office:value-type="float" office:value="78.6251039700527">
            <text:p>78.6251</text:p>
          </table:table-cell>
          <table:table-cell table:number-columns-repeated="248"/>
        </table:table-row>
        <table:table-row table:style-name="ro1">
          <table:table-cell table:formula="of:=[.A92]+1" office:value-type="float" office:value="90">
            <text:p>90</text:p>
          </table:table-cell>
          <table:table-cell table:number-columns-repeated="2"/>
          <table:table-cell table:formula="of:=2*DEGREES(ASIN([.$D$2]/2/[.$B$1]*SQRT([.A93])))" office:value-type="float" office:value="0">
            <text:p>#VALUE!</text:p>
          </table:table-cell>
          <table:table-cell table:style-name="ce3" table:formula="of:=2*DEGREES(ASIN([.$E$2]/2/[.$B$1]*SQRT([.A93])))" office:value-type="float" office:value="119.698924392876">
            <text:p>119.6989</text:p>
          </table:table-cell>
          <table:table-cell/>
          <table:table-cell table:style-name="ce5" table:formula="of:=2*DEGREES(ASIN([.G$2]/2/[.$B$1]*SQRT([.$A93])))" office:value-type="float" office:value="19.3734564724056">
            <text:p>19.3735</text:p>
          </table:table-cell>
          <table:table-cell table:style-name="ce5" table:formula="of:=2*DEGREES(ASIN([.H$2]/2/[.$B$1]*SQRT([.$A93])))" office:value-type="float" office:value="79.1517818914323">
            <text:p>79.1518</text:p>
          </table:table-cell>
          <table:table-cell table:number-columns-repeated="248"/>
        </table:table-row>
        <table:table-row table:style-name="ro1">
          <table:table-cell table:formula="of:=[.A93]+1" office:value-type="float" office:value="91">
            <text:p>91</text:p>
          </table:table-cell>
          <table:table-cell table:number-columns-repeated="2"/>
          <table:table-cell table:formula="of:=2*DEGREES(ASIN([.$D$2]/2/[.$B$1]*SQRT([.A94])))" office:value-type="float" office:value="0">
            <text:p>#VALUE!</text:p>
          </table:table-cell>
          <table:table-cell table:style-name="ce3" table:formula="of:=2*DEGREES(ASIN([.$E$2]/2/[.$B$1]*SQRT([.A94])))" office:value-type="float" office:value="120.801035446323">
            <text:p>120.8010</text:p>
          </table:table-cell>
          <table:table-cell/>
          <table:table-cell table:style-name="ce5" table:formula="of:=2*DEGREES(ASIN([.G$2]/2/[.$B$1]*SQRT([.$A94])))" office:value-type="float" office:value="19.4818326912143">
            <text:p>19.4818</text:p>
          </table:table-cell>
          <table:table-cell table:style-name="ce5" table:formula="of:=2*DEGREES(ASIN([.H$2]/2/[.$B$1]*SQRT([.$A94])))" office:value-type="float" office:value="79.6775336477681">
            <text:p>79.6775</text:p>
          </table:table-cell>
          <table:table-cell table:number-columns-repeated="248"/>
        </table:table-row>
        <table:table-row table:style-name="ro1">
          <table:table-cell table:formula="of:=[.A94]+1" office:value-type="float" office:value="92">
            <text:p>92</text:p>
          </table:table-cell>
          <table:table-cell table:number-columns-repeated="2"/>
          <table:table-cell table:formula="of:=2*DEGREES(ASIN([.$D$2]/2/[.$B$1]*SQRT([.A95])))" office:value-type="float" office:value="0">
            <text:p>#VALUE!</text:p>
          </table:table-cell>
          <table:table-cell table:style-name="ce3" table:formula="of:=2*DEGREES(ASIN([.$E$2]/2/[.$B$1]*SQRT([.A95])))" office:value-type="float" office:value="121.915934009906">
            <text:p>121.9159</text:p>
          </table:table-cell>
          <table:table-cell/>
          <table:table-cell table:style-name="ce5" table:formula="of:=2*DEGREES(ASIN([.G$2]/2/[.$B$1]*SQRT([.$A95])))" office:value-type="float" office:value="19.5896325082538">
            <text:p>19.5896</text:p>
          </table:table-cell>
          <table:table-cell table:style-name="ce5" table:formula="of:=2*DEGREES(ASIN([.H$2]/2/[.$B$1]*SQRT([.$A95])))" office:value-type="float" office:value="80.2024081509723">
            <text:p>80.2024</text:p>
          </table:table-cell>
          <table:table-cell table:number-columns-repeated="248"/>
        </table:table-row>
        <table:table-row table:style-name="ro1">
          <table:table-cell table:formula="of:=[.A95]+1" office:value-type="float" office:value="93">
            <text:p>93</text:p>
          </table:table-cell>
          <table:table-cell table:number-columns-repeated="2"/>
          <table:table-cell table:formula="of:=2*DEGREES(ASIN([.$D$2]/2/[.$B$1]*SQRT([.A96])))" office:value-type="float" office:value="0">
            <text:p>#VALUE!</text:p>
          </table:table-cell>
          <table:table-cell table:style-name="ce3" table:formula="of:=2*DEGREES(ASIN([.$E$2]/2/[.$B$1]*SQRT([.A96])))" office:value-type="float" office:value="123.044513542013">
            <text:p>123.0445</text:p>
          </table:table-cell>
          <table:table-cell/>
          <table:table-cell table:style-name="ce5" table:formula="of:=2*DEGREES(ASIN([.G$2]/2/[.$B$1]*SQRT([.$A96])))" office:value-type="float" office:value="19.6968653992995">
            <text:p>19.6969</text:p>
          </table:table-cell>
          <table:table-cell table:style-name="ce5" table:formula="of:=2*DEGREES(ASIN([.H$2]/2/[.$B$1]*SQRT([.$A96])))" office:value-type="float" office:value="80.726453612381">
            <text:p>80.7265</text:p>
          </table:table-cell>
          <table:table-cell table:number-columns-repeated="248"/>
        </table:table-row>
        <table:table-row table:style-name="ro1">
          <table:table-cell table:formula="of:=[.A96]+1" office:value-type="float" office:value="94">
            <text:p>94</text:p>
          </table:table-cell>
          <table:table-cell table:number-columns-repeated="2"/>
          <table:table-cell table:formula="of:=2*DEGREES(ASIN([.$D$2]/2/[.$B$1]*SQRT([.A97])))" office:value-type="float" office:value="0">
            <text:p>#VALUE!</text:p>
          </table:table-cell>
          <table:table-cell table:style-name="ce3" table:formula="of:=2*DEGREES(ASIN([.$E$2]/2/[.$B$1]*SQRT([.A97])))" office:value-type="float" office:value="124.187745411189">
            <text:p>124.1877</text:p>
          </table:table-cell>
          <table:table-cell/>
          <table:table-cell table:style-name="ce5" table:formula="of:=2*DEGREES(ASIN([.G$2]/2/[.$B$1]*SQRT([.$A97])))" office:value-type="float" office:value="19.8035405856613">
            <text:p>19.8035</text:p>
          </table:table-cell>
          <table:table-cell table:style-name="ce5" table:formula="of:=2*DEGREES(ASIN([.H$2]/2/[.$B$1]*SQRT([.$A97])))" office:value-type="float" office:value="81.2497175869025">
            <text:p>81.2497</text:p>
          </table:table-cell>
          <table:table-cell table:number-columns-repeated="248"/>
        </table:table-row>
        <table:table-row table:style-name="ro1">
          <table:table-cell table:formula="of:=[.A97]+1" office:value-type="float" office:value="95">
            <text:p>95</text:p>
          </table:table-cell>
          <table:table-cell table:number-columns-repeated="2"/>
          <table:table-cell table:formula="of:=2*DEGREES(ASIN([.$D$2]/2/[.$B$1]*SQRT([.A98])))" office:value-type="float" office:value="0">
            <text:p>#VALUE!</text:p>
          </table:table-cell>
          <table:table-cell table:style-name="ce3" table:formula="of:=2*DEGREES(ASIN([.$E$2]/2/[.$B$1]*SQRT([.A98])))" office:value-type="float" office:value="125.34668961851">
            <text:p>125.3467</text:p>
          </table:table-cell>
          <table:table-cell/>
          <table:table-cell table:style-name="ce5" table:formula="of:=2*DEGREES(ASIN([.G$2]/2/[.$B$1]*SQRT([.$A98])))" office:value-type="float" office:value="19.9096670436419">
            <text:p>19.9097</text:p>
          </table:table-cell>
          <table:table-cell table:style-name="ce5" table:formula="of:=2*DEGREES(ASIN([.H$2]/2/[.$B$1]*SQRT([.$A98])))" office:value-type="float" office:value="81.7722470156653">
            <text:p>81.7722</text:p>
          </table:table-cell>
          <table:table-cell table:number-columns-repeated="248"/>
        </table:table-row>
        <table:table-row table:style-name="ro1">
          <table:table-cell table:formula="of:=[.A98]+1" office:value-type="float" office:value="96">
            <text:p>96</text:p>
          </table:table-cell>
          <table:table-cell table:number-columns-repeated="2"/>
          <table:table-cell table:formula="of:=2*DEGREES(ASIN([.$D$2]/2/[.$B$1]*SQRT([.A99])))" office:value-type="float" office:value="0">
            <text:p>#VALUE!</text:p>
          </table:table-cell>
          <table:table-cell table:style-name="ce3" table:formula="of:=2*DEGREES(ASIN([.$E$2]/2/[.$B$1]*SQRT([.A99])))" office:value-type="float" office:value="126.522507438891">
            <text:p>126.5225</text:p>
          </table:table-cell>
          <table:table-cell/>
          <table:table-cell table:style-name="ce5" table:formula="of:=2*DEGREES(ASIN([.G$2]/2/[.$B$1]*SQRT([.$A99])))" office:value-type="float" office:value="20.015253513547">
            <text:p>20.0153</text:p>
          </table:table-cell>
          <table:table-cell table:style-name="ce5" table:formula="of:=2*DEGREES(ASIN([.H$2]/2/[.$B$1]*SQRT([.$A99])))" office:value-type="float" office:value="82.2940882672838">
            <text:p>82.2941</text:p>
          </table:table-cell>
          <table:table-cell table:number-columns-repeated="248"/>
        </table:table-row>
        <table:table-row table:style-name="ro1">
          <table:table-cell table:formula="of:=[.A99]+1" office:value-type="float" office:value="97">
            <text:p>97</text:p>
          </table:table-cell>
          <table:table-cell table:number-columns-repeated="2"/>
          <table:table-cell table:formula="of:=2*DEGREES(ASIN([.$D$2]/2/[.$B$1]*SQRT([.A100])))" office:value-type="float" office:value="0">
            <text:p>#VALUE!</text:p>
          </table:table-cell>
          <table:table-cell table:style-name="ce3" table:formula="of:=2*DEGREES(ASIN([.$E$2]/2/[.$B$1]*SQRT([.A100])))" office:value-type="float" office:value="127.716476421166">
            <text:p>127.7165</text:p>
          </table:table-cell>
          <table:table-cell/>
          <table:table-cell table:style-name="ce5" table:formula="of:=2*DEGREES(ASIN([.G$2]/2/[.$B$1]*SQRT([.$A100])))" office:value-type="float" office:value="20.1203085082747">
            <text:p>20.1203</text:p>
          </table:table-cell>
          <table:table-cell table:style-name="ce5" table:formula="of:=2*DEGREES(ASIN([.H$2]/2/[.$B$1]*SQRT([.$A100])))" office:value-type="float" office:value="82.8152871778449">
            <text:p>82.8153</text:p>
          </table:table-cell>
          <table:table-cell table:number-columns-repeated="248"/>
        </table:table-row>
        <table:table-row table:style-name="ro1">
          <table:table-cell table:formula="of:=[.A100]+1" office:value-type="float" office:value="98">
            <text:p>98</text:p>
          </table:table-cell>
          <table:table-cell table:number-columns-repeated="2"/>
          <table:table-cell table:formula="of:=2*DEGREES(ASIN([.$D$2]/2/[.$B$1]*SQRT([.A101])))" office:value-type="float" office:value="0">
            <text:p>#VALUE!</text:p>
          </table:table-cell>
          <table:table-cell table:style-name="ce3" table:formula="of:=2*DEGREES(ASIN([.$E$2]/2/[.$B$1]*SQRT([.A101])))" office:value-type="float" office:value="128.930008310758">
            <text:p>128.9300</text:p>
          </table:table-cell>
          <table:table-cell/>
          <table:table-cell table:style-name="ce5" table:formula="of:=2*DEGREES(ASIN([.G$2]/2/[.$B$1]*SQRT([.$A101])))" office:value-type="float" office:value="20.2248403215067">
            <text:p>20.2248</text:p>
          </table:table-cell>
          <table:table-cell table:style-name="ce5" table:formula="of:=2*DEGREES(ASIN([.H$2]/2/[.$B$1]*SQRT([.$A101])))" office:value-type="float" office:value="83.3358890897196">
            <text:p>83.3359</text:p>
          </table:table-cell>
          <table:table-cell table:number-columns-repeated="248"/>
        </table:table-row>
        <table:table-row table:style-name="ro1">
          <table:table-cell table:formula="of:=[.A101]+1" office:value-type="float" office:value="99">
            <text:p>99</text:p>
          </table:table-cell>
          <table:table-cell table:number-columns-repeated="2"/>
          <table:table-cell table:formula="of:=2*DEGREES(ASIN([.$D$2]/2/[.$B$1]*SQRT([.A102])))" office:value-type="float" office:value="0">
            <text:p>#VALUE!</text:p>
          </table:table-cell>
          <table:table-cell table:style-name="ce3" table:formula="of:=2*DEGREES(ASIN([.$E$2]/2/[.$B$1]*SQRT([.A102])))" office:value-type="float" office:value="130.164670624982">
            <text:p>130.1647</text:p>
          </table:table-cell>
          <table:table-cell/>
          <table:table-cell table:style-name="ce5" table:formula="of:=2*DEGREES(ASIN([.G$2]/2/[.$B$1]*SQRT([.$A102])))" office:value-type="float" office:value="20.328857035525">
            <text:p>20.3289</text:p>
          </table:table-cell>
          <table:table-cell table:style-name="ce5" table:formula="of:=2*DEGREES(ASIN([.H$2]/2/[.$B$1]*SQRT([.$A102])))" office:value-type="float" office:value="83.8559388892958">
            <text:p>83.8559</text:p>
          </table:table-cell>
          <table:table-cell table:number-columns-repeated="248"/>
        </table:table-row>
        <table:table-row table:style-name="ro1">
          <table:table-cell table:formula="of:=[.A102]+1" office:value-type="float" office:value="100">
            <text:p>100</text:p>
          </table:table-cell>
          <table:table-cell table:number-columns-repeated="2"/>
          <table:table-cell table:formula="of:=2*DEGREES(ASIN([.$D$2]/2/[.$B$1]*SQRT([.A103])))" office:value-type="float" office:value="0">
            <text:p>#VALUE!</text:p>
          </table:table-cell>
          <table:table-cell table:style-name="ce3" table:formula="of:=2*DEGREES(ASIN([.$E$2]/2/[.$B$1]*SQRT([.A103])))" office:value-type="float" office:value="131.422212836439">
            <text:p>131.4222</text:p>
          </table:table-cell>
          <table:table-cell/>
          <table:table-cell table:style-name="ce5" table:formula="of:=2*DEGREES(ASIN([.G$2]/2/[.$B$1]*SQRT([.$A103])))" office:value-type="float" office:value="20.4323665286729">
            <text:p>20.4324</text:p>
          </table:table-cell>
          <table:table-cell table:style-name="ce5" table:formula="of:=2*DEGREES(ASIN([.H$2]/2/[.$B$1]*SQRT([.$A103])))" office:value-type="float" office:value="84.375481043723">
            <text:p>84.3755</text:p>
          </table:table-cell>
          <table:table-cell table:number-columns-repeated="248"/>
        </table:table-row>
        <table:table-row table:style-name="ro1" table:number-rows-repeated="654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gBe" table:style-name="ta1"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49" table:default-cell-style-name="ce7"/>
        <table:table-column table:style-name="co1" table:number-columns-repeated="768" table:default-cell-style-name="Default"/>
        <table:table-row table:style-name="ro1">
          <table:table-cell office:value-type="string">
            <text:p>AgBe</text:p>
          </table:table-cell>
          <table:table-cell office:value-type="float" office:value="58.38">
            <text:p>58.38</text:p>
          </table:table-cell>
          <table:table-cell office:value-type="string">
            <text:p>E (keV)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12.4/[.G2]" office:value-type="float" office:value="12.1295118849653">
            <text:p>12.129511884965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0.931">
            <text:p>0.931</text:p>
          </table:table-cell>
          <table:table-cell table:formula="of:=12.4/[.E1]" office:value-type="float" office:value="1.24">
            <text:p>1.24</text:p>
          </table:table-cell>
          <table:table-cell table:style-name="ce3" table:formula="of:=12.4/[.F1]" office:value-type="float" office:value="1.03333333333333">
            <text:p>1.0333</text:p>
          </table:table-cell>
          <table:table-cell table:style-name="ce3" office:value-type="float" office:value="1.0223">
            <text:p>1.0223</text:p>
          </table:table-cell>
          <table:table-cell table:style-name="ce3" office:value-type="float" office:value="1.033">
            <text:p>1.0330</text:p>
          </table:table-cell>
          <table:table-cell table:number-columns-repeated="1016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table:number-columns-repeated="4" office:value-type="string">
            <text:p>2theta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table:formula="of:=2*DEGREES(ASIN([.$D$2]/2/[.$B$1]*SQRT([.A4])))" office:value-type="float" office:value="0.91371935563592">
            <text:p>0.9137</text:p>
          </table:table-cell>
          <table:table-cell table:style-name="ce3" table:formula="of:=2*DEGREES(ASIN([.$E$2]/2/[.$B$1]*SQRT([.A4])))" office:value-type="float" office:value="1.21699387080258">
            <text:p>1.2170</text:p>
          </table:table-cell>
          <table:table-cell table:style-name="ce5" table:formula="of:=2*DEGREES(ASIN([.$F$2]/2/[.$B$1]*SQRT([.A4])))" office:value-type="float" office:value="1.01415573353895">
            <text:p>1.0142</text:p>
          </table:table-cell>
          <table:table-cell table:style-name="ce5" table:formula="of:=2*DEGREES(ASIN([.G$2]/2/[.$B$1]*SQRT([.$A4])))" office:value-type="float" office:value="1.00332688926609">
            <text:p>1.0033</text:p>
          </table:table-cell>
          <table:table-cell table:style-name="ce5" table:formula="of:=2*DEGREES(ASIN([.H$2]/2/[.$B$1]*SQRT([.$A4])))" office:value-type="float" office:value="1.01382857799066">
            <text:p>1.0138</text:p>
          </table:table-cell>
          <table:table-cell table:number-columns-repeated="1016"/>
        </table:table-row>
        <table:table-row table:style-name="ro1">
          <table:table-cell table:style-name="ce13" table:formula="of:=[.A4]+1" office:value-type="float" office:value="2">
            <text:p>2</text:p>
          </table:table-cell>
          <table:table-cell table:style-name="ce13" table:number-columns-repeated="2"/>
          <table:table-cell table:style-name="ce14" table:formula="of:=2*DEGREES(ASIN([.$D$2]/2/[.$B$1]*SQRT([.A5])))" office:value-type="float" office:value="1.2922079986314">
            <text:p>1.2922</text:p>
          </table:table-cell>
          <table:table-cell table:style-name="ce14" table:formula="of:=2*DEGREES(ASIN([.$E$2]/2/[.$B$1]*SQRT([.A5])))" office:value-type="float" office:value="1.7211215941945">
            <text:p>1.7211</text:p>
          </table:table-cell>
          <table:table-cell table:style-name="ce15" table:formula="of:=2*DEGREES(ASIN([.$F$2]/2/[.$B$1]*SQRT([.A5])))" office:value-type="float" office:value="1.43425151684671">
            <text:p>1.4343</text:p>
          </table:table-cell>
          <table:table-cell table:style-name="ce15" table:formula="of:=2*DEGREES(ASIN([.G$2]/2/[.$B$1]*SQRT([.$A5])))" office:value-type="float" office:value="1.41893662497597">
            <text:p>1.4189</text:p>
          </table:table-cell>
          <table:table-cell table:style-name="ce15" table:formula="of:=2*DEGREES(ASIN([.H$2]/2/[.$B$1]*SQRT([.$A5])))" office:value-type="float" office:value="1.43378883091776">
            <text:p>1.4338</text:p>
          </table:table-cell>
          <table:table-cell table:style-name="ce13" table:number-columns-repeated="248"/>
          <table:table-cell table:style-name="ce16" table:number-columns-repeated="768"/>
        </table:table-row>
        <table:table-row table:style-name="ro1">
          <table:table-cell table:style-name="ce13" table:formula="of:=[.A5]+1" office:value-type="float" office:value="3">
            <text:p>3</text:p>
          </table:table-cell>
          <table:table-cell table:style-name="ce13" table:number-columns-repeated="2"/>
          <table:table-cell table:style-name="ce14" table:formula="of:=2*DEGREES(ASIN([.$D$2]/2/[.$B$1]*SQRT([.A6])))" office:value-type="float" office:value="1.58264189132927">
            <text:p>1.5826</text:p>
          </table:table-cell>
          <table:table-cell table:style-name="ce14" table:formula="of:=2*DEGREES(ASIN([.$E$2]/2/[.$B$1]*SQRT([.A6])))" office:value-type="float" office:value="2.1079744783557">
            <text:p>2.1080</text:p>
          </table:table-cell>
          <table:table-cell table:style-name="ce15" table:formula="of:=2*DEGREES(ASIN([.$F$2]/2/[.$B$1]*SQRT([.A6])))" office:value-type="float" office:value="1.75661512342727">
            <text:p>1.7566</text:p>
          </table:table-cell>
          <table:table-cell table:style-name="ce15" table:formula="of:=2*DEGREES(ASIN([.G$2]/2/[.$B$1]*SQRT([.$A6])))" office:value-type="float" office:value="1.73785756126143">
            <text:p>1.7379</text:p>
          </table:table-cell>
          <table:table-cell table:style-name="ce15" table:formula="of:=2*DEGREES(ASIN([.H$2]/2/[.$B$1]*SQRT([.$A6])))" office:value-type="float" office:value="1.75604842901921">
            <text:p>1.7560</text:p>
          </table:table-cell>
          <table:table-cell table:style-name="ce13" table:number-columns-repeated="248"/>
          <table:table-cell table:style-name="ce16" table:number-columns-repeated="768"/>
        </table:table-row>
        <table:table-row table:style-name="ro1">
          <table:table-cell table:formula="of:=[.A6]+1" office:value-type="float" office:value="4">
            <text:p>4</text:p>
          </table:table-cell>
          <table:table-cell table:number-columns-repeated="2"/>
          <table:table-cell table:style-name="ce3" table:formula="of:=2*DEGREES(ASIN([.$D$2]/2/[.$B$1]*SQRT([.A7])))" office:value-type="float" office:value="1.82749681199583">
            <text:p>1.8275</text:p>
          </table:table-cell>
          <table:table-cell table:style-name="ce3" table:formula="of:=2*DEGREES(ASIN([.$E$2]/2/[.$B$1]*SQRT([.A7])))" office:value-type="float" office:value="2.43412503373804">
            <text:p>2.4341</text:p>
          </table:table-cell>
          <table:table-cell table:style-name="ce5" table:formula="of:=2*DEGREES(ASIN([.$F$2]/2/[.$B$1]*SQRT([.A7])))" office:value-type="float" office:value="2.02839091238161">
            <text:p>2.0284</text:p>
          </table:table-cell>
          <table:table-cell table:style-name="ce5" table:formula="of:=2*DEGREES(ASIN([.G$2]/2/[.$B$1]*SQRT([.$A7])))" office:value-type="float" office:value="2.00673070581071">
            <text:p>2.0067</text:p>
          </table:table-cell>
          <table:table-cell table:style-name="ce5" table:formula="of:=2*DEGREES(ASIN([.H$2]/2/[.$B$1]*SQRT([.$A7])))" office:value-type="float" office:value="2.02773652441826">
            <text:p>2.0277</text:p>
          </table:table-cell>
          <table:table-cell table:number-columns-repeated="1016"/>
        </table:table-row>
        <table:table-row table:style-name="ro1">
          <table:table-cell table:style-name="ce8" table:formula="of:=[.A7]+1" office:value-type="float" office:value="5">
            <text:p>5</text:p>
          </table:table-cell>
          <table:table-cell table:style-name="ce8" table:number-columns-repeated="2"/>
          <table:table-cell table:style-name="ce10" table:formula="of:=2*DEGREES(ASIN([.$D$2]/2/[.$B$1]*SQRT([.A8])))" office:value-type="float" office:value="2.04322520548339">
            <text:p>2.0432</text:p>
          </table:table-cell>
          <table:table-cell table:style-name="ce10" table:formula="of:=2*DEGREES(ASIN([.$E$2]/2/[.$B$1]*SQRT([.A8])))" office:value-type="float" office:value="2.72148569673484">
            <text:p>2.7215</text:p>
          </table:table-cell>
          <table:table-cell table:style-name="ce11" table:formula="of:=2*DEGREES(ASIN([.$F$2]/2/[.$B$1]*SQRT([.A8])))" office:value-type="float" office:value="2.267839594206">
            <text:p>2.2678</text:p>
          </table:table-cell>
          <table:table-cell table:style-name="ce11" table:formula="of:=2*DEGREES(ASIN([.G$2]/2/[.$B$1]*SQRT([.$A8])))" office:value-type="float" office:value="2.24362180842558">
            <text:p>2.2436</text:p>
          </table:table-cell>
          <table:table-cell table:style-name="ce11" table:formula="of:=2*DEGREES(ASIN([.H$2]/2/[.$B$1]*SQRT([.$A8])))" office:value-type="float" office:value="2.26710793756785">
            <text:p>2.2671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8]+1" office:value-type="float" office:value="6">
            <text:p>6</text:p>
          </table:table-cell>
          <table:table-cell table:style-name="ce8" table:number-columns-repeated="2"/>
          <table:table-cell table:style-name="ce10" table:formula="of:=2*DEGREES(ASIN([.$D$2]/2/[.$B$1]*SQRT([.A9])))" office:value-type="float" office:value="2.23826479380696">
            <text:p>2.2383</text:p>
          </table:table-cell>
          <table:table-cell table:style-name="ce10" table:formula="of:=2*DEGREES(ASIN([.$E$2]/2/[.$B$1]*SQRT([.A9])))" office:value-type="float" office:value="2.9812942784145">
            <text:p>2.9813</text:p>
          </table:table-cell>
          <table:table-cell table:style-name="ce11" table:formula="of:=2*DEGREES(ASIN([.$F$2]/2/[.$B$1]*SQRT([.A9])))" office:value-type="float" office:value="2.48432624537074">
            <text:p>2.4843</text:p>
          </table:table-cell>
          <table:table-cell table:style-name="ce11" table:formula="of:=2*DEGREES(ASIN([.G$2]/2/[.$B$1]*SQRT([.$A9])))" office:value-type="float" office:value="2.4577959619031">
            <text:p>2.4578</text:p>
          </table:table-cell>
          <table:table-cell table:style-name="ce11" table:formula="of:=2*DEGREES(ASIN([.H$2]/2/[.$B$1]*SQRT([.$A9])))" office:value-type="float" office:value="2.48352472428882">
            <text:p>2.483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9]+1" office:value-type="float" office:value="7">
            <text:p>7</text:p>
          </table:table-cell>
          <table:table-cell table:style-name="ce8" table:number-columns-repeated="2"/>
          <table:table-cell table:style-name="ce10" table:formula="of:=2*DEGREES(ASIN([.$D$2]/2/[.$B$1]*SQRT([.A10])))" office:value-type="float" office:value="2.41762791638358">
            <text:p>2.4176</text:p>
          </table:table-cell>
          <table:table-cell table:style-name="ce10" table:formula="of:=2*DEGREES(ASIN([.$E$2]/2/[.$B$1]*SQRT([.A10])))" office:value-type="float" office:value="3.22022642541205">
            <text:p>3.2202</text:p>
          </table:table-cell>
          <table:table-cell table:style-name="ce11" table:formula="of:=2*DEGREES(ASIN([.$F$2]/2/[.$B$1]*SQRT([.A10])))" office:value-type="float" office:value="2.68341407638442">
            <text:p>2.6834</text:p>
          </table:table-cell>
          <table:table-cell table:style-name="ce11" table:formula="of:=2*DEGREES(ASIN([.G$2]/2/[.$B$1]*SQRT([.$A10])))" office:value-type="float" office:value="2.65475698422162">
            <text:p>2.6548</text:p>
          </table:table-cell>
          <table:table-cell table:style-name="ce11" table:formula="of:=2*DEGREES(ASIN([.H$2]/2/[.$B$1]*SQRT([.$A10])))" office:value-type="float" office:value="2.68254830075738">
            <text:p>2.682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0]+1" office:value-type="float" office:value="8">
            <text:p>8</text:p>
          </table:table-cell>
          <table:table-cell table:style-name="ce8" table:number-columns-repeated="2"/>
          <table:table-cell table:style-name="ce10" table:formula="of:=2*DEGREES(ASIN([.$D$2]/2/[.$B$1]*SQRT([.A11])))" office:value-type="float" office:value="2.5845803544426">
            <text:p>2.5846</text:p>
          </table:table-cell>
          <table:table-cell table:style-name="ce10" table:formula="of:=2*DEGREES(ASIN([.$E$2]/2/[.$B$1]*SQRT([.A11])))" office:value-type="float" office:value="3.44263160778361">
            <text:p>3.4426</text:p>
          </table:table-cell>
          <table:table-cell table:style-name="ce11" table:formula="of:=2*DEGREES(ASIN([.$F$2]/2/[.$B$1]*SQRT([.A11])))" office:value-type="float" office:value="2.86872777856102">
            <text:p>2.8687</text:p>
          </table:table-cell>
          <table:table-cell table:style-name="ce11" table:formula="of:=2*DEGREES(ASIN([.G$2]/2/[.$B$1]*SQRT([.$A11])))" office:value-type="float" office:value="2.83809087069812">
            <text:p>2.8381</text:p>
          </table:table-cell>
          <table:table-cell table:style-name="ce11" table:formula="of:=2*DEGREES(ASIN([.H$2]/2/[.$B$1]*SQRT([.$A11])))" office:value-type="float" office:value="2.86780218922719">
            <text:p>2.8678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formula="of:=[.A11]+1" office:value-type="float" office:value="9">
            <text:p>9</text:p>
          </table:table-cell>
          <table:table-cell table:number-columns-repeated="2"/>
          <table:table-cell table:style-name="ce3" table:formula="of:=2*DEGREES(ASIN([.$D$2]/2/[.$B$1]*SQRT([.A12])))" office:value-type="float" office:value="2.74139050306227">
            <text:p>2.7414</text:p>
          </table:table-cell>
          <table:table-cell table:style-name="ce3" table:formula="of:=2*DEGREES(ASIN([.$E$2]/2/[.$B$1]*SQRT([.A12])))" office:value-type="float" office:value="3.65153092039661">
            <text:p>3.6515</text:p>
          </table:table-cell>
          <table:table-cell table:style-name="ce5" table:formula="of:=2*DEGREES(ASIN([.$F$2]/2/[.$B$1]*SQRT([.A12])))" office:value-type="float" office:value="3.04278503786037">
            <text:p>3.0428</text:p>
          </table:table-cell>
          <table:table-cell table:style-name="ce5" table:formula="of:=2*DEGREES(ASIN([.G$2]/2/[.$B$1]*SQRT([.$A12])))" office:value-type="float" office:value="3.01028843001235">
            <text:p>3.0103</text:p>
          </table:table-cell>
          <table:table-cell table:style-name="ce5" table:formula="of:=2*DEGREES(ASIN([.H$2]/2/[.$B$1]*SQRT([.$A12])))" office:value-type="float" office:value="3.04180326365806">
            <text:p>3.0418</text:p>
          </table:table-cell>
          <table:table-cell table:number-columns-repeated="1016"/>
        </table:table-row>
        <table:table-row table:style-name="ro1">
          <table:table-cell table:style-name="ce8" table:formula="of:=[.A12]+1" office:value-type="float" office:value="10">
            <text:p>10</text:p>
          </table:table-cell>
          <table:table-cell table:style-name="ce8" table:number-columns-repeated="2"/>
          <table:table-cell table:style-name="ce10" table:formula="of:=2*DEGREES(ASIN([.$D$2]/2/[.$B$1]*SQRT([.A13])))" office:value-type="float" office:value="2.88970994925273">
            <text:p>2.8897</text:p>
          </table:table-cell>
          <table:table-cell table:style-name="ce10" table:formula="of:=2*DEGREES(ASIN([.$E$2]/2/[.$B$1]*SQRT([.A13])))" office:value-type="float" office:value="3.84912396243256">
            <text:p>3.8491</text:p>
          </table:table-cell>
          <table:table-cell table:style-name="ce11" table:formula="of:=2*DEGREES(ASIN([.$F$2]/2/[.$B$1]*SQRT([.A13])))" office:value-type="float" office:value="3.20741894199952">
            <text:p>3.2074</text:p>
          </table:table-cell>
          <table:table-cell table:style-name="ce11" table:formula="of:=2*DEGREES(ASIN([.G$2]/2/[.$B$1]*SQRT([.$A13])))" office:value-type="float" office:value="3.17316318145994">
            <text:p>3.1732</text:p>
          </table:table-cell>
          <table:table-cell table:style-name="ce11" table:formula="of:=2*DEGREES(ASIN([.H$2]/2/[.$B$1]*SQRT([.$A13])))" office:value-type="float" office:value="3.20638402057806">
            <text:p>3.2064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3]+1" office:value-type="float" office:value="11">
            <text:p>11</text:p>
          </table:table-cell>
          <table:table-cell table:style-name="ce8" table:number-columns-repeated="2"/>
          <table:table-cell table:style-name="ce10" table:formula="of:=2*DEGREES(ASIN([.$D$2]/2/[.$B$1]*SQRT([.A14])))" office:value-type="float" office:value="3.03078549451565">
            <text:p>3.0308</text:p>
          </table:table-cell>
          <table:table-cell table:style-name="ce10" table:formula="of:=2*DEGREES(ASIN([.$E$2]/2/[.$B$1]*SQRT([.A14])))" office:value-type="float" office:value="4.03707122227756">
            <text:p>4.0371</text:p>
          </table:table-cell>
          <table:table-cell table:style-name="ce11" table:formula="of:=2*DEGREES(ASIN([.$F$2]/2/[.$B$1]*SQRT([.A14])))" office:value-type="float" office:value="3.36401330598463">
            <text:p>3.3640</text:p>
          </table:table-cell>
          <table:table-cell table:style-name="ce11" table:formula="of:=2*DEGREES(ASIN([.G$2]/2/[.$B$1]*SQRT([.$A14])))" office:value-type="float" office:value="3.32808416804355">
            <text:p>3.3281</text:p>
          </table:table-cell>
          <table:table-cell table:style-name="ce11" table:formula="of:=2*DEGREES(ASIN([.H$2]/2/[.$B$1]*SQRT([.$A14])))" office:value-type="float" office:value="3.36292782871097">
            <text:p>3.3629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4]+1" office:value-type="float" office:value="12">
            <text:p>12</text:p>
          </table:table-cell>
          <table:table-cell table:style-name="ce8" table:number-columns-repeated="2"/>
          <table:table-cell table:style-name="ce10" table:formula="of:=2*DEGREES(ASIN([.$D$2]/2/[.$B$1]*SQRT([.A15])))" office:value-type="float" office:value="3.16558576929368">
            <text:p>3.1656</text:p>
          </table:table-cell>
          <table:table-cell table:style-name="ce10" table:formula="of:=2*DEGREES(ASIN([.$E$2]/2/[.$B$1]*SQRT([.A15])))" office:value-type="float" office:value="4.21666270994929">
            <text:p>4.2167</text:p>
          </table:table-cell>
          <table:table-cell table:style-name="ce11" table:formula="of:=2*DEGREES(ASIN([.$F$2]/2/[.$B$1]*SQRT([.A15])))" office:value-type="float" office:value="3.51364320234769">
            <text:p>3.5136</text:p>
          </table:table-cell>
          <table:table-cell table:style-name="ce11" table:formula="of:=2*DEGREES(ASIN([.G$2]/2/[.$B$1]*SQRT([.$A15])))" office:value-type="float" office:value="3.47611498636292">
            <text:p>3.4761</text:p>
          </table:table-cell>
          <table:table-cell table:style-name="ce11" table:formula="of:=2*DEGREES(ASIN([.H$2]/2/[.$B$1]*SQRT([.$A15])))" office:value-type="float" office:value="3.51250941388533">
            <text:p>3.512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5]+1" office:value-type="float" office:value="13">
            <text:p>13</text:p>
          </table:table-cell>
          <table:table-cell table:style-name="ce8" table:number-columns-repeated="2"/>
          <table:table-cell table:style-name="ce10" table:formula="of:=2*DEGREES(ASIN([.$D$2]/2/[.$B$1]*SQRT([.A16])))" office:value-type="float" office:value="3.29488106634842">
            <text:p>3.2949</text:p>
          </table:table-cell>
          <table:table-cell table:style-name="ce10" table:formula="of:=2*DEGREES(ASIN([.$E$2]/2/[.$B$1]*SQRT([.A16])))" office:value-type="float" office:value="4.38892428341398">
            <text:p>4.3889</text:p>
          </table:table-cell>
          <table:table-cell table:style-name="ce11" table:formula="of:=2*DEGREES(ASIN([.$F$2]/2/[.$B$1]*SQRT([.A16])))" office:value-type="float" office:value="3.6571635686595">
            <text:p>3.6572</text:p>
          </table:table-cell>
          <table:table-cell table:style-name="ce11" table:formula="of:=2*DEGREES(ASIN([.G$2]/2/[.$B$1]*SQRT([.$A16])))" office:value-type="float" office:value="3.61810144813573">
            <text:p>3.6181</text:p>
          </table:table-cell>
          <table:table-cell table:style-name="ce11" table:formula="of:=2*DEGREES(ASIN([.H$2]/2/[.$B$1]*SQRT([.$A16])))" office:value-type="float" office:value="3.65598343796767">
            <text:p>3.6560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6]+1" office:value-type="float" office:value="14">
            <text:p>14</text:p>
          </table:table-cell>
          <table:table-cell table:style-name="ce8" table:number-columns-repeated="2"/>
          <table:table-cell table:style-name="ce10" table:formula="of:=2*DEGREES(ASIN([.$D$2]/2/[.$B$1]*SQRT([.A17])))" office:value-type="float" office:value="3.41929592946464">
            <text:p>3.4193</text:p>
          </table:table-cell>
          <table:table-cell table:style-name="ce10" table:formula="of:=2*DEGREES(ASIN([.$E$2]/2/[.$B$1]*SQRT([.A17])))" office:value-type="float" office:value="4.55468768875565">
            <text:p>4.5547</text:p>
          </table:table-cell>
          <table:table-cell table:style-name="ce11" table:formula="of:=2*DEGREES(ASIN([.$F$2]/2/[.$B$1]*SQRT([.A17])))" office:value-type="float" office:value="3.79526757596447">
            <text:p>3.7953</text:p>
          </table:table-cell>
          <table:table-cell table:style-name="ce11" table:formula="of:=2*DEGREES(ASIN([.G$2]/2/[.$B$1]*SQRT([.$A17])))" office:value-type="float" office:value="3.75472932548575">
            <text:p>3.7547</text:p>
          </table:table-cell>
          <table:table-cell table:style-name="ce11" table:formula="of:=2*DEGREES(ASIN([.H$2]/2/[.$B$1]*SQRT([.$A17])))" office:value-type="float" office:value="3.79404284847115">
            <text:p>3.7940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7]+1" office:value-type="float" office:value="15">
            <text:p>15</text:p>
          </table:table-cell>
          <table:table-cell table:style-name="ce8" table:number-columns-repeated="2"/>
          <table:table-cell table:style-name="ce10" table:formula="of:=2*DEGREES(ASIN([.$D$2]/2/[.$B$1]*SQRT([.A18])))" office:value-type="float" office:value="3.53934506681375">
            <text:p>3.5393</text:p>
          </table:table-cell>
          <table:table-cell table:style-name="ce10" table:formula="of:=2*DEGREES(ASIN([.$E$2]/2/[.$B$1]*SQRT([.A18])))" office:value-type="float" office:value="4.71463839115317">
            <text:p>4.7146</text:p>
          </table:table-cell>
          <table:table-cell table:style-name="ce11" table:formula="of:=2*DEGREES(ASIN([.$F$2]/2/[.$B$1]*SQRT([.A18])))" office:value-type="float" office:value="3.92852648913852">
            <text:p>3.9285</text:p>
          </table:table-cell>
          <table:table-cell table:style-name="ce11" table:formula="of:=2*DEGREES(ASIN([.G$2]/2/[.$B$1]*SQRT([.$A18])))" office:value-type="float" office:value="3.88656378575296">
            <text:p>3.8866</text:p>
          </table:table-cell>
          <table:table-cell table:style-name="ce11" table:formula="of:=2*DEGREES(ASIN([.H$2]/2/[.$B$1]*SQRT([.$A18])))" office:value-type="float" office:value="3.92725872605712">
            <text:p>3.9273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formula="of:=[.A18]+1" office:value-type="float" office:value="16">
            <text:p>16</text:p>
          </table:table-cell>
          <table:table-cell table:number-columns-repeated="2"/>
          <table:table-cell table:style-name="ce3" table:formula="of:=2*DEGREES(ASIN([.$D$2]/2/[.$B$1]*SQRT([.A19])))" office:value-type="float" office:value="3.65545862938778">
            <text:p>3.6555</text:p>
          </table:table-cell>
          <table:table-cell table:style-name="ce3" table:formula="of:=2*DEGREES(ASIN([.$E$2]/2/[.$B$1]*SQRT([.A19])))" office:value-type="float" office:value="4.86934924167702">
            <text:p>4.8693</text:p>
          </table:table-cell>
          <table:table-cell table:style-name="ce5" table:formula="of:=2*DEGREES(ASIN([.$F$2]/2/[.$B$1]*SQRT([.A19])))" office:value-type="float" office:value="4.0574177234748">
            <text:p>4.0574</text:p>
          </table:table-cell>
          <table:table-cell table:style-name="ce5" table:formula="of:=2*DEGREES(ASIN([.G$2]/2/[.$B$1]*SQRT([.$A19])))" office:value-type="float" office:value="4.01407714855122">
            <text:p>4.0141</text:p>
          </table:table-cell>
          <table:table-cell table:style-name="ce5" table:formula="of:=2*DEGREES(ASIN([.H$2]/2/[.$B$1]*SQRT([.$A19])))" office:value-type="float" office:value="4.05610833207161">
            <text:p>4.0561</text:p>
          </table:table-cell>
          <table:table-cell table:number-columns-repeated="1016"/>
        </table:table-row>
        <table:table-row table:style-name="ro1">
          <table:table-cell table:style-name="ce8" table:formula="of:=[.A19]+1" office:value-type="float" office:value="17">
            <text:p>17</text:p>
          </table:table-cell>
          <table:table-cell table:style-name="ce8" table:number-columns-repeated="2"/>
          <table:table-cell table:style-name="ce10" table:formula="of:=2*DEGREES(ASIN([.$D$2]/2/[.$B$1]*SQRT([.A20])))" office:value-type="float" office:value="3.76800046767814">
            <text:p>3.7680</text:p>
          </table:table-cell>
          <table:table-cell table:style-name="ce10" table:formula="of:=2*DEGREES(ASIN([.$E$2]/2/[.$B$1]*SQRT([.A20])))" office:value-type="float" office:value="5.01930479215439">
            <text:p>5.0193</text:p>
          </table:table-cell>
          <table:table-cell table:style-name="ce11" table:formula="of:=2*DEGREES(ASIN([.$F$2]/2/[.$B$1]*SQRT([.A20])))" office:value-type="float" office:value="4.18234510778719">
            <text:p>4.1823</text:p>
          </table:table-cell>
          <table:table-cell table:style-name="ce11" table:formula="of:=2*DEGREES(ASIN([.G$2]/2/[.$B$1]*SQRT([.$A20])))" office:value-type="float" office:value="4.13766893254842">
            <text:p>4.1377</text:p>
          </table:table-cell>
          <table:table-cell table:style-name="ce11" table:formula="of:=2*DEGREES(ASIN([.H$2]/2/[.$B$1]*SQRT([.$A20])))" office:value-type="float" office:value="4.1809953651134">
            <text:p>4.1810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0]+1" office:value-type="float" office:value="18">
            <text:p>18</text:p>
          </table:table-cell>
          <table:table-cell table:style-name="ce8" table:number-columns-repeated="2"/>
          <table:table-cell table:style-name="ce10" table:formula="of:=2*DEGREES(ASIN([.$D$2]/2/[.$B$1]*SQRT([.A21])))" office:value-type="float" office:value="3.87728161285191">
            <text:p>3.8773</text:p>
          </table:table-cell>
          <table:table-cell table:style-name="ce10" table:formula="of:=2*DEGREES(ASIN([.$E$2]/2/[.$B$1]*SQRT([.A21])))" office:value-type="float" office:value="5.16491924979449">
            <text:p>5.1649</text:p>
          </table:table-cell>
          <table:table-cell table:style-name="ce11" table:formula="of:=2*DEGREES(ASIN([.$F$2]/2/[.$B$1]*SQRT([.A21])))" office:value-type="float" office:value="4.30365384716376">
            <text:p>4.3037</text:p>
          </table:table-cell>
          <table:table-cell table:style-name="ce11" table:formula="of:=2*DEGREES(ASIN([.G$2]/2/[.$B$1]*SQRT([.$A21])))" office:value-type="float" office:value="4.25768065848331">
            <text:p>4.2577</text:p>
          </table:table-cell>
          <table:table-cell table:style-name="ce11" table:formula="of:=2*DEGREES(ASIN([.H$2]/2/[.$B$1]*SQRT([.$A21])))" office:value-type="float" office:value="4.30226491896166">
            <text:p>4.3023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1]+1" office:value-type="float" office:value="19">
            <text:p>19</text:p>
          </table:table-cell>
          <table:table-cell table:style-name="ce8" table:number-columns-repeated="2"/>
          <table:table-cell table:style-name="ce10" table:formula="of:=2*DEGREES(ASIN([.$D$2]/2/[.$B$1]*SQRT([.A22])))" office:value-type="float" office:value="3.98357042583486">
            <text:p>3.9836</text:p>
          </table:table-cell>
          <table:table-cell table:style-name="ce10" table:formula="of:=2*DEGREES(ASIN([.$E$2]/2/[.$B$1]*SQRT([.A22])))" office:value-type="float" office:value="5.30654999398663">
            <text:p>5.3065</text:p>
          </table:table-cell>
          <table:table-cell table:style-name="ce11" table:formula="of:=2*DEGREES(ASIN([.$F$2]/2/[.$B$1]*SQRT([.A22])))" office:value-type="float" office:value="4.42164178741891">
            <text:p>4.4216</text:p>
          </table:table-cell>
          <table:table-cell table:style-name="ce11" table:formula="of:=2*DEGREES(ASIN([.G$2]/2/[.$B$1]*SQRT([.$A22])))" office:value-type="float" office:value="4.37440699336409">
            <text:p>4.3744</text:p>
          </table:table-cell>
          <table:table-cell table:style-name="ce11" table:formula="of:=2*DEGREES(ASIN([.H$2]/2/[.$B$1]*SQRT([.$A22])))" office:value-type="float" office:value="4.42021474339501">
            <text:p>4.420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2]+1" office:value-type="float" office:value="20">
            <text:p>20</text:p>
          </table:table-cell>
          <table:table-cell table:style-name="ce8" table:number-columns-repeated="2"/>
          <table:table-cell table:style-name="ce10" table:formula="of:=2*DEGREES(ASIN([.$D$2]/2/[.$B$1]*SQRT([.A23])))" office:value-type="float" office:value="4.08710036880832">
            <text:p>4.0871</text:p>
          </table:table-cell>
          <table:table-cell table:style-name="ce10" table:formula="of:=2*DEGREES(ASIN([.$E$2]/2/[.$B$1]*SQRT([.A23])))" office:value-type="float" office:value="5.44450792653415">
            <text:p>5.4445</text:p>
          </table:table-cell>
          <table:table-cell table:style-name="ce11" table:formula="of:=2*DEGREES(ASIN([.$F$2]/2/[.$B$1]*SQRT([.A23])))" office:value-type="float" office:value="4.53656804065712">
            <text:p>4.5366</text:p>
          </table:table-cell>
          <table:table-cell table:style-name="ce11" table:formula="of:=2*DEGREES(ASIN([.G$2]/2/[.$B$1]*SQRT([.$A23])))" office:value-type="float" office:value="4.48810428395095">
            <text:p>4.4881</text:p>
          </table:table-cell>
          <table:table-cell table:style-name="ce11" table:formula="of:=2*DEGREES(ASIN([.H$2]/2/[.$B$1]*SQRT([.$A23])))" office:value-type="float" office:value="4.53510386697341">
            <text:p>4.5351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3]+1" office:value-type="float" office:value="21">
            <text:p>21</text:p>
          </table:table-cell>
          <table:table-cell table:style-name="ce8" table:number-columns-repeated="2"/>
          <table:table-cell table:style-name="ce10" table:formula="of:=2*DEGREES(ASIN([.$D$2]/2/[.$B$1]*SQRT([.A24])))" office:value-type="float" office:value="4.18807604639071">
            <text:p>4.1881</text:p>
          </table:table-cell>
          <table:table-cell table:style-name="ce10" table:formula="of:=2*DEGREES(ASIN([.$E$2]/2/[.$B$1]*SQRT([.A24])))" office:value-type="float" office:value="5.57906551739163">
            <text:p>5.5791</text:p>
          </table:table-cell>
          <table:table-cell table:style-name="ce11" table:formula="of:=2*DEGREES(ASIN([.$F$2]/2/[.$B$1]*SQRT([.A24])))" office:value-type="float" office:value="4.64865969035713">
            <text:p>4.6487</text:p>
          </table:table-cell>
          <table:table-cell table:style-name="ce11" table:formula="of:=2*DEGREES(ASIN([.G$2]/2/[.$B$1]*SQRT([.$A24])))" office:value-type="float" office:value="4.5989971902618">
            <text:p>4.5990</text:p>
          </table:table-cell>
          <table:table-cell table:style-name="ce11" table:formula="of:=2*DEGREES(ASIN([.H$2]/2/[.$B$1]*SQRT([.$A24])))" office:value-type="float" office:value="4.64715929995983">
            <text:p>4.647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4]+1" office:value-type="float" office:value="22">
            <text:p>22</text:p>
          </table:table-cell>
          <table:table-cell table:style-name="ce8" table:number-columns-repeated="2"/>
          <table:table-cell table:style-name="ce10" table:formula="of:=2*DEGREES(ASIN([.$D$2]/2/[.$B$1]*SQRT([.A25])))" office:value-type="float" office:value="4.28667796529126">
            <text:p>4.2867</text:p>
          </table:table-cell>
          <table:table-cell table:style-name="ce10" table:formula="of:=2*DEGREES(ASIN([.$E$2]/2/[.$B$1]*SQRT([.A25])))" office:value-type="float" office:value="5.71046314362159">
            <text:p>5.7105</text:p>
          </table:table-cell>
          <table:table-cell table:style-name="ce11" table:formula="of:=2*DEGREES(ASIN([.$F$2]/2/[.$B$1]*SQRT([.A25])))" office:value-type="float" office:value="4.75811707408783">
            <text:p>4.7581</text:p>
          </table:table-cell>
          <table:table-cell table:style-name="ce11" table:formula="of:=2*DEGREES(ASIN([.G$2]/2/[.$B$1]*SQRT([.$A25])))" office:value-type="float" office:value="4.70728391189438">
            <text:p>4.7073</text:p>
          </table:table-cell>
          <table:table-cell table:style-name="ce11" table:formula="of:=2*DEGREES(ASIN([.H$2]/2/[.$B$1]*SQRT([.$A25])))" office:value-type="float" office:value="4.7565813153324">
            <text:p>4.7566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5]+1" office:value-type="float" office:value="23">
            <text:p>23</text:p>
          </table:table-cell>
          <table:table-cell table:style-name="ce8" table:number-columns-repeated="2"/>
          <table:table-cell table:style-name="ce10" table:formula="of:=2*DEGREES(ASIN([.$D$2]/2/[.$B$1]*SQRT([.A26])))" office:value-type="float" office:value="4.3830663298211">
            <text:p>4.3831</text:p>
          </table:table-cell>
          <table:table-cell table:style-name="ce10" table:formula="of:=2*DEGREES(ASIN([.$E$2]/2/[.$B$1]*SQRT([.A26])))" office:value-type="float" office:value="5.83891414427812">
            <text:p>5.8389</text:p>
          </table:table-cell>
          <table:table-cell table:style-name="ce11" table:formula="of:=2*DEGREES(ASIN([.$F$2]/2/[.$B$1]*SQRT([.A26])))" office:value-type="float" office:value="4.86511799612251">
            <text:p>4.8651</text:p>
          </table:table-cell>
          <table:table-cell table:style-name="ce11" table:formula="of:=2*DEGREES(ASIN([.G$2]/2/[.$B$1]*SQRT([.$A26])))" office:value-type="float" office:value="4.81314035567082">
            <text:p>4.8131</text:p>
          </table:table-cell>
          <table:table-cell table:style-name="ce11" table:formula="of:=2*DEGREES(ASIN([.H$2]/2/[.$B$1]*SQRT([.$A26])))" office:value-type="float" office:value="4.86354766004012">
            <text:p>4.863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6]+1" office:value-type="float" office:value="24">
            <text:p>24</text:p>
          </table:table-cell>
          <table:table-cell table:style-name="ce8" table:number-columns-repeated="2"/>
          <table:table-cell table:style-name="ce10" table:formula="of:=2*DEGREES(ASIN([.$D$2]/2/[.$B$1]*SQRT([.A27])))" office:value-type="float" office:value="4.47738410173372">
            <text:p>4.4774</text:p>
          </table:table-cell>
          <table:table-cell table:style-name="ce10" table:formula="of:=2*DEGREES(ASIN([.$E$2]/2/[.$B$1]*SQRT([.A27])))" office:value-type="float" office:value="5.96460889550584">
            <text:p>5.9646</text:p>
          </table:table-cell>
          <table:table-cell table:style-name="ce11" table:formula="of:=2*DEGREES(ASIN([.$F$2]/2/[.$B$1]*SQRT([.A27])))" office:value-type="float" office:value="4.96982112353342">
            <text:p>4.9698</text:p>
          </table:table-cell>
          <table:table-cell table:style-name="ce11" table:formula="of:=2*DEGREES(ASIN([.G$2]/2/[.$B$1]*SQRT([.$A27])))" office:value-type="float" office:value="4.91672349547909">
            <text:p>4.9167</text:p>
          </table:table-cell>
          <table:table-cell table:style-name="ce11" table:formula="of:=2*DEGREES(ASIN([.H$2]/2/[.$B$1]*SQRT([.$A27])))" office:value-type="float" office:value="4.96821695000206">
            <text:p>4.968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formula="of:=[.A27]+1" office:value-type="float" office:value="25">
            <text:p>25</text:p>
          </table:table-cell>
          <table:table-cell table:number-columns-repeated="2"/>
          <table:table-cell table:style-name="ce3" table:formula="of:=2*DEGREES(ASIN([.$D$2]/2/[.$B$1]*SQRT([.A28])))" office:value-type="float" office:value="4.5697594915123">
            <text:p>4.5698</text:p>
          </table:table-cell>
          <table:table-cell table:style-name="ce3" table:formula="of:=2*DEGREES(ASIN([.$E$2]/2/[.$B$1]*SQRT([.A28])))" office:value-type="float" office:value="6.0877181284273">
            <text:p>6.0877</text:p>
          </table:table-cell>
          <table:table-cell table:style-name="ce5" table:formula="of:=2*DEGREES(ASIN([.$F$2]/2/[.$B$1]*SQRT([.A28])))" office:value-type="float" office:value="5.07236875125021">
            <text:p>5.0724</text:p>
          </table:table-cell>
          <table:table-cell table:style-name="ce5" table:formula="of:=2*DEGREES(ASIN([.G$2]/2/[.$B$1]*SQRT([.$A28])))" office:value-type="float" office:value="5.01817410781517">
            <text:p>5.0182</text:p>
          </table:table-cell>
          <table:table-cell table:style-name="ce5" table:formula="of:=2*DEGREES(ASIN([.H$2]/2/[.$B$1]*SQRT([.$A28])))" office:value-type="float" office:value="5.0707314342742">
            <text:p>5.0707</text:p>
          </table:table-cell>
          <table:table-cell table:number-columns-repeated="1016"/>
        </table:table-row>
        <table:table-row table:style-name="ro1">
          <table:table-cell table:style-name="ce8" table:formula="of:=[.A28]+1" office:value-type="float" office:value="26">
            <text:p>26</text:p>
          </table:table-cell>
          <table:table-cell table:style-name="ce8" table:number-columns-repeated="2"/>
          <table:table-cell table:style-name="ce10" table:formula="of:=2*DEGREES(ASIN([.$D$2]/2/[.$B$1]*SQRT([.A29])))" office:value-type="float" office:value="4.66030800512715">
            <text:p>4.6603</text:p>
          </table:table-cell>
          <table:table-cell table:style-name="ce10" table:formula="of:=2*DEGREES(ASIN([.$E$2]/2/[.$B$1]*SQRT([.A29])))" office:value-type="float" office:value="6.20839565499778">
            <text:p>6.2084</text:p>
          </table:table-cell>
          <table:table-cell table:style-name="ce11" table:formula="of:=2*DEGREES(ASIN([.$F$2]/2/[.$B$1]*SQRT([.A29])))" office:value-type="float" office:value="5.17288907373628">
            <text:p>5.1729</text:p>
          </table:table-cell>
          <table:table-cell table:style-name="ce11" table:formula="of:=2*DEGREES(ASIN([.G$2]/2/[.$B$1]*SQRT([.$A29])))" office:value-type="float" office:value="5.11761901920992">
            <text:p>5.1176</text:p>
          </table:table-cell>
          <table:table-cell table:style-name="ce11" table:formula="of:=2*DEGREES(ASIN([.H$2]/2/[.$B$1]*SQRT([.$A29])))" office:value-type="float" office:value="5.17121926599307">
            <text:p>5.171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9]+1" office:value-type="float" office:value="27">
            <text:p>27</text:p>
          </table:table-cell>
          <table:table-cell table:style-name="ce8" table:number-columns-repeated="2"/>
          <table:table-cell table:style-name="ce10" table:formula="of:=2*DEGREES(ASIN([.$D$2]/2/[.$B$1]*SQRT([.A30])))" office:value-type="float" office:value="4.74913413952785">
            <text:p>4.7491</text:p>
          </table:table-cell>
          <table:table-cell table:style-name="ce10" table:formula="of:=2*DEGREES(ASIN([.$E$2]/2/[.$B$1]*SQRT([.A30])))" office:value-type="float" office:value="6.32678062603968">
            <text:p>6.3268</text:p>
          </table:table-cell>
          <table:table-cell table:style-name="ce11" table:formula="of:=2*DEGREES(ASIN([.$F$2]/2/[.$B$1]*SQRT([.A30])))" office:value-type="float" office:value="5.27149806679708">
            <text:p>5.2715</text:p>
          </table:table-cell>
          <table:table-cell table:style-name="ce11" table:formula="of:=2*DEGREES(ASIN([.G$2]/2/[.$B$1]*SQRT([.$A30])))" office:value-type="float" office:value="5.21517296794992">
            <text:p>5.2152</text:p>
          </table:table-cell>
          <table:table-cell table:style-name="ce11" table:formula="of:=2*DEGREES(ASIN([.H$2]/2/[.$B$1]*SQRT([.$A30])))" office:value-type="float" office:value="5.26979638357721">
            <text:p>5.2698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30]+1" office:value-type="float" office:value="28">
            <text:p>28</text:p>
          </table:table-cell>
          <table:table-cell table:style-name="ce8" table:number-columns-repeated="2"/>
          <table:table-cell table:style-name="ce10" table:formula="of:=2*DEGREES(ASIN([.$D$2]/2/[.$B$1]*SQRT([.A31])))" office:value-type="float" office:value="4.83633279785544">
            <text:p>4.8363</text:p>
          </table:table-cell>
          <table:table-cell table:style-name="ce10" table:formula="of:=2*DEGREES(ASIN([.$E$2]/2/[.$B$1]*SQRT([.A31])))" office:value-type="float" office:value="6.44299941599719">
            <text:p>6.4430</text:p>
          </table:table-cell>
          <table:table-cell table:style-name="ce11" table:formula="of:=2*DEGREES(ASIN([.$F$2]/2/[.$B$1]*SQRT([.A31])))" office:value-type="float" office:value="5.36830105830711">
            <text:p>5.3683</text:p>
          </table:table-cell>
          <table:table-cell table:style-name="ce11" table:formula="of:=2*DEGREES(ASIN([.G$2]/2/[.$B$1]*SQRT([.$A31])))" office:value-type="float" office:value="5.31094015803787">
            <text:p>5.3109</text:p>
          </table:table-cell>
          <table:table-cell table:style-name="ce11" table:formula="of:=2*DEGREES(ASIN([.H$2]/2/[.$B$1]*SQRT([.$A31])))" office:value-type="float" office:value="5.36656808094766">
            <text:p>5.3666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ibrant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umberland AMT" svg:font-family="'Cumberland AMT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5/02/2012</text:date>, <text:time>17:1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editing-duration>P2DT3H4M49S</meta:editing-duration>
    <meta:generator>LibreOffice/3.4$Unix LibreOffice_project/340m1$Build-602</meta:generator>
    <meta:creation-date>2011-11-29T18:13:11</meta:creation-date>
    <dc:date>2012-05-02T17:17:13</dc:date>
    <meta:document-statistic meta:table-count="4" meta:cell-count="1288" meta:object-count="0"/>
  </office:meta>
</office:document-meta>
</file>